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2" style:family="table-column">
      <style:table-column-properties fo:break-before="auto" style:column-width="1.891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1.7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413cm"/>
    </style:style>
    <style:style style:name="co8" style:family="table-column">
      <style:table-column-properties fo:break-before="auto" style:column-width="3.33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gridSize</text:p>
          </table:table-cell>
          <table:table-cell office:value-type="string">
            <text:p>blockSize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clocks</text:p>
          </table:table-cell>
          <table:table-cell office:value-type="string">
            <text:p>seconds</text:p>
          </table:table-cell>
          <table:table-cell office:value-type="string">
            <text:p>clocks</text:p>
          </table:table-cell>
          <table:table-cell office:value-type="string">
            <text:p>seconds</text:p>
          </table:table-cell>
          <table:table-cell office:value-type="string">
            <text:p>clocks</text:p>
          </table:table-cell>
          <table:table-cell office:value-type="string">
            <text:p>seconds</text:p>
          </table:table-cell>
          <table:table-cell office:value-type="string">
            <text:p>clocks</text:p>
          </table:table-cell>
          <table:table-cell office:value-type="string">
            <text:p>seconds</text:p>
          </table:table-cell>
          <table:table-cell/>
          <table:table-cell office:value-type="string">
            <text:p>clocks mittelwert</text:p>
          </table:table-cell>
          <table:table-cell office:value-type="string">
            <text:p>seconds mittelwert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92490">
            <text:p>992490</text:p>
          </table:table-cell>
          <table:table-cell office:value-type="float" office:value="0.99249">
            <text:p>0,99249</text:p>
          </table:table-cell>
          <table:table-cell office:value-type="float" office:value="1528464">
            <text:p>1528464</text:p>
          </table:table-cell>
          <table:table-cell office:value-type="float" office:value="1.528464">
            <text:p>1,528464</text:p>
          </table:table-cell>
          <table:table-cell office:value-type="float" office:value="993212">
            <text:p>993212</text:p>
          </table:table-cell>
          <table:table-cell office:value-type="float" office:value="0.993212">
            <text:p>0,993212</text:p>
          </table:table-cell>
          <table:table-cell office:value-type="float" office:value="988568">
            <text:p>988568</text:p>
          </table:table-cell>
          <table:table-cell office:value-type="float" office:value="0.988568">
            <text:p>0,988568</text:p>
          </table:table-cell>
          <table:table-cell/>
          <table:table-cell table:formula="of:=([.E2]+[.G2]+[.I2]+[.K2])/4" office:value-type="float" office:value="1125683.5">
            <text:p>1125683,5</text:p>
          </table:table-cell>
          <table:table-cell table:formula="of:=([.F2]+[.H2]+[.J2]+[.L2])/4" office:value-type="float" office:value="1.1256835">
            <text:p>1,1256835</text:p>
          </table:table-cell>
          <table:table-cell/>
          <table:table-cell office:value-type="string">
            <text:p>min clock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36812">
            <text:p>736812</text:p>
          </table:table-cell>
          <table:table-cell office:value-type="float" office:value="0.736812">
            <text:p>0,736812</text:p>
          </table:table-cell>
          <table:table-cell office:value-type="float" office:value="932061">
            <text:p>932061</text:p>
          </table:table-cell>
          <table:table-cell office:value-type="float" office:value="0.932061">
            <text:p>0,932061</text:p>
          </table:table-cell>
          <table:table-cell office:value-type="float" office:value="737776">
            <text:p>737776</text:p>
          </table:table-cell>
          <table:table-cell office:value-type="float" office:value="0.737776">
            <text:p>0,737776</text:p>
          </table:table-cell>
          <table:table-cell office:value-type="float" office:value="737715">
            <text:p>737715</text:p>
          </table:table-cell>
          <table:table-cell office:value-type="float" office:value="0.737715">
            <text:p>0,737715</text:p>
          </table:table-cell>
          <table:table-cell/>
          <table:table-cell table:formula="of:=([.E3]+[.G3]+[.I3]+[.K3])/4" office:value-type="float" office:value="786091">
            <text:p>786091</text:p>
          </table:table-cell>
          <table:table-cell table:formula="of:=([.F3]+[.H3]+[.J3]+[.L3])/4" office:value-type="float" office:value="0.786091">
            <text:p>0,786091</text:p>
          </table:table-cell>
          <table:table-cell/>
          <table:table-cell table:formula="of:=MIN([.N2:.N249])" office:value-type="float" office:value="689681">
            <text:p>6896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84842">
            <text:p>684842</text:p>
          </table:table-cell>
          <table:table-cell office:value-type="float" office:value="0.684842">
            <text:p>0,684842</text:p>
          </table:table-cell>
          <table:table-cell office:value-type="float" office:value="708112">
            <text:p>708112</text:p>
          </table:table-cell>
          <table:table-cell office:value-type="float" office:value="0.708112">
            <text:p>0,708112</text:p>
          </table:table-cell>
          <table:table-cell office:value-type="float" office:value="686837">
            <text:p>686837</text:p>
          </table:table-cell>
          <table:table-cell office:value-type="float" office:value="0.686837">
            <text:p>0,686837</text:p>
          </table:table-cell>
          <table:table-cell office:value-type="float" office:value="690422">
            <text:p>690422</text:p>
          </table:table-cell>
          <table:table-cell office:value-type="float" office:value="0.690422">
            <text:p>0,690422</text:p>
          </table:table-cell>
          <table:table-cell/>
          <table:table-cell table:formula="of:=([.E4]+[.G4]+[.I4]+[.K4])/4" office:value-type="float" office:value="692553.25">
            <text:p>692553,25</text:p>
          </table:table-cell>
          <table:table-cell table:formula="of:=([.F4]+[.H4]+[.J4]+[.L4])/4" office:value-type="float" office:value="0.69255325">
            <text:p>0,69255325</text:p>
          </table:table-cell>
          <table:table-cell/>
          <table:table-cell office:value-type="string">
            <text:p>min seconds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04513">
            <text:p>704513</text:p>
          </table:table-cell>
          <table:table-cell office:value-type="float" office:value="0.704513">
            <text:p>0,704513</text:p>
          </table:table-cell>
          <table:table-cell office:value-type="float" office:value="706161">
            <text:p>706161</text:p>
          </table:table-cell>
          <table:table-cell office:value-type="float" office:value="0.706161">
            <text:p>0,706161</text:p>
          </table:table-cell>
          <table:table-cell office:value-type="float" office:value="704487">
            <text:p>704487</text:p>
          </table:table-cell>
          <table:table-cell office:value-type="float" office:value="0.704487">
            <text:p>0,704487</text:p>
          </table:table-cell>
          <table:table-cell office:value-type="float" office:value="706033">
            <text:p>706033</text:p>
          </table:table-cell>
          <table:table-cell office:value-type="float" office:value="0.706033">
            <text:p>0,706033</text:p>
          </table:table-cell>
          <table:table-cell/>
          <table:table-cell table:formula="of:=([.E5]+[.G5]+[.I5]+[.K5])/4" office:value-type="float" office:value="705298.5">
            <text:p>705298,5</text:p>
          </table:table-cell>
          <table:table-cell table:formula="of:=([.F5]+[.H5]+[.J5]+[.L5])/4" office:value-type="float" office:value="0.7052985">
            <text:p>0,7052985</text:p>
          </table:table-cell>
          <table:table-cell/>
          <table:table-cell table:formula="of:=MIN([.O2:.O249])" office:value-type="float" office:value="0.689681">
            <text:p>0,68968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33736">
            <text:p>733736</text:p>
          </table:table-cell>
          <table:table-cell office:value-type="float" office:value="0.733736">
            <text:p>0,733736</text:p>
          </table:table-cell>
          <table:table-cell office:value-type="float" office:value="735264">
            <text:p>735264</text:p>
          </table:table-cell>
          <table:table-cell office:value-type="float" office:value="0.735264">
            <text:p>0,735264</text:p>
          </table:table-cell>
          <table:table-cell office:value-type="float" office:value="739222">
            <text:p>739222</text:p>
          </table:table-cell>
          <table:table-cell office:value-type="float" office:value="0.739222">
            <text:p>0,739222</text:p>
          </table:table-cell>
          <table:table-cell office:value-type="float" office:value="737720">
            <text:p>737720</text:p>
          </table:table-cell>
          <table:table-cell office:value-type="float" office:value="0.73772">
            <text:p>0,73772</text:p>
          </table:table-cell>
          <table:table-cell/>
          <table:table-cell table:formula="of:=([.E6]+[.G6]+[.I6]+[.K6])/4" office:value-type="float" office:value="736485.5">
            <text:p>736485,5</text:p>
          </table:table-cell>
          <table:table-cell table:formula="of:=([.F6]+[.H6]+[.J6]+[.L6])/4" office:value-type="float" office:value="0.7364855">
            <text:p>0,736485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79921">
            <text:p>779921</text:p>
          </table:table-cell>
          <table:table-cell office:value-type="float" office:value="0.779921">
            <text:p>0,779921</text:p>
          </table:table-cell>
          <table:table-cell office:value-type="float" office:value="781489">
            <text:p>781489</text:p>
          </table:table-cell>
          <table:table-cell office:value-type="float" office:value="0.781489">
            <text:p>0,781489</text:p>
          </table:table-cell>
          <table:table-cell office:value-type="float" office:value="781720">
            <text:p>781720</text:p>
          </table:table-cell>
          <table:table-cell office:value-type="float" office:value="0.78172">
            <text:p>0,78172</text:p>
          </table:table-cell>
          <table:table-cell office:value-type="float" office:value="773522">
            <text:p>773522</text:p>
          </table:table-cell>
          <table:table-cell office:value-type="float" office:value="0.773522">
            <text:p>0,773522</text:p>
          </table:table-cell>
          <table:table-cell/>
          <table:table-cell table:formula="of:=([.E7]+[.G7]+[.I7]+[.K7])/4" office:value-type="float" office:value="779163">
            <text:p>779163</text:p>
          </table:table-cell>
          <table:table-cell table:formula="of:=([.F7]+[.H7]+[.J7]+[.L7])/4" office:value-type="float" office:value="0.779163">
            <text:p>0,779163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39417">
            <text:p>839417</text:p>
          </table:table-cell>
          <table:table-cell office:value-type="float" office:value="0.839417">
            <text:p>0,839417</text:p>
          </table:table-cell>
          <table:table-cell office:value-type="float" office:value="838055">
            <text:p>838055</text:p>
          </table:table-cell>
          <table:table-cell office:value-type="float" office:value="0.838055">
            <text:p>0,838055</text:p>
          </table:table-cell>
          <table:table-cell office:value-type="float" office:value="841082">
            <text:p>841082</text:p>
          </table:table-cell>
          <table:table-cell office:value-type="float" office:value="0.841082">
            <text:p>0,841082</text:p>
          </table:table-cell>
          <table:table-cell office:value-type="float" office:value="835503">
            <text:p>835503</text:p>
          </table:table-cell>
          <table:table-cell office:value-type="float" office:value="0.835503">
            <text:p>0,835503</text:p>
          </table:table-cell>
          <table:table-cell/>
          <table:table-cell table:formula="of:=([.E8]+[.G8]+[.I8]+[.K8])/4" office:value-type="float" office:value="838514.25">
            <text:p>838514,25</text:p>
          </table:table-cell>
          <table:table-cell table:formula="of:=([.F8]+[.H8]+[.J8]+[.L8])/4" office:value-type="float" office:value="0.83851425">
            <text:p>0,8385142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27342">
            <text:p>927342</text:p>
          </table:table-cell>
          <table:table-cell office:value-type="float" office:value="0.927342">
            <text:p>0,927342</text:p>
          </table:table-cell>
          <table:table-cell office:value-type="float" office:value="926429">
            <text:p>926429</text:p>
          </table:table-cell>
          <table:table-cell office:value-type="float" office:value="0.926429">
            <text:p>0,926429</text:p>
          </table:table-cell>
          <table:table-cell office:value-type="float" office:value="927453">
            <text:p>927453</text:p>
          </table:table-cell>
          <table:table-cell office:value-type="float" office:value="0.927453">
            <text:p>0,927453</text:p>
          </table:table-cell>
          <table:table-cell office:value-type="float" office:value="928687">
            <text:p>928687</text:p>
          </table:table-cell>
          <table:table-cell office:value-type="float" office:value="0.928687">
            <text:p>0,928687</text:p>
          </table:table-cell>
          <table:table-cell/>
          <table:table-cell table:formula="of:=([.E9]+[.G9]+[.I9]+[.K9])/4" office:value-type="float" office:value="927477.75">
            <text:p>927477,75</text:p>
          </table:table-cell>
          <table:table-cell table:formula="of:=([.F9]+[.H9]+[.J9]+[.L9])/4" office:value-type="float" office:value="0.92747775">
            <text:p>0,9274777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17792">
            <text:p>1017792</text:p>
          </table:table-cell>
          <table:table-cell office:value-type="float" office:value="1.017792">
            <text:p>1,017792</text:p>
          </table:table-cell>
          <table:table-cell office:value-type="float" office:value="1017555">
            <text:p>1017555</text:p>
          </table:table-cell>
          <table:table-cell office:value-type="float" office:value="1.017555">
            <text:p>1,017555</text:p>
          </table:table-cell>
          <table:table-cell office:value-type="float" office:value="1019015">
            <text:p>1019015</text:p>
          </table:table-cell>
          <table:table-cell office:value-type="float" office:value="1.019015">
            <text:p>1,019015</text:p>
          </table:table-cell>
          <table:table-cell office:value-type="float" office:value="1013983">
            <text:p>1013983</text:p>
          </table:table-cell>
          <table:table-cell office:value-type="float" office:value="1.013983">
            <text:p>1,013983</text:p>
          </table:table-cell>
          <table:table-cell/>
          <table:table-cell table:formula="of:=([.E10]+[.G10]+[.I10]+[.K10])/4" office:value-type="float" office:value="1017086.25">
            <text:p>1017086,25</text:p>
          </table:table-cell>
          <table:table-cell table:formula="of:=([.F10]+[.H10]+[.J10]+[.L10])/4" office:value-type="float" office:value="1.01708625">
            <text:p>1,0170862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82233">
            <text:p>1082233</text:p>
          </table:table-cell>
          <table:table-cell office:value-type="float" office:value="1.082233">
            <text:p>1,082233</text:p>
          </table:table-cell>
          <table:table-cell office:value-type="float" office:value="1088091">
            <text:p>1088091</text:p>
          </table:table-cell>
          <table:table-cell office:value-type="float" office:value="1.088091">
            <text:p>1,088091</text:p>
          </table:table-cell>
          <table:table-cell office:value-type="float" office:value="1086315">
            <text:p>1086315</text:p>
          </table:table-cell>
          <table:table-cell office:value-type="float" office:value="1.086315">
            <text:p>1,086315</text:p>
          </table:table-cell>
          <table:table-cell office:value-type="float" office:value="1084623">
            <text:p>1084623</text:p>
          </table:table-cell>
          <table:table-cell office:value-type="float" office:value="1.084623">
            <text:p>1,084623</text:p>
          </table:table-cell>
          <table:table-cell/>
          <table:table-cell table:formula="of:=([.E11]+[.G11]+[.I11]+[.K11])/4" office:value-type="float" office:value="1085315.5">
            <text:p>1085315,5</text:p>
          </table:table-cell>
          <table:table-cell table:formula="of:=([.F11]+[.H11]+[.J11]+[.L11])/4" office:value-type="float" office:value="1.0853155">
            <text:p>1,085315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52">
            <text:p>35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78841">
            <text:p>1178841</text:p>
          </table:table-cell>
          <table:table-cell office:value-type="float" office:value="1.178841">
            <text:p>1,178841</text:p>
          </table:table-cell>
          <table:table-cell office:value-type="float" office:value="1178211">
            <text:p>1178211</text:p>
          </table:table-cell>
          <table:table-cell office:value-type="float" office:value="1.178211">
            <text:p>1,178211</text:p>
          </table:table-cell>
          <table:table-cell office:value-type="float" office:value="1181620">
            <text:p>1181620</text:p>
          </table:table-cell>
          <table:table-cell office:value-type="float" office:value="1.18162">
            <text:p>1,18162</text:p>
          </table:table-cell>
          <table:table-cell office:value-type="float" office:value="1180358">
            <text:p>1180358</text:p>
          </table:table-cell>
          <table:table-cell office:value-type="float" office:value="1.180358">
            <text:p>1,180358</text:p>
          </table:table-cell>
          <table:table-cell/>
          <table:table-cell table:formula="of:=([.E12]+[.G12]+[.I12]+[.K12])/4" office:value-type="float" office:value="1179757.5">
            <text:p>1179757,5</text:p>
          </table:table-cell>
          <table:table-cell table:formula="of:=([.F12]+[.H12]+[.J12]+[.L12])/4" office:value-type="float" office:value="1.1797575">
            <text:p>1,179757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77107">
            <text:p>1277107</text:p>
          </table:table-cell>
          <table:table-cell office:value-type="float" office:value="1.277107">
            <text:p>1,277107</text:p>
          </table:table-cell>
          <table:table-cell office:value-type="float" office:value="1278503">
            <text:p>1278503</text:p>
          </table:table-cell>
          <table:table-cell office:value-type="float" office:value="1.278503">
            <text:p>1,278503</text:p>
          </table:table-cell>
          <table:table-cell office:value-type="float" office:value="1276670">
            <text:p>1276670</text:p>
          </table:table-cell>
          <table:table-cell office:value-type="float" office:value="1.27667">
            <text:p>1,27667</text:p>
          </table:table-cell>
          <table:table-cell office:value-type="float" office:value="1278231">
            <text:p>1278231</text:p>
          </table:table-cell>
          <table:table-cell office:value-type="float" office:value="1.278231">
            <text:p>1,278231</text:p>
          </table:table-cell>
          <table:table-cell/>
          <table:table-cell table:formula="of:=([.E13]+[.G13]+[.I13]+[.K13])/4" office:value-type="float" office:value="1277627.75">
            <text:p>1277627,75</text:p>
          </table:table-cell>
          <table:table-cell table:formula="of:=([.F13]+[.H13]+[.J13]+[.L13])/4" office:value-type="float" office:value="1.27762775">
            <text:p>1,2776277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16">
            <text:p>4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67092">
            <text:p>1367092</text:p>
          </table:table-cell>
          <table:table-cell office:value-type="float" office:value="1.367092">
            <text:p>1,367092</text:p>
          </table:table-cell>
          <table:table-cell office:value-type="float" office:value="1367425">
            <text:p>1367425</text:p>
          </table:table-cell>
          <table:table-cell office:value-type="float" office:value="1.367425">
            <text:p>1,367425</text:p>
          </table:table-cell>
          <table:table-cell office:value-type="float" office:value="1368286">
            <text:p>1368286</text:p>
          </table:table-cell>
          <table:table-cell office:value-type="float" office:value="1.368286">
            <text:p>1,368286</text:p>
          </table:table-cell>
          <table:table-cell office:value-type="float" office:value="1367309">
            <text:p>1367309</text:p>
          </table:table-cell>
          <table:table-cell office:value-type="float" office:value="1.367309">
            <text:p>1,367309</text:p>
          </table:table-cell>
          <table:table-cell/>
          <table:table-cell table:formula="of:=([.E14]+[.G14]+[.I14]+[.K14])/4" office:value-type="float" office:value="1367528">
            <text:p>1367528</text:p>
          </table:table-cell>
          <table:table-cell table:formula="of:=([.F14]+[.H14]+[.J14]+[.L14])/4" office:value-type="float" office:value="1.367528">
            <text:p>1,367528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48">
            <text:p>4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42596">
            <text:p>1442596</text:p>
          </table:table-cell>
          <table:table-cell office:value-type="float" office:value="1.442596">
            <text:p>1,442596</text:p>
          </table:table-cell>
          <table:table-cell office:value-type="float" office:value="1434385">
            <text:p>1434385</text:p>
          </table:table-cell>
          <table:table-cell office:value-type="float" office:value="1.434385">
            <text:p>1,434385</text:p>
          </table:table-cell>
          <table:table-cell office:value-type="float" office:value="1443216">
            <text:p>1443216</text:p>
          </table:table-cell>
          <table:table-cell office:value-type="float" office:value="1.443216">
            <text:p>1,443216</text:p>
          </table:table-cell>
          <table:table-cell office:value-type="float" office:value="1440774">
            <text:p>1440774</text:p>
          </table:table-cell>
          <table:table-cell office:value-type="float" office:value="1.440774">
            <text:p>1,440774</text:p>
          </table:table-cell>
          <table:table-cell/>
          <table:table-cell table:formula="of:=([.E15]+[.G15]+[.I15]+[.K15])/4" office:value-type="float" office:value="1440242.75">
            <text:p>1440242,75</text:p>
          </table:table-cell>
          <table:table-cell table:formula="of:=([.F15]+[.H15]+[.J15]+[.L15])/4" office:value-type="float" office:value="1.44024275">
            <text:p>1,4402427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80">
            <text:p>4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68284">
            <text:p>1568284</text:p>
          </table:table-cell>
          <table:table-cell office:value-type="float" office:value="1.568284">
            <text:p>1,568284</text:p>
          </table:table-cell>
          <table:table-cell office:value-type="float" office:value="1567959">
            <text:p>1567959</text:p>
          </table:table-cell>
          <table:table-cell office:value-type="float" office:value="1.567959">
            <text:p>1,567959</text:p>
          </table:table-cell>
          <table:table-cell office:value-type="float" office:value="1568320">
            <text:p>1568320</text:p>
          </table:table-cell>
          <table:table-cell office:value-type="float" office:value="1.56832">
            <text:p>1,56832</text:p>
          </table:table-cell>
          <table:table-cell office:value-type="float" office:value="1572593">
            <text:p>1572593</text:p>
          </table:table-cell>
          <table:table-cell office:value-type="float" office:value="1.572593">
            <text:p>1,572593</text:p>
          </table:table-cell>
          <table:table-cell/>
          <table:table-cell table:formula="of:=([.E16]+[.G16]+[.I16]+[.K16])/4" office:value-type="float" office:value="1569289">
            <text:p>1569289</text:p>
          </table:table-cell>
          <table:table-cell table:formula="of:=([.F16]+[.H16]+[.J16]+[.L16])/4" office:value-type="float" office:value="1.569289">
            <text:p>1,569289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36123">
            <text:p>1636123</text:p>
          </table:table-cell>
          <table:table-cell office:value-type="float" office:value="1.636123">
            <text:p>1,636123</text:p>
          </table:table-cell>
          <table:table-cell office:value-type="float" office:value="1632300">
            <text:p>1632300</text:p>
          </table:table-cell>
          <table:table-cell office:value-type="float" office:value="1.6323">
            <text:p>1,6323</text:p>
          </table:table-cell>
          <table:table-cell office:value-type="float" office:value="1635420">
            <text:p>1635420</text:p>
          </table:table-cell>
          <table:table-cell office:value-type="float" office:value="1.63542">
            <text:p>1,63542</text:p>
          </table:table-cell>
          <table:table-cell office:value-type="float" office:value="1636790">
            <text:p>1636790</text:p>
          </table:table-cell>
          <table:table-cell office:value-type="float" office:value="1.63679">
            <text:p>1,63679</text:p>
          </table:table-cell>
          <table:table-cell/>
          <table:table-cell table:formula="of:=([.E17]+[.G17]+[.I17]+[.K17])/4" office:value-type="float" office:value="1635158.25">
            <text:p>1635158,25</text:p>
          </table:table-cell>
          <table:table-cell table:formula="of:=([.F17]+[.H17]+[.J17]+[.L17])/4" office:value-type="float" office:value="1.63515825">
            <text:p>1,6351582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44">
            <text:p>5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56447">
            <text:p>1656447</text:p>
          </table:table-cell>
          <table:table-cell office:value-type="float" office:value="1.656447">
            <text:p>1,656447</text:p>
          </table:table-cell>
          <table:table-cell office:value-type="float" office:value="1656787">
            <text:p>1656787</text:p>
          </table:table-cell>
          <table:table-cell office:value-type="float" office:value="1.656787">
            <text:p>1,656787</text:p>
          </table:table-cell>
          <table:table-cell office:value-type="float" office:value="1655813">
            <text:p>1655813</text:p>
          </table:table-cell>
          <table:table-cell office:value-type="float" office:value="1.655813">
            <text:p>1,655813</text:p>
          </table:table-cell>
          <table:table-cell office:value-type="float" office:value="1653798">
            <text:p>1653798</text:p>
          </table:table-cell>
          <table:table-cell office:value-type="float" office:value="1.653798">
            <text:p>1,653798</text:p>
          </table:table-cell>
          <table:table-cell/>
          <table:table-cell table:formula="of:=([.E18]+[.G18]+[.I18]+[.K18])/4" office:value-type="float" office:value="1655711.25">
            <text:p>1655711,25</text:p>
          </table:table-cell>
          <table:table-cell table:formula="of:=([.F18]+[.H18]+[.J18]+[.L18])/4" office:value-type="float" office:value="1.65571125">
            <text:p>1,6557112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76">
            <text:p>5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73272">
            <text:p>1673272</text:p>
          </table:table-cell>
          <table:table-cell office:value-type="float" office:value="1.673272">
            <text:p>1,673272</text:p>
          </table:table-cell>
          <table:table-cell office:value-type="float" office:value="1672544">
            <text:p>1672544</text:p>
          </table:table-cell>
          <table:table-cell office:value-type="float" office:value="1.672544">
            <text:p>1,672544</text:p>
          </table:table-cell>
          <table:table-cell office:value-type="float" office:value="1675313">
            <text:p>1675313</text:p>
          </table:table-cell>
          <table:table-cell office:value-type="float" office:value="1.675313">
            <text:p>1,675313</text:p>
          </table:table-cell>
          <table:table-cell office:value-type="float" office:value="1671476">
            <text:p>1671476</text:p>
          </table:table-cell>
          <table:table-cell office:value-type="float" office:value="1.671476">
            <text:p>1,671476</text:p>
          </table:table-cell>
          <table:table-cell/>
          <table:table-cell table:formula="of:=([.E19]+[.G19]+[.I19]+[.K19])/4" office:value-type="float" office:value="1673151.25">
            <text:p>1673151,25</text:p>
          </table:table-cell>
          <table:table-cell table:formula="of:=([.F19]+[.H19]+[.J19]+[.L19])/4" office:value-type="float" office:value="1.67315125">
            <text:p>1,6731512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08">
            <text:p>60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87015">
            <text:p>1687015</text:p>
          </table:table-cell>
          <table:table-cell office:value-type="float" office:value="1.687015">
            <text:p>1,687015</text:p>
          </table:table-cell>
          <table:table-cell office:value-type="float" office:value="1684594">
            <text:p>1684594</text:p>
          </table:table-cell>
          <table:table-cell office:value-type="float" office:value="1.684594">
            <text:p>1,684594</text:p>
          </table:table-cell>
          <table:table-cell office:value-type="float" office:value="1683298">
            <text:p>1683298</text:p>
          </table:table-cell>
          <table:table-cell office:value-type="float" office:value="1.683298">
            <text:p>1,683298</text:p>
          </table:table-cell>
          <table:table-cell office:value-type="float" office:value="1683690">
            <text:p>1683690</text:p>
          </table:table-cell>
          <table:table-cell office:value-type="float" office:value="1.68369">
            <text:p>1,68369</text:p>
          </table:table-cell>
          <table:table-cell/>
          <table:table-cell table:formula="of:=([.E20]+[.G20]+[.I20]+[.K20])/4" office:value-type="float" office:value="1684649.25">
            <text:p>1684649,25</text:p>
          </table:table-cell>
          <table:table-cell table:formula="of:=([.F20]+[.H20]+[.J20]+[.L20])/4" office:value-type="float" office:value="1.68464925">
            <text:p>1,6846492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40">
            <text:p>64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01095">
            <text:p>1701095</text:p>
          </table:table-cell>
          <table:table-cell office:value-type="float" office:value="1.701095">
            <text:p>1,701095</text:p>
          </table:table-cell>
          <table:table-cell office:value-type="float" office:value="1706419">
            <text:p>1706419</text:p>
          </table:table-cell>
          <table:table-cell office:value-type="float" office:value="1.706419">
            <text:p>1,706419</text:p>
          </table:table-cell>
          <table:table-cell office:value-type="float" office:value="1705459">
            <text:p>1705459</text:p>
          </table:table-cell>
          <table:table-cell office:value-type="float" office:value="1.705459">
            <text:p>1,705459</text:p>
          </table:table-cell>
          <table:table-cell office:value-type="float" office:value="1706410">
            <text:p>1706410</text:p>
          </table:table-cell>
          <table:table-cell office:value-type="float" office:value="1.70641">
            <text:p>1,70641</text:p>
          </table:table-cell>
          <table:table-cell/>
          <table:table-cell table:formula="of:=([.E21]+[.G21]+[.I21]+[.K21])/4" office:value-type="float" office:value="1704845.75">
            <text:p>1704845,75</text:p>
          </table:table-cell>
          <table:table-cell table:formula="of:=([.F21]+[.H21]+[.J21]+[.L21])/4" office:value-type="float" office:value="1.70484575">
            <text:p>1,7048457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72">
            <text:p>67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15692">
            <text:p>1715692</text:p>
          </table:table-cell>
          <table:table-cell office:value-type="float" office:value="1.715692">
            <text:p>1,715692</text:p>
          </table:table-cell>
          <table:table-cell office:value-type="float" office:value="1714167">
            <text:p>1714167</text:p>
          </table:table-cell>
          <table:table-cell office:value-type="float" office:value="1.714167">
            <text:p>1,714167</text:p>
          </table:table-cell>
          <table:table-cell office:value-type="float" office:value="1715749">
            <text:p>1715749</text:p>
          </table:table-cell>
          <table:table-cell office:value-type="float" office:value="1.715749">
            <text:p>1,715749</text:p>
          </table:table-cell>
          <table:table-cell office:value-type="float" office:value="1717033">
            <text:p>1717033</text:p>
          </table:table-cell>
          <table:table-cell office:value-type="float" office:value="1.717033">
            <text:p>1,717033</text:p>
          </table:table-cell>
          <table:table-cell/>
          <table:table-cell table:formula="of:=([.E22]+[.G22]+[.I22]+[.K22])/4" office:value-type="float" office:value="1715660.25">
            <text:p>1715660,25</text:p>
          </table:table-cell>
          <table:table-cell table:formula="of:=([.F22]+[.H22]+[.J22]+[.L22])/4" office:value-type="float" office:value="1.71566025">
            <text:p>1,7156602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04">
            <text:p>70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35302">
            <text:p>1735302</text:p>
          </table:table-cell>
          <table:table-cell office:value-type="float" office:value="1.735302">
            <text:p>1,735302</text:p>
          </table:table-cell>
          <table:table-cell office:value-type="float" office:value="1735520">
            <text:p>1735520</text:p>
          </table:table-cell>
          <table:table-cell office:value-type="float" office:value="1.73552">
            <text:p>1,73552</text:p>
          </table:table-cell>
          <table:table-cell office:value-type="float" office:value="1733506">
            <text:p>1733506</text:p>
          </table:table-cell>
          <table:table-cell office:value-type="float" office:value="1.733506">
            <text:p>1,733506</text:p>
          </table:table-cell>
          <table:table-cell office:value-type="float" office:value="1736243">
            <text:p>1736243</text:p>
          </table:table-cell>
          <table:table-cell office:value-type="float" office:value="1.736243">
            <text:p>1,736243</text:p>
          </table:table-cell>
          <table:table-cell/>
          <table:table-cell table:formula="of:=([.E23]+[.G23]+[.I23]+[.K23])/4" office:value-type="float" office:value="1735142.75">
            <text:p>1735142,75</text:p>
          </table:table-cell>
          <table:table-cell table:formula="of:=([.F23]+[.H23]+[.J23]+[.L23])/4" office:value-type="float" office:value="1.73514275">
            <text:p>1,7351427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36">
            <text:p>73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52973">
            <text:p>1752973</text:p>
          </table:table-cell>
          <table:table-cell office:value-type="float" office:value="1.752973">
            <text:p>1,752973</text:p>
          </table:table-cell>
          <table:table-cell office:value-type="float" office:value="1754938">
            <text:p>1754938</text:p>
          </table:table-cell>
          <table:table-cell office:value-type="float" office:value="1.754938">
            <text:p>1,754938</text:p>
          </table:table-cell>
          <table:table-cell office:value-type="float" office:value="1750250">
            <text:p>1750250</text:p>
          </table:table-cell>
          <table:table-cell office:value-type="float" office:value="1.75025">
            <text:p>1,75025</text:p>
          </table:table-cell>
          <table:table-cell office:value-type="float" office:value="1751840">
            <text:p>1751840</text:p>
          </table:table-cell>
          <table:table-cell office:value-type="float" office:value="1.75184">
            <text:p>1,75184</text:p>
          </table:table-cell>
          <table:table-cell/>
          <table:table-cell table:formula="of:=([.E24]+[.G24]+[.I24]+[.K24])/4" office:value-type="float" office:value="1752500.25">
            <text:p>1752500,25</text:p>
          </table:table-cell>
          <table:table-cell table:formula="of:=([.F24]+[.H24]+[.J24]+[.L24])/4" office:value-type="float" office:value="1.75250025">
            <text:p>1,7525002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68">
            <text:p>76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73789">
            <text:p>1773789</text:p>
          </table:table-cell>
          <table:table-cell office:value-type="float" office:value="1.773789">
            <text:p>1,773789</text:p>
          </table:table-cell>
          <table:table-cell office:value-type="float" office:value="1772489">
            <text:p>1772489</text:p>
          </table:table-cell>
          <table:table-cell office:value-type="float" office:value="1.772489">
            <text:p>1,772489</text:p>
          </table:table-cell>
          <table:table-cell office:value-type="float" office:value="1775113">
            <text:p>1775113</text:p>
          </table:table-cell>
          <table:table-cell office:value-type="float" office:value="1.775113">
            <text:p>1,775113</text:p>
          </table:table-cell>
          <table:table-cell office:value-type="float" office:value="1769909">
            <text:p>1769909</text:p>
          </table:table-cell>
          <table:table-cell office:value-type="float" office:value="1.769909">
            <text:p>1,769909</text:p>
          </table:table-cell>
          <table:table-cell/>
          <table:table-cell table:formula="of:=([.E25]+[.G25]+[.I25]+[.K25])/4" office:value-type="float" office:value="1772825">
            <text:p>1772825</text:p>
          </table:table-cell>
          <table:table-cell table:formula="of:=([.F25]+[.H25]+[.J25]+[.L25])/4" office:value-type="float" office:value="1.772825">
            <text:p>1,77282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00">
            <text:p>80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96065">
            <text:p>1796065</text:p>
          </table:table-cell>
          <table:table-cell office:value-type="float" office:value="1.796065">
            <text:p>1,796065</text:p>
          </table:table-cell>
          <table:table-cell office:value-type="float" office:value="1793624">
            <text:p>1793624</text:p>
          </table:table-cell>
          <table:table-cell office:value-type="float" office:value="1.793624">
            <text:p>1,793624</text:p>
          </table:table-cell>
          <table:table-cell office:value-type="float" office:value="1795738">
            <text:p>1795738</text:p>
          </table:table-cell>
          <table:table-cell office:value-type="float" office:value="1.795738">
            <text:p>1,795738</text:p>
          </table:table-cell>
          <table:table-cell office:value-type="float" office:value="1797304">
            <text:p>1797304</text:p>
          </table:table-cell>
          <table:table-cell office:value-type="float" office:value="1.797304">
            <text:p>1,797304</text:p>
          </table:table-cell>
          <table:table-cell/>
          <table:table-cell table:formula="of:=([.E26]+[.G26]+[.I26]+[.K26])/4" office:value-type="float" office:value="1795682.75">
            <text:p>1795682,75</text:p>
          </table:table-cell>
          <table:table-cell table:formula="of:=([.F26]+[.H26]+[.J26]+[.L26])/4" office:value-type="float" office:value="1.79568275">
            <text:p>1,7956827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32">
            <text:p>8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10961">
            <text:p>1810961</text:p>
          </table:table-cell>
          <table:table-cell office:value-type="float" office:value="1.810961">
            <text:p>1,810961</text:p>
          </table:table-cell>
          <table:table-cell office:value-type="float" office:value="1815973">
            <text:p>1815973</text:p>
          </table:table-cell>
          <table:table-cell office:value-type="float" office:value="1.815973">
            <text:p>1,815973</text:p>
          </table:table-cell>
          <table:table-cell office:value-type="float" office:value="1814023">
            <text:p>1814023</text:p>
          </table:table-cell>
          <table:table-cell office:value-type="float" office:value="1.814023">
            <text:p>1,814023</text:p>
          </table:table-cell>
          <table:table-cell office:value-type="float" office:value="1816590">
            <text:p>1816590</text:p>
          </table:table-cell>
          <table:table-cell office:value-type="float" office:value="1.81659">
            <text:p>1,81659</text:p>
          </table:table-cell>
          <table:table-cell/>
          <table:table-cell table:formula="of:=([.E27]+[.G27]+[.I27]+[.K27])/4" office:value-type="float" office:value="1814386.75">
            <text:p>1814386,75</text:p>
          </table:table-cell>
          <table:table-cell table:formula="of:=([.F27]+[.H27]+[.J27]+[.L27])/4" office:value-type="float" office:value="1.81438675">
            <text:p>1,8143867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64">
            <text:p>8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33171">
            <text:p>1833171</text:p>
          </table:table-cell>
          <table:table-cell office:value-type="float" office:value="1.833171">
            <text:p>1,833171</text:p>
          </table:table-cell>
          <table:table-cell office:value-type="float" office:value="1831619">
            <text:p>1831619</text:p>
          </table:table-cell>
          <table:table-cell office:value-type="float" office:value="1.831619">
            <text:p>1,831619</text:p>
          </table:table-cell>
          <table:table-cell office:value-type="float" office:value="1835979">
            <text:p>1835979</text:p>
          </table:table-cell>
          <table:table-cell office:value-type="float" office:value="1.835979">
            <text:p>1,835979</text:p>
          </table:table-cell>
          <table:table-cell office:value-type="float" office:value="1833380">
            <text:p>1833380</text:p>
          </table:table-cell>
          <table:table-cell office:value-type="float" office:value="1.83338">
            <text:p>1,83338</text:p>
          </table:table-cell>
          <table:table-cell/>
          <table:table-cell table:formula="of:=([.E28]+[.G28]+[.I28]+[.K28])/4" office:value-type="float" office:value="1833537.25">
            <text:p>1833537,25</text:p>
          </table:table-cell>
          <table:table-cell table:formula="of:=([.F28]+[.H28]+[.J28]+[.L28])/4" office:value-type="float" office:value="1.83353725">
            <text:p>1,8335372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96">
            <text:p>8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59081">
            <text:p>1859081</text:p>
          </table:table-cell>
          <table:table-cell office:value-type="float" office:value="1.859081">
            <text:p>1,859081</text:p>
          </table:table-cell>
          <table:table-cell office:value-type="float" office:value="1857821">
            <text:p>1857821</text:p>
          </table:table-cell>
          <table:table-cell office:value-type="float" office:value="1.857821">
            <text:p>1,857821</text:p>
          </table:table-cell>
          <table:table-cell office:value-type="float" office:value="1862298">
            <text:p>1862298</text:p>
          </table:table-cell>
          <table:table-cell office:value-type="float" office:value="1.862298">
            <text:p>1,862298</text:p>
          </table:table-cell>
          <table:table-cell office:value-type="float" office:value="1860562">
            <text:p>1860562</text:p>
          </table:table-cell>
          <table:table-cell office:value-type="float" office:value="1.860562">
            <text:p>1,860562</text:p>
          </table:table-cell>
          <table:table-cell/>
          <table:table-cell table:formula="of:=([.E29]+[.G29]+[.I29]+[.K29])/4" office:value-type="float" office:value="1859940.5">
            <text:p>1859940,5</text:p>
          </table:table-cell>
          <table:table-cell table:formula="of:=([.F29]+[.H29]+[.J29]+[.L29])/4" office:value-type="float" office:value="1.8599405">
            <text:p>1,859940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28">
            <text:p>9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81116">
            <text:p>1881116</text:p>
          </table:table-cell>
          <table:table-cell office:value-type="float" office:value="1.881116">
            <text:p>1,881116</text:p>
          </table:table-cell>
          <table:table-cell office:value-type="float" office:value="1881453">
            <text:p>1881453</text:p>
          </table:table-cell>
          <table:table-cell office:value-type="float" office:value="1.881453">
            <text:p>1,881453</text:p>
          </table:table-cell>
          <table:table-cell office:value-type="float" office:value="1882581">
            <text:p>1882581</text:p>
          </table:table-cell>
          <table:table-cell office:value-type="float" office:value="1.882581">
            <text:p>1,882581</text:p>
          </table:table-cell>
          <table:table-cell office:value-type="float" office:value="1880641">
            <text:p>1880641</text:p>
          </table:table-cell>
          <table:table-cell office:value-type="float" office:value="1.880641">
            <text:p>1,880641</text:p>
          </table:table-cell>
          <table:table-cell/>
          <table:table-cell table:formula="of:=([.E30]+[.G30]+[.I30]+[.K30])/4" office:value-type="float" office:value="1881447.75">
            <text:p>1881447,75</text:p>
          </table:table-cell>
          <table:table-cell table:formula="of:=([.F30]+[.H30]+[.J30]+[.L30])/4" office:value-type="float" office:value="1.88144775">
            <text:p>1,8814477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60">
            <text:p>9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08716">
            <text:p>1908716</text:p>
          </table:table-cell>
          <table:table-cell office:value-type="float" office:value="1.908716">
            <text:p>1,908716</text:p>
          </table:table-cell>
          <table:table-cell office:value-type="float" office:value="1909438">
            <text:p>1909438</text:p>
          </table:table-cell>
          <table:table-cell office:value-type="float" office:value="1.909438">
            <text:p>1,909438</text:p>
          </table:table-cell>
          <table:table-cell office:value-type="float" office:value="1909661">
            <text:p>1909661</text:p>
          </table:table-cell>
          <table:table-cell office:value-type="float" office:value="1.909661">
            <text:p>1,909661</text:p>
          </table:table-cell>
          <table:table-cell office:value-type="float" office:value="1907074">
            <text:p>1907074</text:p>
          </table:table-cell>
          <table:table-cell office:value-type="float" office:value="1.907074">
            <text:p>1,907074</text:p>
          </table:table-cell>
          <table:table-cell/>
          <table:table-cell table:formula="of:=([.E31]+[.G31]+[.I31]+[.K31])/4" office:value-type="float" office:value="1908722.25">
            <text:p>1908722,25</text:p>
          </table:table-cell>
          <table:table-cell table:formula="of:=([.F31]+[.H31]+[.J31]+[.L31])/4" office:value-type="float" office:value="1.90872225">
            <text:p>1,9087222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92">
            <text:p>9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24764">
            <text:p>1924764</text:p>
          </table:table-cell>
          <table:table-cell office:value-type="float" office:value="1.924764">
            <text:p>1,924764</text:p>
          </table:table-cell>
          <table:table-cell office:value-type="float" office:value="1923974">
            <text:p>1923974</text:p>
          </table:table-cell>
          <table:table-cell office:value-type="float" office:value="1.923974">
            <text:p>1,923974</text:p>
          </table:table-cell>
          <table:table-cell office:value-type="float" office:value="1928095">
            <text:p>1928095</text:p>
          </table:table-cell>
          <table:table-cell office:value-type="float" office:value="1.928095">
            <text:p>1,928095</text:p>
          </table:table-cell>
          <table:table-cell office:value-type="float" office:value="1922513">
            <text:p>1922513</text:p>
          </table:table-cell>
          <table:table-cell office:value-type="float" office:value="1.922513">
            <text:p>1,922513</text:p>
          </table:table-cell>
          <table:table-cell/>
          <table:table-cell table:formula="of:=([.E32]+[.G32]+[.I32]+[.K32])/4" office:value-type="float" office:value="1924836.5">
            <text:p>1924836,5</text:p>
          </table:table-cell>
          <table:table-cell table:formula="of:=([.F32]+[.H32]+[.J32]+[.L32])/4" office:value-type="float" office:value="1.9248365">
            <text:p>1,924836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45720">
            <text:p>1945720</text:p>
          </table:table-cell>
          <table:table-cell office:value-type="float" office:value="1.94572">
            <text:p>1,94572</text:p>
          </table:table-cell>
          <table:table-cell office:value-type="float" office:value="1944027">
            <text:p>1944027</text:p>
          </table:table-cell>
          <table:table-cell office:value-type="float" office:value="1.944027">
            <text:p>1,944027</text:p>
          </table:table-cell>
          <table:table-cell office:value-type="float" office:value="1945822">
            <text:p>1945822</text:p>
          </table:table-cell>
          <table:table-cell office:value-type="float" office:value="1.945822">
            <text:p>1,945822</text:p>
          </table:table-cell>
          <table:table-cell office:value-type="float" office:value="1947375">
            <text:p>1947375</text:p>
          </table:table-cell>
          <table:table-cell office:value-type="float" office:value="1.947375">
            <text:p>1,947375</text:p>
          </table:table-cell>
          <table:table-cell/>
          <table:table-cell table:formula="of:=([.E33]+[.G33]+[.I33]+[.K33])/4" office:value-type="float" office:value="1945736">
            <text:p>1945736</text:p>
          </table:table-cell>
          <table:table-cell table:formula="of:=([.F33]+[.H33]+[.J33]+[.L33])/4" office:value-type="float" office:value="1.945736">
            <text:p>1,945736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36545">
            <text:p>736545</text:p>
          </table:table-cell>
          <table:table-cell office:value-type="float" office:value="0.736545">
            <text:p>0,736545</text:p>
          </table:table-cell>
          <table:table-cell office:value-type="float" office:value="738260">
            <text:p>738260</text:p>
          </table:table-cell>
          <table:table-cell office:value-type="float" office:value="0.73826">
            <text:p>0,73826</text:p>
          </table:table-cell>
          <table:table-cell office:value-type="float" office:value="737494">
            <text:p>737494</text:p>
          </table:table-cell>
          <table:table-cell office:value-type="float" office:value="0.737494">
            <text:p>0,737494</text:p>
          </table:table-cell>
          <table:table-cell office:value-type="float" office:value="741780">
            <text:p>741780</text:p>
          </table:table-cell>
          <table:table-cell office:value-type="float" office:value="0.74178">
            <text:p>0,74178</text:p>
          </table:table-cell>
          <table:table-cell/>
          <table:table-cell table:formula="of:=([.E34]+[.G34]+[.I34]+[.K34])/4" office:value-type="float" office:value="738519.75">
            <text:p>738519,75</text:p>
          </table:table-cell>
          <table:table-cell table:formula="of:=([.F34]+[.H34]+[.J34]+[.L34])/4" office:value-type="float" office:value="0.73851975">
            <text:p>0,7385197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00368">
            <text:p>700368</text:p>
          </table:table-cell>
          <table:table-cell office:value-type="float" office:value="0.700368">
            <text:p>0,700368</text:p>
          </table:table-cell>
          <table:table-cell office:value-type="float" office:value="703060">
            <text:p>703060</text:p>
          </table:table-cell>
          <table:table-cell office:value-type="float" office:value="0.70306">
            <text:p>0,70306</text:p>
          </table:table-cell>
          <table:table-cell office:value-type="float" office:value="701768">
            <text:p>701768</text:p>
          </table:table-cell>
          <table:table-cell office:value-type="float" office:value="0.701768">
            <text:p>0,701768</text:p>
          </table:table-cell>
          <table:table-cell office:value-type="float" office:value="696733">
            <text:p>696733</text:p>
          </table:table-cell>
          <table:table-cell office:value-type="float" office:value="0.696733">
            <text:p>0,696733</text:p>
          </table:table-cell>
          <table:table-cell/>
          <table:table-cell table:formula="of:=([.E35]+[.G35]+[.I35]+[.K35])/4" office:value-type="float" office:value="700482.25">
            <text:p>700482,25</text:p>
          </table:table-cell>
          <table:table-cell table:formula="of:=([.F35]+[.H35]+[.J35]+[.L35])/4" office:value-type="float" office:value="0.70048225">
            <text:p>0,7004822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76112">
            <text:p>776112</text:p>
          </table:table-cell>
          <table:table-cell office:value-type="float" office:value="0.776112">
            <text:p>0,776112</text:p>
          </table:table-cell>
          <table:table-cell office:value-type="float" office:value="779712">
            <text:p>779712</text:p>
          </table:table-cell>
          <table:table-cell office:value-type="float" office:value="0.779712">
            <text:p>0,779712</text:p>
          </table:table-cell>
          <table:table-cell office:value-type="float" office:value="775955">
            <text:p>775955</text:p>
          </table:table-cell>
          <table:table-cell office:value-type="float" office:value="0.775955">
            <text:p>0,775955</text:p>
          </table:table-cell>
          <table:table-cell office:value-type="float" office:value="780520">
            <text:p>780520</text:p>
          </table:table-cell>
          <table:table-cell office:value-type="float" office:value="0.78052">
            <text:p>0,78052</text:p>
          </table:table-cell>
          <table:table-cell/>
          <table:table-cell table:formula="of:=([.E36]+[.G36]+[.I36]+[.K36])/4" office:value-type="float" office:value="778074.75">
            <text:p>778074,75</text:p>
          </table:table-cell>
          <table:table-cell table:formula="of:=([.F36]+[.H36]+[.J36]+[.L36])/4" office:value-type="float" office:value="0.77807475">
            <text:p>0,7780747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27158">
            <text:p>927158</text:p>
          </table:table-cell>
          <table:table-cell office:value-type="float" office:value="0.927158">
            <text:p>0,927158</text:p>
          </table:table-cell>
          <table:table-cell office:value-type="float" office:value="928167">
            <text:p>928167</text:p>
          </table:table-cell>
          <table:table-cell office:value-type="float" office:value="0.928167">
            <text:p>0,928167</text:p>
          </table:table-cell>
          <table:table-cell office:value-type="float" office:value="924673">
            <text:p>924673</text:p>
          </table:table-cell>
          <table:table-cell office:value-type="float" office:value="0.924673">
            <text:p>0,924673</text:p>
          </table:table-cell>
          <table:table-cell office:value-type="float" office:value="928522">
            <text:p>928522</text:p>
          </table:table-cell>
          <table:table-cell office:value-type="float" office:value="0.928522">
            <text:p>0,928522</text:p>
          </table:table-cell>
          <table:table-cell/>
          <table:table-cell table:formula="of:=([.E37]+[.G37]+[.I37]+[.K37])/4" office:value-type="float" office:value="927130">
            <text:p>927130</text:p>
          </table:table-cell>
          <table:table-cell table:formula="of:=([.F37]+[.H37]+[.J37]+[.L37])/4" office:value-type="float" office:value="0.92713">
            <text:p>0,92713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82010">
            <text:p>1082010</text:p>
          </table:table-cell>
          <table:table-cell office:value-type="float" office:value="1.08201">
            <text:p>1,08201</text:p>
          </table:table-cell>
          <table:table-cell office:value-type="float" office:value="1082710">
            <text:p>1082710</text:p>
          </table:table-cell>
          <table:table-cell office:value-type="float" office:value="1.08271">
            <text:p>1,08271</text:p>
          </table:table-cell>
          <table:table-cell office:value-type="float" office:value="1086300">
            <text:p>1086300</text:p>
          </table:table-cell>
          <table:table-cell office:value-type="float" office:value="1.0863">
            <text:p>1,0863</text:p>
          </table:table-cell>
          <table:table-cell office:value-type="float" office:value="1086312">
            <text:p>1086312</text:p>
          </table:table-cell>
          <table:table-cell office:value-type="float" office:value="1.086312">
            <text:p>1,086312</text:p>
          </table:table-cell>
          <table:table-cell/>
          <table:table-cell table:formula="of:=([.E38]+[.G38]+[.I38]+[.K38])/4" office:value-type="float" office:value="1084333">
            <text:p>1084333</text:p>
          </table:table-cell>
          <table:table-cell table:formula="of:=([.F38]+[.H38]+[.J38]+[.L38])/4" office:value-type="float" office:value="1.084333">
            <text:p>1,084333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76708">
            <text:p>1276708</text:p>
          </table:table-cell>
          <table:table-cell office:value-type="float" office:value="1.276708">
            <text:p>1,276708</text:p>
          </table:table-cell>
          <table:table-cell office:value-type="float" office:value="1278378">
            <text:p>1278378</text:p>
          </table:table-cell>
          <table:table-cell office:value-type="float" office:value="1.278378">
            <text:p>1,278378</text:p>
          </table:table-cell>
          <table:table-cell office:value-type="float" office:value="1282784">
            <text:p>1282784</text:p>
          </table:table-cell>
          <table:table-cell office:value-type="float" office:value="1.282784">
            <text:p>1,282784</text:p>
          </table:table-cell>
          <table:table-cell office:value-type="float" office:value="1282042">
            <text:p>1282042</text:p>
          </table:table-cell>
          <table:table-cell office:value-type="float" office:value="1.282042">
            <text:p>1,282042</text:p>
          </table:table-cell>
          <table:table-cell/>
          <table:table-cell table:formula="of:=([.E39]+[.G39]+[.I39]+[.K39])/4" office:value-type="float" office:value="1279978">
            <text:p>1279978</text:p>
          </table:table-cell>
          <table:table-cell table:formula="of:=([.F39]+[.H39]+[.J39]+[.L39])/4" office:value-type="float" office:value="1.279978">
            <text:p>1,279978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24">
            <text:p>2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38885">
            <text:p>1438885</text:p>
          </table:table-cell>
          <table:table-cell office:value-type="float" office:value="1.438885">
            <text:p>1,438885</text:p>
          </table:table-cell>
          <table:table-cell office:value-type="float" office:value="1435725">
            <text:p>1435725</text:p>
          </table:table-cell>
          <table:table-cell office:value-type="float" office:value="1.435725">
            <text:p>1,435725</text:p>
          </table:table-cell>
          <table:table-cell office:value-type="float" office:value="1431835">
            <text:p>1431835</text:p>
          </table:table-cell>
          <table:table-cell office:value-type="float" office:value="1.431835">
            <text:p>1,431835</text:p>
          </table:table-cell>
          <table:table-cell office:value-type="float" office:value="1431847">
            <text:p>1431847</text:p>
          </table:table-cell>
          <table:table-cell office:value-type="float" office:value="1.431847">
            <text:p>1,431847</text:p>
          </table:table-cell>
          <table:table-cell/>
          <table:table-cell table:formula="of:=([.E40]+[.G40]+[.I40]+[.K40])/4" office:value-type="float" office:value="1434573">
            <text:p>1434573</text:p>
          </table:table-cell>
          <table:table-cell table:formula="of:=([.F40]+[.H40]+[.J40]+[.L40])/4" office:value-type="float" office:value="1.434573">
            <text:p>1,434573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36088">
            <text:p>1636088</text:p>
          </table:table-cell>
          <table:table-cell office:value-type="float" office:value="1.636088">
            <text:p>1,636088</text:p>
          </table:table-cell>
          <table:table-cell office:value-type="float" office:value="1637686">
            <text:p>1637686</text:p>
          </table:table-cell>
          <table:table-cell office:value-type="float" office:value="1.637686">
            <text:p>1,637686</text:p>
          </table:table-cell>
          <table:table-cell office:value-type="float" office:value="1637663">
            <text:p>1637663</text:p>
          </table:table-cell>
          <table:table-cell office:value-type="float" office:value="1.637663">
            <text:p>1,637663</text:p>
          </table:table-cell>
          <table:table-cell office:value-type="float" office:value="1632060">
            <text:p>1632060</text:p>
          </table:table-cell>
          <table:table-cell office:value-type="float" office:value="1.63206">
            <text:p>1,63206</text:p>
          </table:table-cell>
          <table:table-cell/>
          <table:table-cell table:formula="of:=([.E41]+[.G41]+[.I41]+[.K41])/4" office:value-type="float" office:value="1635874.25">
            <text:p>1635874,25</text:p>
          </table:table-cell>
          <table:table-cell table:formula="of:=([.F41]+[.H41]+[.J41]+[.L41])/4" office:value-type="float" office:value="1.63587425">
            <text:p>1,6358742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88">
            <text:p>28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72768">
            <text:p>1672768</text:p>
          </table:table-cell>
          <table:table-cell office:value-type="float" office:value="1.672768">
            <text:p>1,672768</text:p>
          </table:table-cell>
          <table:table-cell office:value-type="float" office:value="1674120">
            <text:p>1674120</text:p>
          </table:table-cell>
          <table:table-cell office:value-type="float" office:value="1.67412">
            <text:p>1,67412</text:p>
          </table:table-cell>
          <table:table-cell office:value-type="float" office:value="1670285">
            <text:p>1670285</text:p>
          </table:table-cell>
          <table:table-cell office:value-type="float" office:value="1.670285">
            <text:p>1,670285</text:p>
          </table:table-cell>
          <table:table-cell office:value-type="float" office:value="1674012">
            <text:p>1674012</text:p>
          </table:table-cell>
          <table:table-cell office:value-type="float" office:value="1.674012">
            <text:p>1,674012</text:p>
          </table:table-cell>
          <table:table-cell/>
          <table:table-cell table:formula="of:=([.E42]+[.G42]+[.I42]+[.K42])/4" office:value-type="float" office:value="1672796.25">
            <text:p>1672796,25</text:p>
          </table:table-cell>
          <table:table-cell table:formula="of:=([.F42]+[.H42]+[.J42]+[.L42])/4" office:value-type="float" office:value="1.67279625">
            <text:p>1,6727962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20">
            <text:p>32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09331">
            <text:p>1709331</text:p>
          </table:table-cell>
          <table:table-cell office:value-type="float" office:value="1.709331">
            <text:p>1,709331</text:p>
          </table:table-cell>
          <table:table-cell office:value-type="float" office:value="1704610">
            <text:p>1704610</text:p>
          </table:table-cell>
          <table:table-cell office:value-type="float" office:value="1.70461">
            <text:p>1,70461</text:p>
          </table:table-cell>
          <table:table-cell office:value-type="float" office:value="1704752">
            <text:p>1704752</text:p>
          </table:table-cell>
          <table:table-cell office:value-type="float" office:value="1.704752">
            <text:p>1,704752</text:p>
          </table:table-cell>
          <table:table-cell office:value-type="float" office:value="1706452">
            <text:p>1706452</text:p>
          </table:table-cell>
          <table:table-cell office:value-type="float" office:value="1.706452">
            <text:p>1,706452</text:p>
          </table:table-cell>
          <table:table-cell/>
          <table:table-cell table:formula="of:=([.E43]+[.G43]+[.I43]+[.K43])/4" office:value-type="float" office:value="1706286.25">
            <text:p>1706286,25</text:p>
          </table:table-cell>
          <table:table-cell table:formula="of:=([.F43]+[.H43]+[.J43]+[.L43])/4" office:value-type="float" office:value="1.70628625">
            <text:p>1,7062862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52">
            <text:p>35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34820">
            <text:p>1734820</text:p>
          </table:table-cell>
          <table:table-cell office:value-type="float" office:value="1.73482">
            <text:p>1,73482</text:p>
          </table:table-cell>
          <table:table-cell office:value-type="float" office:value="1736398">
            <text:p>1736398</text:p>
          </table:table-cell>
          <table:table-cell office:value-type="float" office:value="1.736398">
            <text:p>1,736398</text:p>
          </table:table-cell>
          <table:table-cell office:value-type="float" office:value="1732059">
            <text:p>1732059</text:p>
          </table:table-cell>
          <table:table-cell office:value-type="float" office:value="1.732059">
            <text:p>1,732059</text:p>
          </table:table-cell>
          <table:table-cell office:value-type="float" office:value="1736364">
            <text:p>1736364</text:p>
          </table:table-cell>
          <table:table-cell office:value-type="float" office:value="1.736364">
            <text:p>1,736364</text:p>
          </table:table-cell>
          <table:table-cell/>
          <table:table-cell table:formula="of:=([.E44]+[.G44]+[.I44]+[.K44])/4" office:value-type="float" office:value="1734910.25">
            <text:p>1734910,25</text:p>
          </table:table-cell>
          <table:table-cell table:formula="of:=([.F44]+[.H44]+[.J44]+[.L44])/4" office:value-type="float" office:value="1.73491025">
            <text:p>1,7349102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84">
            <text:p>38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73603">
            <text:p>1773603</text:p>
          </table:table-cell>
          <table:table-cell office:value-type="float" office:value="1.773603">
            <text:p>1,773603</text:p>
          </table:table-cell>
          <table:table-cell office:value-type="float" office:value="1775012">
            <text:p>1775012</text:p>
          </table:table-cell>
          <table:table-cell office:value-type="float" office:value="1.775012">
            <text:p>1,775012</text:p>
          </table:table-cell>
          <table:table-cell office:value-type="float" office:value="1775351">
            <text:p>1775351</text:p>
          </table:table-cell>
          <table:table-cell office:value-type="float" office:value="1.775351">
            <text:p>1,775351</text:p>
          </table:table-cell>
          <table:table-cell office:value-type="float" office:value="1774855">
            <text:p>1774855</text:p>
          </table:table-cell>
          <table:table-cell office:value-type="float" office:value="1.774855">
            <text:p>1,774855</text:p>
          </table:table-cell>
          <table:table-cell/>
          <table:table-cell table:formula="of:=([.E45]+[.G45]+[.I45]+[.K45])/4" office:value-type="float" office:value="1774705.25">
            <text:p>1774705,25</text:p>
          </table:table-cell>
          <table:table-cell table:formula="of:=([.F45]+[.H45]+[.J45]+[.L45])/4" office:value-type="float" office:value="1.77470525">
            <text:p>1,7747052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16">
            <text:p>4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14853">
            <text:p>1814853</text:p>
          </table:table-cell>
          <table:table-cell office:value-type="float" office:value="1.814853">
            <text:p>1,814853</text:p>
          </table:table-cell>
          <table:table-cell office:value-type="float" office:value="1815809">
            <text:p>1815809</text:p>
          </table:table-cell>
          <table:table-cell office:value-type="float" office:value="1.815809">
            <text:p>1,815809</text:p>
          </table:table-cell>
          <table:table-cell office:value-type="float" office:value="1816085">
            <text:p>1816085</text:p>
          </table:table-cell>
          <table:table-cell office:value-type="float" office:value="1.816085">
            <text:p>1,816085</text:p>
          </table:table-cell>
          <table:table-cell office:value-type="float" office:value="1818633">
            <text:p>1818633</text:p>
          </table:table-cell>
          <table:table-cell office:value-type="float" office:value="1.818633">
            <text:p>1,818633</text:p>
          </table:table-cell>
          <table:table-cell/>
          <table:table-cell table:formula="of:=([.E46]+[.G46]+[.I46]+[.K46])/4" office:value-type="float" office:value="1816345">
            <text:p>1816345</text:p>
          </table:table-cell>
          <table:table-cell table:formula="of:=([.F46]+[.H46]+[.J46]+[.L46])/4" office:value-type="float" office:value="1.816345">
            <text:p>1,81634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48">
            <text:p>4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62440">
            <text:p>1862440</text:p>
          </table:table-cell>
          <table:table-cell office:value-type="float" office:value="1.86244">
            <text:p>1,86244</text:p>
          </table:table-cell>
          <table:table-cell office:value-type="float" office:value="1859969">
            <text:p>1859969</text:p>
          </table:table-cell>
          <table:table-cell office:value-type="float" office:value="1.859969">
            <text:p>1,859969</text:p>
          </table:table-cell>
          <table:table-cell office:value-type="float" office:value="1857004">
            <text:p>1857004</text:p>
          </table:table-cell>
          <table:table-cell office:value-type="float" office:value="1.857004">
            <text:p>1,857004</text:p>
          </table:table-cell>
          <table:table-cell office:value-type="float" office:value="1852193">
            <text:p>1852193</text:p>
          </table:table-cell>
          <table:table-cell office:value-type="float" office:value="1.852193">
            <text:p>1,852193</text:p>
          </table:table-cell>
          <table:table-cell/>
          <table:table-cell table:formula="of:=([.E47]+[.G47]+[.I47]+[.K47])/4" office:value-type="float" office:value="1857901.5">
            <text:p>1857901,5</text:p>
          </table:table-cell>
          <table:table-cell table:formula="of:=([.F47]+[.H47]+[.J47]+[.L47])/4" office:value-type="float" office:value="1.8579015">
            <text:p>1,857901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80">
            <text:p>4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99981">
            <text:p>1899981</text:p>
          </table:table-cell>
          <table:table-cell office:value-type="float" office:value="1.899981">
            <text:p>1,899981</text:p>
          </table:table-cell>
          <table:table-cell office:value-type="float" office:value="1909742">
            <text:p>1909742</text:p>
          </table:table-cell>
          <table:table-cell office:value-type="float" office:value="1.909742">
            <text:p>1,909742</text:p>
          </table:table-cell>
          <table:table-cell office:value-type="float" office:value="1908107">
            <text:p>1908107</text:p>
          </table:table-cell>
          <table:table-cell office:value-type="float" office:value="1.908107">
            <text:p>1,908107</text:p>
          </table:table-cell>
          <table:table-cell office:value-type="float" office:value="1909687">
            <text:p>1909687</text:p>
          </table:table-cell>
          <table:table-cell office:value-type="float" office:value="1.909687">
            <text:p>1,909687</text:p>
          </table:table-cell>
          <table:table-cell/>
          <table:table-cell table:formula="of:=([.E48]+[.G48]+[.I48]+[.K48])/4" office:value-type="float" office:value="1906879.25">
            <text:p>1906879,25</text:p>
          </table:table-cell>
          <table:table-cell table:formula="of:=([.F48]+[.H48]+[.J48]+[.L48])/4" office:value-type="float" office:value="1.90687925">
            <text:p>1,9068792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12">
            <text:p>5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41047">
            <text:p>1941047</text:p>
          </table:table-cell>
          <table:table-cell office:value-type="float" office:value="1.941047">
            <text:p>1,941047</text:p>
          </table:table-cell>
          <table:table-cell office:value-type="float" office:value="1946502">
            <text:p>1946502</text:p>
          </table:table-cell>
          <table:table-cell office:value-type="float" office:value="1.946502">
            <text:p>1,946502</text:p>
          </table:table-cell>
          <table:table-cell office:value-type="float" office:value="1943903">
            <text:p>1943903</text:p>
          </table:table-cell>
          <table:table-cell office:value-type="float" office:value="1.943903">
            <text:p>1,943903</text:p>
          </table:table-cell>
          <table:table-cell office:value-type="float" office:value="1946813">
            <text:p>1946813</text:p>
          </table:table-cell>
          <table:table-cell office:value-type="float" office:value="1.946813">
            <text:p>1,946813</text:p>
          </table:table-cell>
          <table:table-cell/>
          <table:table-cell table:formula="of:=([.E49]+[.G49]+[.I49]+[.K49])/4" office:value-type="float" office:value="1944566.25">
            <text:p>1944566,25</text:p>
          </table:table-cell>
          <table:table-cell table:formula="of:=([.F49]+[.H49]+[.J49]+[.L49])/4" office:value-type="float" office:value="1.94456625">
            <text:p>1,9445662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44">
            <text:p>5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99667">
            <text:p>1999667</text:p>
          </table:table-cell>
          <table:table-cell office:value-type="float" office:value="1.999667">
            <text:p>1,999667</text:p>
          </table:table-cell>
          <table:table-cell office:value-type="float" office:value="2000364">
            <text:p>2000364</text:p>
          </table:table-cell>
          <table:table-cell office:value-type="float" office:value="2.000364">
            <text:p>2,000364</text:p>
          </table:table-cell>
          <table:table-cell office:value-type="float" office:value="2000997">
            <text:p>2000997</text:p>
          </table:table-cell>
          <table:table-cell office:value-type="float" office:value="2.000997">
            <text:p>2,000997</text:p>
          </table:table-cell>
          <table:table-cell office:value-type="float" office:value="2000719">
            <text:p>2000719</text:p>
          </table:table-cell>
          <table:table-cell office:value-type="float" office:value="2.000719">
            <text:p>2,000719</text:p>
          </table:table-cell>
          <table:table-cell/>
          <table:table-cell table:formula="of:=([.E50]+[.G50]+[.I50]+[.K50])/4" office:value-type="float" office:value="2000436.75">
            <text:p>2000436,75</text:p>
          </table:table-cell>
          <table:table-cell table:formula="of:=([.F50]+[.H50]+[.J50]+[.L50])/4" office:value-type="float" office:value="2.00043675">
            <text:p>2,0004367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76">
            <text:p>5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057153">
            <text:p>2057153</text:p>
          </table:table-cell>
          <table:table-cell office:value-type="float" office:value="2.057153">
            <text:p>2,057153</text:p>
          </table:table-cell>
          <table:table-cell office:value-type="float" office:value="2058411">
            <text:p>2058411</text:p>
          </table:table-cell>
          <table:table-cell office:value-type="float" office:value="2.058411">
            <text:p>2,058411</text:p>
          </table:table-cell>
          <table:table-cell office:value-type="float" office:value="2058495">
            <text:p>2058495</text:p>
          </table:table-cell>
          <table:table-cell office:value-type="float" office:value="2.058495">
            <text:p>2,058495</text:p>
          </table:table-cell>
          <table:table-cell office:value-type="float" office:value="2058104">
            <text:p>2058104</text:p>
          </table:table-cell>
          <table:table-cell office:value-type="float" office:value="2.058104">
            <text:p>2,058104</text:p>
          </table:table-cell>
          <table:table-cell/>
          <table:table-cell table:formula="of:=([.E51]+[.G51]+[.I51]+[.K51])/4" office:value-type="float" office:value="2058040.75">
            <text:p>2058040,75</text:p>
          </table:table-cell>
          <table:table-cell table:formula="of:=([.F51]+[.H51]+[.J51]+[.L51])/4" office:value-type="float" office:value="2.05804075">
            <text:p>2,0580407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08">
            <text:p>60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108057">
            <text:p>2108057</text:p>
          </table:table-cell>
          <table:table-cell office:value-type="float" office:value="2.108057">
            <text:p>2,108057</text:p>
          </table:table-cell>
          <table:table-cell office:value-type="float" office:value="2105055">
            <text:p>2105055</text:p>
          </table:table-cell>
          <table:table-cell office:value-type="float" office:value="2.105055">
            <text:p>2,105055</text:p>
          </table:table-cell>
          <table:table-cell office:value-type="float" office:value="2110464">
            <text:p>2110464</text:p>
          </table:table-cell>
          <table:table-cell office:value-type="float" office:value="2.110464">
            <text:p>2,110464</text:p>
          </table:table-cell>
          <table:table-cell office:value-type="float" office:value="2113531">
            <text:p>2113531</text:p>
          </table:table-cell>
          <table:table-cell office:value-type="float" office:value="2.113531">
            <text:p>2,113531</text:p>
          </table:table-cell>
          <table:table-cell/>
          <table:table-cell table:formula="of:=([.E52]+[.G52]+[.I52]+[.K52])/4" office:value-type="float" office:value="2109276.75">
            <text:p>2109276,75</text:p>
          </table:table-cell>
          <table:table-cell table:formula="of:=([.F52]+[.H52]+[.J52]+[.L52])/4" office:value-type="float" office:value="2.10927675">
            <text:p>2,1092767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40">
            <text:p>64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158707">
            <text:p>2158707</text:p>
          </table:table-cell>
          <table:table-cell office:value-type="float" office:value="2.158707">
            <text:p>2,158707</text:p>
          </table:table-cell>
          <table:table-cell office:value-type="float" office:value="2157931">
            <text:p>2157931</text:p>
          </table:table-cell>
          <table:table-cell office:value-type="float" office:value="2.157931">
            <text:p>2,157931</text:p>
          </table:table-cell>
          <table:table-cell office:value-type="float" office:value="2159931">
            <text:p>2159931</text:p>
          </table:table-cell>
          <table:table-cell office:value-type="float" office:value="2.159931">
            <text:p>2,159931</text:p>
          </table:table-cell>
          <table:table-cell office:value-type="float" office:value="2151711">
            <text:p>2151711</text:p>
          </table:table-cell>
          <table:table-cell office:value-type="float" office:value="2.151711">
            <text:p>2,151711</text:p>
          </table:table-cell>
          <table:table-cell/>
          <table:table-cell table:formula="of:=([.E53]+[.G53]+[.I53]+[.K53])/4" office:value-type="float" office:value="2157070">
            <text:p>2157070</text:p>
          </table:table-cell>
          <table:table-cell table:formula="of:=([.F53]+[.H53]+[.J53]+[.L53])/4" office:value-type="float" office:value="2.15707">
            <text:p>2,15707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72">
            <text:p>67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204385">
            <text:p>2204385</text:p>
          </table:table-cell>
          <table:table-cell office:value-type="float" office:value="2.204385">
            <text:p>2,204385</text:p>
          </table:table-cell>
          <table:table-cell office:value-type="float" office:value="2204220">
            <text:p>2204220</text:p>
          </table:table-cell>
          <table:table-cell office:value-type="float" office:value="2.20422">
            <text:p>2,20422</text:p>
          </table:table-cell>
          <table:table-cell office:value-type="float" office:value="2205503">
            <text:p>2205503</text:p>
          </table:table-cell>
          <table:table-cell office:value-type="float" office:value="2.205503">
            <text:p>2,205503</text:p>
          </table:table-cell>
          <table:table-cell office:value-type="float" office:value="2205510">
            <text:p>2205510</text:p>
          </table:table-cell>
          <table:table-cell office:value-type="float" office:value="2.20551">
            <text:p>2,20551</text:p>
          </table:table-cell>
          <table:table-cell/>
          <table:table-cell table:formula="of:=([.E54]+[.G54]+[.I54]+[.K54])/4" office:value-type="float" office:value="2204904.5">
            <text:p>2204904,5</text:p>
          </table:table-cell>
          <table:table-cell table:formula="of:=([.F54]+[.H54]+[.J54]+[.L54])/4" office:value-type="float" office:value="2.2049045">
            <text:p>2,204904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04">
            <text:p>70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260223">
            <text:p>2260223</text:p>
          </table:table-cell>
          <table:table-cell office:value-type="float" office:value="2.260223">
            <text:p>2,260223</text:p>
          </table:table-cell>
          <table:table-cell office:value-type="float" office:value="2265798">
            <text:p>2265798</text:p>
          </table:table-cell>
          <table:table-cell office:value-type="float" office:value="2.265798">
            <text:p>2,265798</text:p>
          </table:table-cell>
          <table:table-cell office:value-type="float" office:value="2261591">
            <text:p>2261591</text:p>
          </table:table-cell>
          <table:table-cell office:value-type="float" office:value="2.261591">
            <text:p>2,261591</text:p>
          </table:table-cell>
          <table:table-cell office:value-type="float" office:value="2265967">
            <text:p>2265967</text:p>
          </table:table-cell>
          <table:table-cell office:value-type="float" office:value="2.265967">
            <text:p>2,265967</text:p>
          </table:table-cell>
          <table:table-cell/>
          <table:table-cell table:formula="of:=([.E55]+[.G55]+[.I55]+[.K55])/4" office:value-type="float" office:value="2263394.75">
            <text:p>2263394,75</text:p>
          </table:table-cell>
          <table:table-cell table:formula="of:=([.F55]+[.H55]+[.J55]+[.L55])/4" office:value-type="float" office:value="2.26339475">
            <text:p>2,2633947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36">
            <text:p>73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323040">
            <text:p>2323040</text:p>
          </table:table-cell>
          <table:table-cell office:value-type="float" office:value="2.32304">
            <text:p>2,32304</text:p>
          </table:table-cell>
          <table:table-cell office:value-type="float" office:value="2322016">
            <text:p>2322016</text:p>
          </table:table-cell>
          <table:table-cell office:value-type="float" office:value="2.322016">
            <text:p>2,322016</text:p>
          </table:table-cell>
          <table:table-cell office:value-type="float" office:value="2322396">
            <text:p>2322396</text:p>
          </table:table-cell>
          <table:table-cell office:value-type="float" office:value="2.322396">
            <text:p>2,322396</text:p>
          </table:table-cell>
          <table:table-cell office:value-type="float" office:value="2321398">
            <text:p>2321398</text:p>
          </table:table-cell>
          <table:table-cell office:value-type="float" office:value="2.321398">
            <text:p>2,321398</text:p>
          </table:table-cell>
          <table:table-cell/>
          <table:table-cell table:formula="of:=([.E56]+[.G56]+[.I56]+[.K56])/4" office:value-type="float" office:value="2322212.5">
            <text:p>2322212,5</text:p>
          </table:table-cell>
          <table:table-cell table:formula="of:=([.F56]+[.H56]+[.J56]+[.L56])/4" office:value-type="float" office:value="2.3222125">
            <text:p>2,322212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68">
            <text:p>76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395308">
            <text:p>2395308</text:p>
          </table:table-cell>
          <table:table-cell office:value-type="float" office:value="2.395308">
            <text:p>2,395308</text:p>
          </table:table-cell>
          <table:table-cell office:value-type="float" office:value="2395137">
            <text:p>2395137</text:p>
          </table:table-cell>
          <table:table-cell office:value-type="float" office:value="2.395137">
            <text:p>2,395137</text:p>
          </table:table-cell>
          <table:table-cell office:value-type="float" office:value="2395167">
            <text:p>2395167</text:p>
          </table:table-cell>
          <table:table-cell office:value-type="float" office:value="2.395167">
            <text:p>2,395167</text:p>
          </table:table-cell>
          <table:table-cell office:value-type="float" office:value="2395123">
            <text:p>2395123</text:p>
          </table:table-cell>
          <table:table-cell office:value-type="float" office:value="2.395123">
            <text:p>2,395123</text:p>
          </table:table-cell>
          <table:table-cell/>
          <table:table-cell table:formula="of:=([.E57]+[.G57]+[.I57]+[.K57])/4" office:value-type="float" office:value="2395183.75">
            <text:p>2395183,75</text:p>
          </table:table-cell>
          <table:table-cell table:formula="of:=([.F57]+[.H57]+[.J57]+[.L57])/4" office:value-type="float" office:value="2.39518375">
            <text:p>2,3951837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00">
            <text:p>80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458398">
            <text:p>2458398</text:p>
          </table:table-cell>
          <table:table-cell office:value-type="float" office:value="2.458398">
            <text:p>2,458398</text:p>
          </table:table-cell>
          <table:table-cell office:value-type="float" office:value="2460634">
            <text:p>2460634</text:p>
          </table:table-cell>
          <table:table-cell office:value-type="float" office:value="2.460634">
            <text:p>2,460634</text:p>
          </table:table-cell>
          <table:table-cell office:value-type="float" office:value="2460949">
            <text:p>2460949</text:p>
          </table:table-cell>
          <table:table-cell office:value-type="float" office:value="2.460949">
            <text:p>2,460949</text:p>
          </table:table-cell>
          <table:table-cell office:value-type="float" office:value="2456734">
            <text:p>2456734</text:p>
          </table:table-cell>
          <table:table-cell office:value-type="float" office:value="2.456734">
            <text:p>2,456734</text:p>
          </table:table-cell>
          <table:table-cell/>
          <table:table-cell table:formula="of:=([.E58]+[.G58]+[.I58]+[.K58])/4" office:value-type="float" office:value="2459178.75">
            <text:p>2459178,75</text:p>
          </table:table-cell>
          <table:table-cell table:formula="of:=([.F58]+[.H58]+[.J58]+[.L58])/4" office:value-type="float" office:value="2.45917875">
            <text:p>2,4591787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32">
            <text:p>8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527074">
            <text:p>2527074</text:p>
          </table:table-cell>
          <table:table-cell office:value-type="float" office:value="2.527074">
            <text:p>2,527074</text:p>
          </table:table-cell>
          <table:table-cell office:value-type="float" office:value="2520877">
            <text:p>2520877</text:p>
          </table:table-cell>
          <table:table-cell office:value-type="float" office:value="2.520877">
            <text:p>2,520877</text:p>
          </table:table-cell>
          <table:table-cell office:value-type="float" office:value="2524435">
            <text:p>2524435</text:p>
          </table:table-cell>
          <table:table-cell office:value-type="float" office:value="2.524435">
            <text:p>2,524435</text:p>
          </table:table-cell>
          <table:table-cell office:value-type="float" office:value="2522956">
            <text:p>2522956</text:p>
          </table:table-cell>
          <table:table-cell office:value-type="float" office:value="2.522956">
            <text:p>2,522956</text:p>
          </table:table-cell>
          <table:table-cell/>
          <table:table-cell table:formula="of:=([.E59]+[.G59]+[.I59]+[.K59])/4" office:value-type="float" office:value="2523835.5">
            <text:p>2523835,5</text:p>
          </table:table-cell>
          <table:table-cell table:formula="of:=([.F59]+[.H59]+[.J59]+[.L59])/4" office:value-type="float" office:value="2.5238355">
            <text:p>2,523835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64">
            <text:p>8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594062">
            <text:p>2594062</text:p>
          </table:table-cell>
          <table:table-cell office:value-type="float" office:value="2.594062">
            <text:p>2,594062</text:p>
          </table:table-cell>
          <table:table-cell office:value-type="float" office:value="2592969">
            <text:p>2592969</text:p>
          </table:table-cell>
          <table:table-cell office:value-type="float" office:value="2.592969">
            <text:p>2,592969</text:p>
          </table:table-cell>
          <table:table-cell office:value-type="float" office:value="2594305">
            <text:p>2594305</text:p>
          </table:table-cell>
          <table:table-cell office:value-type="float" office:value="2.594305">
            <text:p>2,594305</text:p>
          </table:table-cell>
          <table:table-cell office:value-type="float" office:value="2588408">
            <text:p>2588408</text:p>
          </table:table-cell>
          <table:table-cell office:value-type="float" office:value="2.588408">
            <text:p>2,588408</text:p>
          </table:table-cell>
          <table:table-cell/>
          <table:table-cell table:formula="of:=([.E60]+[.G60]+[.I60]+[.K60])/4" office:value-type="float" office:value="2592436">
            <text:p>2592436</text:p>
          </table:table-cell>
          <table:table-cell table:formula="of:=([.F60]+[.H60]+[.J60]+[.L60])/4" office:value-type="float" office:value="2.592436">
            <text:p>2,592436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96">
            <text:p>8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63962">
            <text:p>2663962</text:p>
          </table:table-cell>
          <table:table-cell office:value-type="float" office:value="2.663962">
            <text:p>2,663962</text:p>
          </table:table-cell>
          <table:table-cell office:value-type="float" office:value="2666327">
            <text:p>2666327</text:p>
          </table:table-cell>
          <table:table-cell office:value-type="float" office:value="2.666327">
            <text:p>2,666327</text:p>
          </table:table-cell>
          <table:table-cell office:value-type="float" office:value="2670681">
            <text:p>2670681</text:p>
          </table:table-cell>
          <table:table-cell office:value-type="float" office:value="2.670681">
            <text:p>2,670681</text:p>
          </table:table-cell>
          <table:table-cell office:value-type="float" office:value="2670892">
            <text:p>2670892</text:p>
          </table:table-cell>
          <table:table-cell office:value-type="float" office:value="2.670892">
            <text:p>2,670892</text:p>
          </table:table-cell>
          <table:table-cell/>
          <table:table-cell table:formula="of:=([.E61]+[.G61]+[.I61]+[.K61])/4" office:value-type="float" office:value="2667965.5">
            <text:p>2667965,5</text:p>
          </table:table-cell>
          <table:table-cell table:formula="of:=([.F61]+[.H61]+[.J61]+[.L61])/4" office:value-type="float" office:value="2.6679655">
            <text:p>2,667965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28">
            <text:p>9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739965">
            <text:p>2739965</text:p>
          </table:table-cell>
          <table:table-cell office:value-type="float" office:value="2.739965">
            <text:p>2,739965</text:p>
          </table:table-cell>
          <table:table-cell office:value-type="float" office:value="2739963">
            <text:p>2739963</text:p>
          </table:table-cell>
          <table:table-cell office:value-type="float" office:value="2.739963">
            <text:p>2,739963</text:p>
          </table:table-cell>
          <table:table-cell office:value-type="float" office:value="2742340">
            <text:p>2742340</text:p>
          </table:table-cell>
          <table:table-cell office:value-type="float" office:value="2.74234">
            <text:p>2,74234</text:p>
          </table:table-cell>
          <table:table-cell office:value-type="float" office:value="2741455">
            <text:p>2741455</text:p>
          </table:table-cell>
          <table:table-cell office:value-type="float" office:value="2.741455">
            <text:p>2,741455</text:p>
          </table:table-cell>
          <table:table-cell/>
          <table:table-cell table:formula="of:=([.E62]+[.G62]+[.I62]+[.K62])/4" office:value-type="float" office:value="2740930.75">
            <text:p>2740930,75</text:p>
          </table:table-cell>
          <table:table-cell table:formula="of:=([.F62]+[.H62]+[.J62]+[.L62])/4" office:value-type="float" office:value="2.74093075">
            <text:p>2,7409307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60">
            <text:p>9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809261">
            <text:p>2809261</text:p>
          </table:table-cell>
          <table:table-cell office:value-type="float" office:value="2.809261">
            <text:p>2,809261</text:p>
          </table:table-cell>
          <table:table-cell office:value-type="float" office:value="2811978">
            <text:p>2811978</text:p>
          </table:table-cell>
          <table:table-cell office:value-type="float" office:value="2.811978">
            <text:p>2,811978</text:p>
          </table:table-cell>
          <table:table-cell office:value-type="float" office:value="2814856">
            <text:p>2814856</text:p>
          </table:table-cell>
          <table:table-cell office:value-type="float" office:value="2.814856">
            <text:p>2,814856</text:p>
          </table:table-cell>
          <table:table-cell office:value-type="float" office:value="2814701">
            <text:p>2814701</text:p>
          </table:table-cell>
          <table:table-cell office:value-type="float" office:value="2.814701">
            <text:p>2,814701</text:p>
          </table:table-cell>
          <table:table-cell/>
          <table:table-cell table:formula="of:=([.E63]+[.G63]+[.I63]+[.K63])/4" office:value-type="float" office:value="2812699">
            <text:p>2812699</text:p>
          </table:table-cell>
          <table:table-cell table:formula="of:=([.F63]+[.H63]+[.J63]+[.L63])/4" office:value-type="float" office:value="2.812699">
            <text:p>2,812699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92">
            <text:p>9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884329">
            <text:p>2884329</text:p>
          </table:table-cell>
          <table:table-cell office:value-type="float" office:value="2.884329">
            <text:p>2,884329</text:p>
          </table:table-cell>
          <table:table-cell office:value-type="float" office:value="2882504">
            <text:p>2882504</text:p>
          </table:table-cell>
          <table:table-cell office:value-type="float" office:value="2.882504">
            <text:p>2,882504</text:p>
          </table:table-cell>
          <table:table-cell office:value-type="float" office:value="2889433">
            <text:p>2889433</text:p>
          </table:table-cell>
          <table:table-cell office:value-type="float" office:value="2.889433">
            <text:p>2,889433</text:p>
          </table:table-cell>
          <table:table-cell office:value-type="float" office:value="2886861">
            <text:p>2886861</text:p>
          </table:table-cell>
          <table:table-cell office:value-type="float" office:value="2.886861">
            <text:p>2,886861</text:p>
          </table:table-cell>
          <table:table-cell/>
          <table:table-cell table:formula="of:=([.E64]+[.G64]+[.I64]+[.K64])/4" office:value-type="float" office:value="2885781.75">
            <text:p>2885781,75</text:p>
          </table:table-cell>
          <table:table-cell table:formula="of:=([.F64]+[.H64]+[.J64]+[.L64])/4" office:value-type="float" office:value="2.88578175">
            <text:p>2,8857817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957058">
            <text:p>2957058</text:p>
          </table:table-cell>
          <table:table-cell office:value-type="float" office:value="2.957058">
            <text:p>2,957058</text:p>
          </table:table-cell>
          <table:table-cell office:value-type="float" office:value="2958156">
            <text:p>2958156</text:p>
          </table:table-cell>
          <table:table-cell office:value-type="float" office:value="2.958156">
            <text:p>2,958156</text:p>
          </table:table-cell>
          <table:table-cell office:value-type="float" office:value="2958382">
            <text:p>2958382</text:p>
          </table:table-cell>
          <table:table-cell office:value-type="float" office:value="2.958382">
            <text:p>2,958382</text:p>
          </table:table-cell>
          <table:table-cell office:value-type="float" office:value="2954170">
            <text:p>2954170</text:p>
          </table:table-cell>
          <table:table-cell office:value-type="float" office:value="2.95417">
            <text:p>2,95417</text:p>
          </table:table-cell>
          <table:table-cell/>
          <table:table-cell table:formula="of:=([.E65]+[.G65]+[.I65]+[.K65])/4" office:value-type="float" office:value="2956941.5">
            <text:p>2956941,5</text:p>
          </table:table-cell>
          <table:table-cell table:formula="of:=([.F65]+[.H65]+[.J65]+[.L65])/4" office:value-type="float" office:value="2.9569415">
            <text:p>2,956941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89089">
            <text:p>689089</text:p>
          </table:table-cell>
          <table:table-cell office:value-type="float" office:value="0.689089">
            <text:p>0,689089</text:p>
          </table:table-cell>
          <table:table-cell office:value-type="float" office:value="686461">
            <text:p>686461</text:p>
          </table:table-cell>
          <table:table-cell office:value-type="float" office:value="0.686461">
            <text:p>0,686461</text:p>
          </table:table-cell>
          <table:table-cell office:value-type="float" office:value="691369">
            <text:p>691369</text:p>
          </table:table-cell>
          <table:table-cell office:value-type="float" office:value="0.691369">
            <text:p>0,691369</text:p>
          </table:table-cell>
          <table:table-cell office:value-type="float" office:value="691805">
            <text:p>691805</text:p>
          </table:table-cell>
          <table:table-cell office:value-type="float" office:value="0.691805">
            <text:p>0,691805</text:p>
          </table:table-cell>
          <table:table-cell/>
          <table:table-cell table:formula="of:=([.E66]+[.G66]+[.I66]+[.K66])/4" office:value-type="float" office:value="689681">
            <text:p>689681</text:p>
          </table:table-cell>
          <table:table-cell table:formula="of:=([.F66]+[.H66]+[.J66]+[.L66])/4" office:value-type="float" office:value="0.689681">
            <text:p>0,689681</text:p>
          </table:table-cell>
          <table:table-cell/>
          <table:table-cell office:value-type="string">
            <text:p>HIER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80394">
            <text:p>780394</text:p>
          </table:table-cell>
          <table:table-cell office:value-type="float" office:value="0.780394">
            <text:p>0,780394</text:p>
          </table:table-cell>
          <table:table-cell office:value-type="float" office:value="780091">
            <text:p>780091</text:p>
          </table:table-cell>
          <table:table-cell office:value-type="float" office:value="0.780091">
            <text:p>0,780091</text:p>
          </table:table-cell>
          <table:table-cell office:value-type="float" office:value="780373">
            <text:p>780373</text:p>
          </table:table-cell>
          <table:table-cell office:value-type="float" office:value="0.780373">
            <text:p>0,780373</text:p>
          </table:table-cell>
          <table:table-cell office:value-type="float" office:value="780278">
            <text:p>780278</text:p>
          </table:table-cell>
          <table:table-cell office:value-type="float" office:value="0.780278">
            <text:p>0,780278</text:p>
          </table:table-cell>
          <table:table-cell/>
          <table:table-cell table:formula="of:=([.E67]+[.G67]+[.I67]+[.K67])/4" office:value-type="float" office:value="780284">
            <text:p>780284</text:p>
          </table:table-cell>
          <table:table-cell table:formula="of:=([.F67]+[.H67]+[.J67]+[.L67])/4" office:value-type="float" office:value="0.780284">
            <text:p>0,780284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13801">
            <text:p>1013801</text:p>
          </table:table-cell>
          <table:table-cell office:value-type="float" office:value="1.013801">
            <text:p>1,013801</text:p>
          </table:table-cell>
          <table:table-cell office:value-type="float" office:value="1018540">
            <text:p>1018540</text:p>
          </table:table-cell>
          <table:table-cell office:value-type="float" office:value="1.01854">
            <text:p>1,01854</text:p>
          </table:table-cell>
          <table:table-cell office:value-type="float" office:value="1022426">
            <text:p>1022426</text:p>
          </table:table-cell>
          <table:table-cell office:value-type="float" office:value="1.022426">
            <text:p>1,022426</text:p>
          </table:table-cell>
          <table:table-cell office:value-type="float" office:value="1019334">
            <text:p>1019334</text:p>
          </table:table-cell>
          <table:table-cell office:value-type="float" office:value="1.019334">
            <text:p>1,019334</text:p>
          </table:table-cell>
          <table:table-cell/>
          <table:table-cell table:formula="of:=([.E68]+[.G68]+[.I68]+[.K68])/4" office:value-type="float" office:value="1018525.25">
            <text:p>1018525,25</text:p>
          </table:table-cell>
          <table:table-cell table:formula="of:=([.F68]+[.H68]+[.J68]+[.L68])/4" office:value-type="float" office:value="1.01852525">
            <text:p>1,0185252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76684">
            <text:p>1276684</text:p>
          </table:table-cell>
          <table:table-cell office:value-type="float" office:value="1.276684">
            <text:p>1,276684</text:p>
          </table:table-cell>
          <table:table-cell office:value-type="float" office:value="1278432">
            <text:p>1278432</text:p>
          </table:table-cell>
          <table:table-cell office:value-type="float" office:value="1.278432">
            <text:p>1,278432</text:p>
          </table:table-cell>
          <table:table-cell office:value-type="float" office:value="1278154">
            <text:p>1278154</text:p>
          </table:table-cell>
          <table:table-cell office:value-type="float" office:value="1.278154">
            <text:p>1,278154</text:p>
          </table:table-cell>
          <table:table-cell office:value-type="float" office:value="1277047">
            <text:p>1277047</text:p>
          </table:table-cell>
          <table:table-cell office:value-type="float" office:value="1.277047">
            <text:p>1,277047</text:p>
          </table:table-cell>
          <table:table-cell/>
          <table:table-cell table:formula="of:=([.E69]+[.G69]+[.I69]+[.K69])/4" office:value-type="float" office:value="1277579.25">
            <text:p>1277579,25</text:p>
          </table:table-cell>
          <table:table-cell table:formula="of:=([.F69]+[.H69]+[.J69]+[.L69])/4" office:value-type="float" office:value="1.27757925">
            <text:p>1,2775792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72135">
            <text:p>1572135</text:p>
          </table:table-cell>
          <table:table-cell office:value-type="float" office:value="1.572135">
            <text:p>1,572135</text:p>
          </table:table-cell>
          <table:table-cell office:value-type="float" office:value="1572043">
            <text:p>1572043</text:p>
          </table:table-cell>
          <table:table-cell office:value-type="float" office:value="1.572043">
            <text:p>1,572043</text:p>
          </table:table-cell>
          <table:table-cell office:value-type="float" office:value="1577654">
            <text:p>1577654</text:p>
          </table:table-cell>
          <table:table-cell office:value-type="float" office:value="1.577654">
            <text:p>1,577654</text:p>
          </table:table-cell>
          <table:table-cell office:value-type="float" office:value="1577348">
            <text:p>1577348</text:p>
          </table:table-cell>
          <table:table-cell office:value-type="float" office:value="1.577348">
            <text:p>1,577348</text:p>
          </table:table-cell>
          <table:table-cell/>
          <table:table-cell table:formula="of:=([.E70]+[.G70]+[.I70]+[.K70])/4" office:value-type="float" office:value="1574795">
            <text:p>1574795</text:p>
          </table:table-cell>
          <table:table-cell table:formula="of:=([.F70]+[.H70]+[.J70]+[.L70])/4" office:value-type="float" office:value="1.574795">
            <text:p>1,57479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68771">
            <text:p>1668771</text:p>
          </table:table-cell>
          <table:table-cell office:value-type="float" office:value="1.668771">
            <text:p>1,668771</text:p>
          </table:table-cell>
          <table:table-cell office:value-type="float" office:value="1669972">
            <text:p>1669972</text:p>
          </table:table-cell>
          <table:table-cell office:value-type="float" office:value="1.669972">
            <text:p>1,669972</text:p>
          </table:table-cell>
          <table:table-cell office:value-type="float" office:value="1674265">
            <text:p>1674265</text:p>
          </table:table-cell>
          <table:table-cell office:value-type="float" office:value="1.674265">
            <text:p>1,674265</text:p>
          </table:table-cell>
          <table:table-cell office:value-type="float" office:value="1672985">
            <text:p>1672985</text:p>
          </table:table-cell>
          <table:table-cell office:value-type="float" office:value="1.672985">
            <text:p>1,672985</text:p>
          </table:table-cell>
          <table:table-cell/>
          <table:table-cell table:formula="of:=([.E71]+[.G71]+[.I71]+[.K71])/4" office:value-type="float" office:value="1671498.25">
            <text:p>1671498,25</text:p>
          </table:table-cell>
          <table:table-cell table:formula="of:=([.F71]+[.H71]+[.J71]+[.L71])/4" office:value-type="float" office:value="1.67149825">
            <text:p>1,6714982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24">
            <text:p>2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15263">
            <text:p>1715263</text:p>
          </table:table-cell>
          <table:table-cell office:value-type="float" office:value="1.715263">
            <text:p>1,715263</text:p>
          </table:table-cell>
          <table:table-cell office:value-type="float" office:value="1716751">
            <text:p>1716751</text:p>
          </table:table-cell>
          <table:table-cell office:value-type="float" office:value="1.716751">
            <text:p>1,716751</text:p>
          </table:table-cell>
          <table:table-cell office:value-type="float" office:value="1716633">
            <text:p>1716633</text:p>
          </table:table-cell>
          <table:table-cell office:value-type="float" office:value="1.716633">
            <text:p>1,716633</text:p>
          </table:table-cell>
          <table:table-cell office:value-type="float" office:value="1716448">
            <text:p>1716448</text:p>
          </table:table-cell>
          <table:table-cell office:value-type="float" office:value="1.716448">
            <text:p>1,716448</text:p>
          </table:table-cell>
          <table:table-cell/>
          <table:table-cell table:formula="of:=([.E72]+[.G72]+[.I72]+[.K72])/4" office:value-type="float" office:value="1716273.75">
            <text:p>1716273,75</text:p>
          </table:table-cell>
          <table:table-cell table:formula="of:=([.F72]+[.H72]+[.J72]+[.L72])/4" office:value-type="float" office:value="1.71627375">
            <text:p>1,7162737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73870">
            <text:p>1773870</text:p>
          </table:table-cell>
          <table:table-cell office:value-type="float" office:value="1.77387">
            <text:p>1,77387</text:p>
          </table:table-cell>
          <table:table-cell office:value-type="float" office:value="1770879">
            <text:p>1770879</text:p>
          </table:table-cell>
          <table:table-cell office:value-type="float" office:value="1.770879">
            <text:p>1,770879</text:p>
          </table:table-cell>
          <table:table-cell office:value-type="float" office:value="1775252">
            <text:p>1775252</text:p>
          </table:table-cell>
          <table:table-cell office:value-type="float" office:value="1.775252">
            <text:p>1,775252</text:p>
          </table:table-cell>
          <table:table-cell office:value-type="float" office:value="1770932">
            <text:p>1770932</text:p>
          </table:table-cell>
          <table:table-cell office:value-type="float" office:value="1.770932">
            <text:p>1,770932</text:p>
          </table:table-cell>
          <table:table-cell/>
          <table:table-cell table:formula="of:=([.E73]+[.G73]+[.I73]+[.K73])/4" office:value-type="float" office:value="1772733.25">
            <text:p>1772733,25</text:p>
          </table:table-cell>
          <table:table-cell table:formula="of:=([.F73]+[.H73]+[.J73]+[.L73])/4" office:value-type="float" office:value="1.77273325">
            <text:p>1,7727332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88">
            <text:p>28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28550">
            <text:p>1828550</text:p>
          </table:table-cell>
          <table:table-cell office:value-type="float" office:value="1.82855">
            <text:p>1,82855</text:p>
          </table:table-cell>
          <table:table-cell office:value-type="float" office:value="1829861">
            <text:p>1829861</text:p>
          </table:table-cell>
          <table:table-cell office:value-type="float" office:value="1.829861">
            <text:p>1,829861</text:p>
          </table:table-cell>
          <table:table-cell office:value-type="float" office:value="1833880">
            <text:p>1833880</text:p>
          </table:table-cell>
          <table:table-cell office:value-type="float" office:value="1.83388">
            <text:p>1,83388</text:p>
          </table:table-cell>
          <table:table-cell office:value-type="float" office:value="1829753">
            <text:p>1829753</text:p>
          </table:table-cell>
          <table:table-cell office:value-type="float" office:value="1.829753">
            <text:p>1,829753</text:p>
          </table:table-cell>
          <table:table-cell/>
          <table:table-cell table:formula="of:=([.E74]+[.G74]+[.I74]+[.K74])/4" office:value-type="float" office:value="1830511">
            <text:p>1830511</text:p>
          </table:table-cell>
          <table:table-cell table:formula="of:=([.F74]+[.H74]+[.J74]+[.L74])/4" office:value-type="float" office:value="1.830511">
            <text:p>1,830511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0">
            <text:p>32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07974">
            <text:p>1907974</text:p>
          </table:table-cell>
          <table:table-cell office:value-type="float" office:value="1.907974">
            <text:p>1,907974</text:p>
          </table:table-cell>
          <table:table-cell office:value-type="float" office:value="1908326">
            <text:p>1908326</text:p>
          </table:table-cell>
          <table:table-cell office:value-type="float" office:value="1.908326">
            <text:p>1,908326</text:p>
          </table:table-cell>
          <table:table-cell office:value-type="float" office:value="1905674">
            <text:p>1905674</text:p>
          </table:table-cell>
          <table:table-cell office:value-type="float" office:value="1.905674">
            <text:p>1,905674</text:p>
          </table:table-cell>
          <table:table-cell office:value-type="float" office:value="1909462">
            <text:p>1909462</text:p>
          </table:table-cell>
          <table:table-cell office:value-type="float" office:value="1.909462">
            <text:p>1,909462</text:p>
          </table:table-cell>
          <table:table-cell/>
          <table:table-cell table:formula="of:=([.E75]+[.G75]+[.I75]+[.K75])/4" office:value-type="float" office:value="1907859">
            <text:p>1907859</text:p>
          </table:table-cell>
          <table:table-cell table:formula="of:=([.F75]+[.H75]+[.J75]+[.L75])/4" office:value-type="float" office:value="1.907859">
            <text:p>1,907859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52">
            <text:p>35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66791">
            <text:p>1966791</text:p>
          </table:table-cell>
          <table:table-cell office:value-type="float" office:value="1.966791">
            <text:p>1,966791</text:p>
          </table:table-cell>
          <table:table-cell office:value-type="float" office:value="1967810">
            <text:p>1967810</text:p>
          </table:table-cell>
          <table:table-cell office:value-type="float" office:value="1.96781">
            <text:p>1,96781</text:p>
          </table:table-cell>
          <table:table-cell office:value-type="float" office:value="1969067">
            <text:p>1969067</text:p>
          </table:table-cell>
          <table:table-cell office:value-type="float" office:value="1.969067">
            <text:p>1,969067</text:p>
          </table:table-cell>
          <table:table-cell office:value-type="float" office:value="1968041">
            <text:p>1968041</text:p>
          </table:table-cell>
          <table:table-cell office:value-type="float" office:value="1.968041">
            <text:p>1,968041</text:p>
          </table:table-cell>
          <table:table-cell/>
          <table:table-cell table:formula="of:=([.E76]+[.G76]+[.I76]+[.K76])/4" office:value-type="float" office:value="1967927.25">
            <text:p>1967927,25</text:p>
          </table:table-cell>
          <table:table-cell table:formula="of:=([.F76]+[.H76]+[.J76]+[.L76])/4" office:value-type="float" office:value="1.96792725">
            <text:p>1,9679272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4">
            <text:p>38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054446">
            <text:p>2054446</text:p>
          </table:table-cell>
          <table:table-cell office:value-type="float" office:value="2.054446">
            <text:p>2,054446</text:p>
          </table:table-cell>
          <table:table-cell office:value-type="float" office:value="2051763">
            <text:p>2051763</text:p>
          </table:table-cell>
          <table:table-cell office:value-type="float" office:value="2.051763">
            <text:p>2,051763</text:p>
          </table:table-cell>
          <table:table-cell office:value-type="float" office:value="2055826">
            <text:p>2055826</text:p>
          </table:table-cell>
          <table:table-cell office:value-type="float" office:value="2.055826">
            <text:p>2,055826</text:p>
          </table:table-cell>
          <table:table-cell office:value-type="float" office:value="2056115">
            <text:p>2056115</text:p>
          </table:table-cell>
          <table:table-cell office:value-type="float" office:value="2.056115">
            <text:p>2,056115</text:p>
          </table:table-cell>
          <table:table-cell/>
          <table:table-cell table:formula="of:=([.E77]+[.G77]+[.I77]+[.K77])/4" office:value-type="float" office:value="2054537.5">
            <text:p>2054537,5</text:p>
          </table:table-cell>
          <table:table-cell table:formula="of:=([.F77]+[.H77]+[.J77]+[.L77])/4" office:value-type="float" office:value="2.0545375">
            <text:p>2,054537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16">
            <text:p>4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127322">
            <text:p>2127322</text:p>
          </table:table-cell>
          <table:table-cell office:value-type="float" office:value="2.127322">
            <text:p>2,127322</text:p>
          </table:table-cell>
          <table:table-cell office:value-type="float" office:value="2128901">
            <text:p>2128901</text:p>
          </table:table-cell>
          <table:table-cell office:value-type="float" office:value="2.128901">
            <text:p>2,128901</text:p>
          </table:table-cell>
          <table:table-cell office:value-type="float" office:value="2128916">
            <text:p>2128916</text:p>
          </table:table-cell>
          <table:table-cell office:value-type="float" office:value="2.128916">
            <text:p>2,128916</text:p>
          </table:table-cell>
          <table:table-cell office:value-type="float" office:value="2128701">
            <text:p>2128701</text:p>
          </table:table-cell>
          <table:table-cell office:value-type="float" office:value="2.128701">
            <text:p>2,128701</text:p>
          </table:table-cell>
          <table:table-cell/>
          <table:table-cell table:formula="of:=([.E78]+[.G78]+[.I78]+[.K78])/4" office:value-type="float" office:value="2128460">
            <text:p>2128460</text:p>
          </table:table-cell>
          <table:table-cell table:formula="of:=([.F78]+[.H78]+[.J78]+[.L78])/4" office:value-type="float" office:value="2.12846">
            <text:p>2,12846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48">
            <text:p>4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204228">
            <text:p>2204228</text:p>
          </table:table-cell>
          <table:table-cell office:value-type="float" office:value="2.204228">
            <text:p>2,204228</text:p>
          </table:table-cell>
          <table:table-cell office:value-type="float" office:value="2205376">
            <text:p>2205376</text:p>
          </table:table-cell>
          <table:table-cell office:value-type="float" office:value="2.205376">
            <text:p>2,205376</text:p>
          </table:table-cell>
          <table:table-cell office:value-type="float" office:value="2205550">
            <text:p>2205550</text:p>
          </table:table-cell>
          <table:table-cell office:value-type="float" office:value="2.20555">
            <text:p>2,20555</text:p>
          </table:table-cell>
          <table:table-cell office:value-type="float" office:value="2205803">
            <text:p>2205803</text:p>
          </table:table-cell>
          <table:table-cell office:value-type="float" office:value="2.205803">
            <text:p>2,205803</text:p>
          </table:table-cell>
          <table:table-cell/>
          <table:table-cell table:formula="of:=([.E79]+[.G79]+[.I79]+[.K79])/4" office:value-type="float" office:value="2205239.25">
            <text:p>2205239,25</text:p>
          </table:table-cell>
          <table:table-cell table:formula="of:=([.F79]+[.H79]+[.J79]+[.L79])/4" office:value-type="float" office:value="2.20523925">
            <text:p>2,2052392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80">
            <text:p>4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294944">
            <text:p>2294944</text:p>
          </table:table-cell>
          <table:table-cell office:value-type="float" office:value="2.294944">
            <text:p>2,294944</text:p>
          </table:table-cell>
          <table:table-cell office:value-type="float" office:value="2293915">
            <text:p>2293915</text:p>
          </table:table-cell>
          <table:table-cell office:value-type="float" office:value="2.293915">
            <text:p>2,293915</text:p>
          </table:table-cell>
          <table:table-cell office:value-type="float" office:value="2296686">
            <text:p>2296686</text:p>
          </table:table-cell>
          <table:table-cell office:value-type="float" office:value="2.296686">
            <text:p>2,296686</text:p>
          </table:table-cell>
          <table:table-cell office:value-type="float" office:value="2295182">
            <text:p>2295182</text:p>
          </table:table-cell>
          <table:table-cell office:value-type="float" office:value="2.295182">
            <text:p>2,295182</text:p>
          </table:table-cell>
          <table:table-cell/>
          <table:table-cell table:formula="of:=([.E80]+[.G80]+[.I80]+[.K80])/4" office:value-type="float" office:value="2295181.75">
            <text:p>2295181,75</text:p>
          </table:table-cell>
          <table:table-cell table:formula="of:=([.F80]+[.H80]+[.J80]+[.L80])/4" office:value-type="float" office:value="2.29518175">
            <text:p>2,2951817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12">
            <text:p>5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395416">
            <text:p>2395416</text:p>
          </table:table-cell>
          <table:table-cell office:value-type="float" office:value="2.395416">
            <text:p>2,395416</text:p>
          </table:table-cell>
          <table:table-cell office:value-type="float" office:value="2396990">
            <text:p>2396990</text:p>
          </table:table-cell>
          <table:table-cell office:value-type="float" office:value="2.39699">
            <text:p>2,39699</text:p>
          </table:table-cell>
          <table:table-cell office:value-type="float" office:value="2395265">
            <text:p>2395265</text:p>
          </table:table-cell>
          <table:table-cell office:value-type="float" office:value="2.395265">
            <text:p>2,395265</text:p>
          </table:table-cell>
          <table:table-cell office:value-type="float" office:value="2389812">
            <text:p>2389812</text:p>
          </table:table-cell>
          <table:table-cell office:value-type="float" office:value="2.389812">
            <text:p>2,389812</text:p>
          </table:table-cell>
          <table:table-cell/>
          <table:table-cell table:formula="of:=([.E81]+[.G81]+[.I81]+[.K81])/4" office:value-type="float" office:value="2394370.75">
            <text:p>2394370,75</text:p>
          </table:table-cell>
          <table:table-cell table:formula="of:=([.F81]+[.H81]+[.J81]+[.L81])/4" office:value-type="float" office:value="2.39437075">
            <text:p>2,3943707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44">
            <text:p>5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490996">
            <text:p>2490996</text:p>
          </table:table-cell>
          <table:table-cell office:value-type="float" office:value="2.490996">
            <text:p>2,490996</text:p>
          </table:table-cell>
          <table:table-cell office:value-type="float" office:value="2492136">
            <text:p>2492136</text:p>
          </table:table-cell>
          <table:table-cell office:value-type="float" office:value="2.492136">
            <text:p>2,492136</text:p>
          </table:table-cell>
          <table:table-cell office:value-type="float" office:value="2494630">
            <text:p>2494630</text:p>
          </table:table-cell>
          <table:table-cell office:value-type="float" office:value="2.49463">
            <text:p>2,49463</text:p>
          </table:table-cell>
          <table:table-cell office:value-type="float" office:value="2496480">
            <text:p>2496480</text:p>
          </table:table-cell>
          <table:table-cell office:value-type="float" office:value="2.49648">
            <text:p>2,49648</text:p>
          </table:table-cell>
          <table:table-cell/>
          <table:table-cell table:formula="of:=([.E82]+[.G82]+[.I82]+[.K82])/4" office:value-type="float" office:value="2493560.5">
            <text:p>2493560,5</text:p>
          </table:table-cell>
          <table:table-cell table:formula="of:=([.F82]+[.H82]+[.J82]+[.L82])/4" office:value-type="float" office:value="2.4935605">
            <text:p>2,493560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76">
            <text:p>5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596671">
            <text:p>2596671</text:p>
          </table:table-cell>
          <table:table-cell office:value-type="float" office:value="2.596671">
            <text:p>2,596671</text:p>
          </table:table-cell>
          <table:table-cell office:value-type="float" office:value="2596682">
            <text:p>2596682</text:p>
          </table:table-cell>
          <table:table-cell office:value-type="float" office:value="2.596682">
            <text:p>2,596682</text:p>
          </table:table-cell>
          <table:table-cell office:value-type="float" office:value="2598352">
            <text:p>2598352</text:p>
          </table:table-cell>
          <table:table-cell office:value-type="float" office:value="2.598352">
            <text:p>2,598352</text:p>
          </table:table-cell>
          <table:table-cell office:value-type="float" office:value="2599515">
            <text:p>2599515</text:p>
          </table:table-cell>
          <table:table-cell office:value-type="float" office:value="2.599515">
            <text:p>2,599515</text:p>
          </table:table-cell>
          <table:table-cell/>
          <table:table-cell table:formula="of:=([.E83]+[.G83]+[.I83]+[.K83])/4" office:value-type="float" office:value="2597805">
            <text:p>2597805</text:p>
          </table:table-cell>
          <table:table-cell table:formula="of:=([.F83]+[.H83]+[.J83]+[.L83])/4" office:value-type="float" office:value="2.597805">
            <text:p>2,59780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08">
            <text:p>60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707140">
            <text:p>2707140</text:p>
          </table:table-cell>
          <table:table-cell office:value-type="float" office:value="2.70714">
            <text:p>2,70714</text:p>
          </table:table-cell>
          <table:table-cell office:value-type="float" office:value="2710781">
            <text:p>2710781</text:p>
          </table:table-cell>
          <table:table-cell office:value-type="float" office:value="2.710781">
            <text:p>2,710781</text:p>
          </table:table-cell>
          <table:table-cell office:value-type="float" office:value="2713641">
            <text:p>2713641</text:p>
          </table:table-cell>
          <table:table-cell office:value-type="float" office:value="2.713641">
            <text:p>2,713641</text:p>
          </table:table-cell>
          <table:table-cell office:value-type="float" office:value="2712246">
            <text:p>2712246</text:p>
          </table:table-cell>
          <table:table-cell office:value-type="float" office:value="2.712246">
            <text:p>2,712246</text:p>
          </table:table-cell>
          <table:table-cell/>
          <table:table-cell table:formula="of:=([.E84]+[.G84]+[.I84]+[.K84])/4" office:value-type="float" office:value="2710952">
            <text:p>2710952</text:p>
          </table:table-cell>
          <table:table-cell table:formula="of:=([.F84]+[.H84]+[.J84]+[.L84])/4" office:value-type="float" office:value="2.710952">
            <text:p>2,710952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40">
            <text:p>64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818730">
            <text:p>2818730</text:p>
          </table:table-cell>
          <table:table-cell office:value-type="float" office:value="2.81873">
            <text:p>2,81873</text:p>
          </table:table-cell>
          <table:table-cell office:value-type="float" office:value="2818504">
            <text:p>2818504</text:p>
          </table:table-cell>
          <table:table-cell office:value-type="float" office:value="2.818504">
            <text:p>2,818504</text:p>
          </table:table-cell>
          <table:table-cell office:value-type="float" office:value="2821386">
            <text:p>2821386</text:p>
          </table:table-cell>
          <table:table-cell office:value-type="float" office:value="2.821386">
            <text:p>2,821386</text:p>
          </table:table-cell>
          <table:table-cell office:value-type="float" office:value="2815641">
            <text:p>2815641</text:p>
          </table:table-cell>
          <table:table-cell office:value-type="float" office:value="2.815641">
            <text:p>2,815641</text:p>
          </table:table-cell>
          <table:table-cell/>
          <table:table-cell table:formula="of:=([.E85]+[.G85]+[.I85]+[.K85])/4" office:value-type="float" office:value="2818565.25">
            <text:p>2818565,25</text:p>
          </table:table-cell>
          <table:table-cell table:formula="of:=([.F85]+[.H85]+[.J85]+[.L85])/4" office:value-type="float" office:value="2.81856525">
            <text:p>2,8185652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72">
            <text:p>67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924861">
            <text:p>2924861</text:p>
          </table:table-cell>
          <table:table-cell office:value-type="float" office:value="2.924861">
            <text:p>2,924861</text:p>
          </table:table-cell>
          <table:table-cell office:value-type="float" office:value="2926512">
            <text:p>2926512</text:p>
          </table:table-cell>
          <table:table-cell office:value-type="float" office:value="2.926512">
            <text:p>2,926512</text:p>
          </table:table-cell>
          <table:table-cell office:value-type="float" office:value="2921998">
            <text:p>2921998</text:p>
          </table:table-cell>
          <table:table-cell office:value-type="float" office:value="2.921998">
            <text:p>2,921998</text:p>
          </table:table-cell>
          <table:table-cell office:value-type="float" office:value="2923250">
            <text:p>2923250</text:p>
          </table:table-cell>
          <table:table-cell office:value-type="float" office:value="2.92325">
            <text:p>2,92325</text:p>
          </table:table-cell>
          <table:table-cell/>
          <table:table-cell table:formula="of:=([.E86]+[.G86]+[.I86]+[.K86])/4" office:value-type="float" office:value="2924155.25">
            <text:p>2924155,25</text:p>
          </table:table-cell>
          <table:table-cell table:formula="of:=([.F86]+[.H86]+[.J86]+[.L86])/4" office:value-type="float" office:value="2.92415525">
            <text:p>2,92415525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05028">
            <text:p>705028</text:p>
          </table:table-cell>
          <table:table-cell office:value-type="float" office:value="0.705028">
            <text:p>0,705028</text:p>
          </table:table-cell>
          <table:table-cell office:value-type="float" office:value="702886">
            <text:p>702886</text:p>
          </table:table-cell>
          <table:table-cell office:value-type="float" office:value="0.702886">
            <text:p>0,702886</text:p>
          </table:table-cell>
          <table:table-cell office:value-type="float" office:value="707559">
            <text:p>707559</text:p>
          </table:table-cell>
          <table:table-cell office:value-type="float" office:value="0.707559">
            <text:p>0,707559</text:p>
          </table:table-cell>
          <table:table-cell office:value-type="float" office:value="706374">
            <text:p>706374</text:p>
          </table:table-cell>
          <table:table-cell office:value-type="float" office:value="0.706374">
            <text:p>0,706374</text:p>
          </table:table-cell>
          <table:table-cell/>
          <table:table-cell table:formula="of:=([.E87]+[.G87]+[.I87]+[.K87])/4" office:value-type="float" office:value="705461.75">
            <text:p>705461,75</text:p>
          </table:table-cell>
          <table:table-cell table:formula="of:=([.F87]+[.H87]+[.J87]+[.L87])/4" office:value-type="float" office:value="0.70546175">
            <text:p>0,70546175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27483">
            <text:p>927483</text:p>
          </table:table-cell>
          <table:table-cell office:value-type="float" office:value="0.927483">
            <text:p>0,927483</text:p>
          </table:table-cell>
          <table:table-cell office:value-type="float" office:value="927466">
            <text:p>927466</text:p>
          </table:table-cell>
          <table:table-cell office:value-type="float" office:value="0.927466">
            <text:p>0,927466</text:p>
          </table:table-cell>
          <table:table-cell office:value-type="float" office:value="927332">
            <text:p>927332</text:p>
          </table:table-cell>
          <table:table-cell office:value-type="float" office:value="0.927332">
            <text:p>0,927332</text:p>
          </table:table-cell>
          <table:table-cell office:value-type="float" office:value="927194">
            <text:p>927194</text:p>
          </table:table-cell>
          <table:table-cell office:value-type="float" office:value="0.927194">
            <text:p>0,927194</text:p>
          </table:table-cell>
          <table:table-cell/>
          <table:table-cell table:formula="of:=([.E88]+[.G88]+[.I88]+[.K88])/4" office:value-type="float" office:value="927368.75">
            <text:p>927368,75</text:p>
          </table:table-cell>
          <table:table-cell table:formula="of:=([.F88]+[.H88]+[.J88]+[.L88])/4" office:value-type="float" office:value="0.92736875">
            <text:p>0,92736875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72863">
            <text:p>1272863</text:p>
          </table:table-cell>
          <table:table-cell office:value-type="float" office:value="1.272863">
            <text:p>1,272863</text:p>
          </table:table-cell>
          <table:table-cell office:value-type="float" office:value="1276819">
            <text:p>1276819</text:p>
          </table:table-cell>
          <table:table-cell office:value-type="float" office:value="1.276819">
            <text:p>1,276819</text:p>
          </table:table-cell>
          <table:table-cell office:value-type="float" office:value="1278188">
            <text:p>1278188</text:p>
          </table:table-cell>
          <table:table-cell office:value-type="float" office:value="1.278188">
            <text:p>1,278188</text:p>
          </table:table-cell>
          <table:table-cell office:value-type="float" office:value="1269917">
            <text:p>1269917</text:p>
          </table:table-cell>
          <table:table-cell office:value-type="float" office:value="1.269917">
            <text:p>1,269917</text:p>
          </table:table-cell>
          <table:table-cell/>
          <table:table-cell table:formula="of:=([.E89]+[.G89]+[.I89]+[.K89])/4" office:value-type="float" office:value="1274446.75">
            <text:p>1274446,75</text:p>
          </table:table-cell>
          <table:table-cell table:formula="of:=([.F89]+[.H89]+[.J89]+[.L89])/4" office:value-type="float" office:value="1.27444675">
            <text:p>1,27444675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36253">
            <text:p>1636253</text:p>
          </table:table-cell>
          <table:table-cell office:value-type="float" office:value="1.636253">
            <text:p>1,636253</text:p>
          </table:table-cell>
          <table:table-cell office:value-type="float" office:value="1637589">
            <text:p>1637589</text:p>
          </table:table-cell>
          <table:table-cell office:value-type="float" office:value="1.637589">
            <text:p>1,637589</text:p>
          </table:table-cell>
          <table:table-cell office:value-type="float" office:value="1637719">
            <text:p>1637719</text:p>
          </table:table-cell>
          <table:table-cell office:value-type="float" office:value="1.637719">
            <text:p>1,637719</text:p>
          </table:table-cell>
          <table:table-cell office:value-type="float" office:value="1633375">
            <text:p>1633375</text:p>
          </table:table-cell>
          <table:table-cell office:value-type="float" office:value="1.633375">
            <text:p>1,633375</text:p>
          </table:table-cell>
          <table:table-cell/>
          <table:table-cell table:formula="of:=([.E90]+[.G90]+[.I90]+[.K90])/4" office:value-type="float" office:value="1636234">
            <text:p>1636234</text:p>
          </table:table-cell>
          <table:table-cell table:formula="of:=([.F90]+[.H90]+[.J90]+[.L90])/4" office:value-type="float" office:value="1.636234">
            <text:p>1,636234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04817">
            <text:p>1704817</text:p>
          </table:table-cell>
          <table:table-cell office:value-type="float" office:value="1.704817">
            <text:p>1,704817</text:p>
          </table:table-cell>
          <table:table-cell office:value-type="float" office:value="1706347">
            <text:p>1706347</text:p>
          </table:table-cell>
          <table:table-cell office:value-type="float" office:value="1.706347">
            <text:p>1,706347</text:p>
          </table:table-cell>
          <table:table-cell office:value-type="float" office:value="1706473">
            <text:p>1706473</text:p>
          </table:table-cell>
          <table:table-cell office:value-type="float" office:value="1.706473">
            <text:p>1,706473</text:p>
          </table:table-cell>
          <table:table-cell office:value-type="float" office:value="1708835">
            <text:p>1708835</text:p>
          </table:table-cell>
          <table:table-cell office:value-type="float" office:value="1.708835">
            <text:p>1,708835</text:p>
          </table:table-cell>
          <table:table-cell/>
          <table:table-cell table:formula="of:=([.E91]+[.G91]+[.I91]+[.K91])/4" office:value-type="float" office:value="1706618">
            <text:p>1706618</text:p>
          </table:table-cell>
          <table:table-cell table:formula="of:=([.F91]+[.H91]+[.J91]+[.L91])/4" office:value-type="float" office:value="1.706618">
            <text:p>1,706618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73975">
            <text:p>1773975</text:p>
          </table:table-cell>
          <table:table-cell office:value-type="float" office:value="1.773975">
            <text:p>1,773975</text:p>
          </table:table-cell>
          <table:table-cell office:value-type="float" office:value="1775073">
            <text:p>1775073</text:p>
          </table:table-cell>
          <table:table-cell office:value-type="float" office:value="1.775073">
            <text:p>1,775073</text:p>
          </table:table-cell>
          <table:table-cell office:value-type="float" office:value="1775220">
            <text:p>1775220</text:p>
          </table:table-cell>
          <table:table-cell office:value-type="float" office:value="1.77522">
            <text:p>1,77522</text:p>
          </table:table-cell>
          <table:table-cell office:value-type="float" office:value="1766921">
            <text:p>1766921</text:p>
          </table:table-cell>
          <table:table-cell office:value-type="float" office:value="1.766921">
            <text:p>1,766921</text:p>
          </table:table-cell>
          <table:table-cell/>
          <table:table-cell table:formula="of:=([.E92]+[.G92]+[.I92]+[.K92])/4" office:value-type="float" office:value="1772797.25">
            <text:p>1772797,25</text:p>
          </table:table-cell>
          <table:table-cell table:formula="of:=([.F92]+[.H92]+[.J92]+[.L92])/4" office:value-type="float" office:value="1.77279725">
            <text:p>1,77279725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24">
            <text:p>2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59159">
            <text:p>1859159</text:p>
          </table:table-cell>
          <table:table-cell office:value-type="float" office:value="1.859159">
            <text:p>1,859159</text:p>
          </table:table-cell>
          <table:table-cell office:value-type="float" office:value="1860452">
            <text:p>1860452</text:p>
          </table:table-cell>
          <table:table-cell office:value-type="float" office:value="1.860452">
            <text:p>1,860452</text:p>
          </table:table-cell>
          <table:table-cell office:value-type="float" office:value="1860370">
            <text:p>1860370</text:p>
          </table:table-cell>
          <table:table-cell office:value-type="float" office:value="1.86037">
            <text:p>1,86037</text:p>
          </table:table-cell>
          <table:table-cell office:value-type="float" office:value="1860369">
            <text:p>1860369</text:p>
          </table:table-cell>
          <table:table-cell office:value-type="float" office:value="1.860369">
            <text:p>1,860369</text:p>
          </table:table-cell>
          <table:table-cell/>
          <table:table-cell table:formula="of:=([.E93]+[.G93]+[.I93]+[.K93])/4" office:value-type="float" office:value="1860087.5">
            <text:p>1860087,5</text:p>
          </table:table-cell>
          <table:table-cell table:formula="of:=([.F93]+[.H93]+[.J93]+[.L93])/4" office:value-type="float" office:value="1.8600875">
            <text:p>1,8600875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46001">
            <text:p>1946001</text:p>
          </table:table-cell>
          <table:table-cell office:value-type="float" office:value="1.946001">
            <text:p>1,946001</text:p>
          </table:table-cell>
          <table:table-cell office:value-type="float" office:value="1947020">
            <text:p>1947020</text:p>
          </table:table-cell>
          <table:table-cell office:value-type="float" office:value="1.94702">
            <text:p>1,94702</text:p>
          </table:table-cell>
          <table:table-cell office:value-type="float" office:value="1947211">
            <text:p>1947211</text:p>
          </table:table-cell>
          <table:table-cell office:value-type="float" office:value="1.947211">
            <text:p>1,947211</text:p>
          </table:table-cell>
          <table:table-cell office:value-type="float" office:value="1947371">
            <text:p>1947371</text:p>
          </table:table-cell>
          <table:table-cell office:value-type="float" office:value="1.947371">
            <text:p>1,947371</text:p>
          </table:table-cell>
          <table:table-cell/>
          <table:table-cell table:formula="of:=([.E94]+[.G94]+[.I94]+[.K94])/4" office:value-type="float" office:value="1946900.75">
            <text:p>1946900,75</text:p>
          </table:table-cell>
          <table:table-cell table:formula="of:=([.F94]+[.H94]+[.J94]+[.L94])/4" office:value-type="float" office:value="1.94690075">
            <text:p>1,94690075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88">
            <text:p>28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055177">
            <text:p>2055177</text:p>
          </table:table-cell>
          <table:table-cell office:value-type="float" office:value="2.055177">
            <text:p>2,055177</text:p>
          </table:table-cell>
          <table:table-cell office:value-type="float" office:value="2056295">
            <text:p>2056295</text:p>
          </table:table-cell>
          <table:table-cell office:value-type="float" office:value="2.056295">
            <text:p>2,056295</text:p>
          </table:table-cell>
          <table:table-cell office:value-type="float" office:value="2056627">
            <text:p>2056627</text:p>
          </table:table-cell>
          <table:table-cell office:value-type="float" office:value="2.056627">
            <text:p>2,056627</text:p>
          </table:table-cell>
          <table:table-cell office:value-type="float" office:value="2056361">
            <text:p>2056361</text:p>
          </table:table-cell>
          <table:table-cell office:value-type="float" office:value="2.056361">
            <text:p>2,056361</text:p>
          </table:table-cell>
          <table:table-cell/>
          <table:table-cell table:formula="of:=([.E95]+[.G95]+[.I95]+[.K95])/4" office:value-type="float" office:value="2056115">
            <text:p>2056115</text:p>
          </table:table-cell>
          <table:table-cell table:formula="of:=([.F95]+[.H95]+[.J95]+[.L95])/4" office:value-type="float" office:value="2.056115">
            <text:p>2,056115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20">
            <text:p>32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157237">
            <text:p>2157237</text:p>
          </table:table-cell>
          <table:table-cell office:value-type="float" office:value="2.157237">
            <text:p>2,157237</text:p>
          </table:table-cell>
          <table:table-cell office:value-type="float" office:value="2158151">
            <text:p>2158151</text:p>
          </table:table-cell>
          <table:table-cell office:value-type="float" office:value="2.158151">
            <text:p>2,158151</text:p>
          </table:table-cell>
          <table:table-cell office:value-type="float" office:value="2159769">
            <text:p>2159769</text:p>
          </table:table-cell>
          <table:table-cell office:value-type="float" office:value="2.159769">
            <text:p>2,159769</text:p>
          </table:table-cell>
          <table:table-cell office:value-type="float" office:value="2158584">
            <text:p>2158584</text:p>
          </table:table-cell>
          <table:table-cell office:value-type="float" office:value="2.158584">
            <text:p>2,158584</text:p>
          </table:table-cell>
          <table:table-cell/>
          <table:table-cell table:formula="of:=([.E96]+[.G96]+[.I96]+[.K96])/4" office:value-type="float" office:value="2158435.25">
            <text:p>2158435,25</text:p>
          </table:table-cell>
          <table:table-cell table:formula="of:=([.F96]+[.H96]+[.J96]+[.L96])/4" office:value-type="float" office:value="2.15843525">
            <text:p>2,15843525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52">
            <text:p>35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265497">
            <text:p>2265497</text:p>
          </table:table-cell>
          <table:table-cell office:value-type="float" office:value="2.265497">
            <text:p>2,265497</text:p>
          </table:table-cell>
          <table:table-cell office:value-type="float" office:value="2266054">
            <text:p>2266054</text:p>
          </table:table-cell>
          <table:table-cell office:value-type="float" office:value="2.266054">
            <text:p>2,266054</text:p>
          </table:table-cell>
          <table:table-cell office:value-type="float" office:value="2266462">
            <text:p>2266462</text:p>
          </table:table-cell>
          <table:table-cell office:value-type="float" office:value="2.266462">
            <text:p>2,266462</text:p>
          </table:table-cell>
          <table:table-cell office:value-type="float" office:value="2266595">
            <text:p>2266595</text:p>
          </table:table-cell>
          <table:table-cell office:value-type="float" office:value="2.266595">
            <text:p>2,266595</text:p>
          </table:table-cell>
          <table:table-cell/>
          <table:table-cell table:formula="of:=([.E97]+[.G97]+[.I97]+[.K97])/4" office:value-type="float" office:value="2266152">
            <text:p>2266152</text:p>
          </table:table-cell>
          <table:table-cell table:formula="of:=([.F97]+[.H97]+[.J97]+[.L97])/4" office:value-type="float" office:value="2.266152">
            <text:p>2,266152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396749">
            <text:p>2396749</text:p>
          </table:table-cell>
          <table:table-cell office:value-type="float" office:value="2.396749">
            <text:p>2,396749</text:p>
          </table:table-cell>
          <table:table-cell office:value-type="float" office:value="2399351">
            <text:p>2399351</text:p>
          </table:table-cell>
          <table:table-cell office:value-type="float" office:value="2.399351">
            <text:p>2,399351</text:p>
          </table:table-cell>
          <table:table-cell office:value-type="float" office:value="2398080">
            <text:p>2398080</text:p>
          </table:table-cell>
          <table:table-cell office:value-type="float" office:value="2.39808">
            <text:p>2,39808</text:p>
          </table:table-cell>
          <table:table-cell office:value-type="float" office:value="2393709">
            <text:p>2393709</text:p>
          </table:table-cell>
          <table:table-cell office:value-type="float" office:value="2.393709">
            <text:p>2,393709</text:p>
          </table:table-cell>
          <table:table-cell/>
          <table:table-cell table:formula="of:=([.E98]+[.G98]+[.I98]+[.K98])/4" office:value-type="float" office:value="2396972.25">
            <text:p>2396972,25</text:p>
          </table:table-cell>
          <table:table-cell table:formula="of:=([.F98]+[.H98]+[.J98]+[.L98])/4" office:value-type="float" office:value="2.39697225">
            <text:p>2,39697225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16">
            <text:p>4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523576">
            <text:p>2523576</text:p>
          </table:table-cell>
          <table:table-cell office:value-type="float" office:value="2.523576">
            <text:p>2,523576</text:p>
          </table:table-cell>
          <table:table-cell office:value-type="float" office:value="2520570">
            <text:p>2520570</text:p>
          </table:table-cell>
          <table:table-cell office:value-type="float" office:value="2.52057">
            <text:p>2,52057</text:p>
          </table:table-cell>
          <table:table-cell office:value-type="float" office:value="2524863">
            <text:p>2524863</text:p>
          </table:table-cell>
          <table:table-cell office:value-type="float" office:value="2.524863">
            <text:p>2,524863</text:p>
          </table:table-cell>
          <table:table-cell office:value-type="float" office:value="2522469">
            <text:p>2522469</text:p>
          </table:table-cell>
          <table:table-cell office:value-type="float" office:value="2.522469">
            <text:p>2,522469</text:p>
          </table:table-cell>
          <table:table-cell/>
          <table:table-cell table:formula="of:=([.E99]+[.G99]+[.I99]+[.K99])/4" office:value-type="float" office:value="2522869.5">
            <text:p>2522869,5</text:p>
          </table:table-cell>
          <table:table-cell table:formula="of:=([.F99]+[.H99]+[.J99]+[.L99])/4" office:value-type="float" office:value="2.5228695">
            <text:p>2,5228695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48">
            <text:p>4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67723">
            <text:p>2667723</text:p>
          </table:table-cell>
          <table:table-cell office:value-type="float" office:value="2.667723">
            <text:p>2,667723</text:p>
          </table:table-cell>
          <table:table-cell office:value-type="float" office:value="2669079">
            <text:p>2669079</text:p>
          </table:table-cell>
          <table:table-cell office:value-type="float" office:value="2.669079">
            <text:p>2,669079</text:p>
          </table:table-cell>
          <table:table-cell office:value-type="float" office:value="2667377">
            <text:p>2667377</text:p>
          </table:table-cell>
          <table:table-cell office:value-type="float" office:value="2.667377">
            <text:p>2,667377</text:p>
          </table:table-cell>
          <table:table-cell office:value-type="float" office:value="2668902">
            <text:p>2668902</text:p>
          </table:table-cell>
          <table:table-cell office:value-type="float" office:value="2.668902">
            <text:p>2,668902</text:p>
          </table:table-cell>
          <table:table-cell/>
          <table:table-cell table:formula="of:=([.E100]+[.G100]+[.I100]+[.K100])/4" office:value-type="float" office:value="2668270.25">
            <text:p>2668270,25</text:p>
          </table:table-cell>
          <table:table-cell table:formula="of:=([.F100]+[.H100]+[.J100]+[.L100])/4" office:value-type="float" office:value="2.66827025">
            <text:p>2,66827025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80">
            <text:p>4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813217">
            <text:p>2813217</text:p>
          </table:table-cell>
          <table:table-cell office:value-type="float" office:value="2.813217">
            <text:p>2,813217</text:p>
          </table:table-cell>
          <table:table-cell office:value-type="float" office:value="2812683">
            <text:p>2812683</text:p>
          </table:table-cell>
          <table:table-cell office:value-type="float" office:value="2.812683">
            <text:p>2,812683</text:p>
          </table:table-cell>
          <table:table-cell office:value-type="float" office:value="2810119">
            <text:p>2810119</text:p>
          </table:table-cell>
          <table:table-cell office:value-type="float" office:value="2.810119">
            <text:p>2,810119</text:p>
          </table:table-cell>
          <table:table-cell office:value-type="float" office:value="2813934">
            <text:p>2813934</text:p>
          </table:table-cell>
          <table:table-cell office:value-type="float" office:value="2.813934">
            <text:p>2,813934</text:p>
          </table:table-cell>
          <table:table-cell/>
          <table:table-cell table:formula="of:=([.E101]+[.G101]+[.I101]+[.K101])/4" office:value-type="float" office:value="2812488.25">
            <text:p>2812488,25</text:p>
          </table:table-cell>
          <table:table-cell table:formula="of:=([.F101]+[.H101]+[.J101]+[.L101])/4" office:value-type="float" office:value="2.81248825">
            <text:p>2,81248825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956784">
            <text:p>2956784</text:p>
          </table:table-cell>
          <table:table-cell office:value-type="float" office:value="2.956784">
            <text:p>2,956784</text:p>
          </table:table-cell>
          <table:table-cell office:value-type="float" office:value="2958131">
            <text:p>2958131</text:p>
          </table:table-cell>
          <table:table-cell office:value-type="float" office:value="2.958131">
            <text:p>2,958131</text:p>
          </table:table-cell>
          <table:table-cell office:value-type="float" office:value="2958110">
            <text:p>2958110</text:p>
          </table:table-cell>
          <table:table-cell office:value-type="float" office:value="2.95811">
            <text:p>2,95811</text:p>
          </table:table-cell>
          <table:table-cell office:value-type="float" office:value="2959335">
            <text:p>2959335</text:p>
          </table:table-cell>
          <table:table-cell office:value-type="float" office:value="2.959335">
            <text:p>2,959335</text:p>
          </table:table-cell>
          <table:table-cell/>
          <table:table-cell table:formula="of:=([.E102]+[.G102]+[.I102]+[.K102])/4" office:value-type="float" office:value="2958090">
            <text:p>2958090</text:p>
          </table:table-cell>
          <table:table-cell table:formula="of:=([.F102]+[.H102]+[.J102]+[.L102])/4" office:value-type="float" office:value="2.95809">
            <text:p>2,95809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38073">
            <text:p>738073</text:p>
          </table:table-cell>
          <table:table-cell office:value-type="float" office:value="0.738073">
            <text:p>0,738073</text:p>
          </table:table-cell>
          <table:table-cell office:value-type="float" office:value="740483">
            <text:p>740483</text:p>
          </table:table-cell>
          <table:table-cell office:value-type="float" office:value="0.740483">
            <text:p>0,740483</text:p>
          </table:table-cell>
          <table:table-cell office:value-type="float" office:value="740447">
            <text:p>740447</text:p>
          </table:table-cell>
          <table:table-cell office:value-type="float" office:value="0.740447">
            <text:p>0,740447</text:p>
          </table:table-cell>
          <table:table-cell office:value-type="float" office:value="739228">
            <text:p>739228</text:p>
          </table:table-cell>
          <table:table-cell office:value-type="float" office:value="0.739228">
            <text:p>0,739228</text:p>
          </table:table-cell>
          <table:table-cell/>
          <table:table-cell table:formula="of:=([.E103]+[.G103]+[.I103]+[.K103])/4" office:value-type="float" office:value="739557.75">
            <text:p>739557,75</text:p>
          </table:table-cell>
          <table:table-cell table:formula="of:=([.F103]+[.H103]+[.J103]+[.L103])/4" office:value-type="float" office:value="0.73955775">
            <text:p>0,73955775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86120">
            <text:p>1086120</text:p>
          </table:table-cell>
          <table:table-cell office:value-type="float" office:value="1.08612">
            <text:p>1,08612</text:p>
          </table:table-cell>
          <table:table-cell office:value-type="float" office:value="1086330">
            <text:p>1086330</text:p>
          </table:table-cell>
          <table:table-cell office:value-type="float" office:value="1.08633">
            <text:p>1,08633</text:p>
          </table:table-cell>
          <table:table-cell office:value-type="float" office:value="1082189">
            <text:p>1082189</text:p>
          </table:table-cell>
          <table:table-cell office:value-type="float" office:value="1.082189">
            <text:p>1,082189</text:p>
          </table:table-cell>
          <table:table-cell office:value-type="float" office:value="1086410">
            <text:p>1086410</text:p>
          </table:table-cell>
          <table:table-cell office:value-type="float" office:value="1.08641">
            <text:p>1,08641</text:p>
          </table:table-cell>
          <table:table-cell/>
          <table:table-cell table:formula="of:=([.E104]+[.G104]+[.I104]+[.K104])/4" office:value-type="float" office:value="1085262.25">
            <text:p>1085262,25</text:p>
          </table:table-cell>
          <table:table-cell table:formula="of:=([.F104]+[.H104]+[.J104]+[.L104])/4" office:value-type="float" office:value="1.08526225">
            <text:p>1,08526225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71775">
            <text:p>1571775</text:p>
          </table:table-cell>
          <table:table-cell office:value-type="float" office:value="1.571775">
            <text:p>1,571775</text:p>
          </table:table-cell>
          <table:table-cell office:value-type="float" office:value="1576066">
            <text:p>1576066</text:p>
          </table:table-cell>
          <table:table-cell office:value-type="float" office:value="1.576066">
            <text:p>1,576066</text:p>
          </table:table-cell>
          <table:table-cell office:value-type="float" office:value="1577905">
            <text:p>1577905</text:p>
          </table:table-cell>
          <table:table-cell office:value-type="float" office:value="1.577905">
            <text:p>1,577905</text:p>
          </table:table-cell>
          <table:table-cell office:value-type="float" office:value="1573316">
            <text:p>1573316</text:p>
          </table:table-cell>
          <table:table-cell office:value-type="float" office:value="1.573316">
            <text:p>1,573316</text:p>
          </table:table-cell>
          <table:table-cell/>
          <table:table-cell table:formula="of:=([.E105]+[.G105]+[.I105]+[.K105])/4" office:value-type="float" office:value="1574765.5">
            <text:p>1574765,5</text:p>
          </table:table-cell>
          <table:table-cell table:formula="of:=([.F105]+[.H105]+[.J105]+[.L105])/4" office:value-type="float" office:value="1.5747655">
            <text:p>1,5747655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09203">
            <text:p>1709203</text:p>
          </table:table-cell>
          <table:table-cell office:value-type="float" office:value="1.709203">
            <text:p>1,709203</text:p>
          </table:table-cell>
          <table:table-cell office:value-type="float" office:value="1706324">
            <text:p>1706324</text:p>
          </table:table-cell>
          <table:table-cell office:value-type="float" office:value="1.706324">
            <text:p>1,706324</text:p>
          </table:table-cell>
          <table:table-cell office:value-type="float" office:value="1705068">
            <text:p>1705068</text:p>
          </table:table-cell>
          <table:table-cell office:value-type="float" office:value="1.705068">
            <text:p>1,705068</text:p>
          </table:table-cell>
          <table:table-cell office:value-type="float" office:value="1706251">
            <text:p>1706251</text:p>
          </table:table-cell>
          <table:table-cell office:value-type="float" office:value="1.706251">
            <text:p>1,706251</text:p>
          </table:table-cell>
          <table:table-cell/>
          <table:table-cell table:formula="of:=([.E106]+[.G106]+[.I106]+[.K106])/4" office:value-type="float" office:value="1706711.5">
            <text:p>1706711,5</text:p>
          </table:table-cell>
          <table:table-cell table:formula="of:=([.F106]+[.H106]+[.J106]+[.L106])/4" office:value-type="float" office:value="1.7067115">
            <text:p>1,7067115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87211">
            <text:p>1787211</text:p>
          </table:table-cell>
          <table:table-cell office:value-type="float" office:value="1.787211">
            <text:p>1,787211</text:p>
          </table:table-cell>
          <table:table-cell office:value-type="float" office:value="1796419">
            <text:p>1796419</text:p>
          </table:table-cell>
          <table:table-cell office:value-type="float" office:value="1.796419">
            <text:p>1,796419</text:p>
          </table:table-cell>
          <table:table-cell office:value-type="float" office:value="1796378">
            <text:p>1796378</text:p>
          </table:table-cell>
          <table:table-cell office:value-type="float" office:value="1.796378">
            <text:p>1,796378</text:p>
          </table:table-cell>
          <table:table-cell office:value-type="float" office:value="1795788">
            <text:p>1795788</text:p>
          </table:table-cell>
          <table:table-cell office:value-type="float" office:value="1.795788">
            <text:p>1,795788</text:p>
          </table:table-cell>
          <table:table-cell/>
          <table:table-cell table:formula="of:=([.E107]+[.G107]+[.I107]+[.K107])/4" office:value-type="float" office:value="1793949">
            <text:p>1793949</text:p>
          </table:table-cell>
          <table:table-cell table:formula="of:=([.F107]+[.H107]+[.J107]+[.L107])/4" office:value-type="float" office:value="1.793949">
            <text:p>1,793949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08140">
            <text:p>1908140</text:p>
          </table:table-cell>
          <table:table-cell office:value-type="float" office:value="1.90814">
            <text:p>1,90814</text:p>
          </table:table-cell>
          <table:table-cell office:value-type="float" office:value="1909265">
            <text:p>1909265</text:p>
          </table:table-cell>
          <table:table-cell office:value-type="float" office:value="1.909265">
            <text:p>1,909265</text:p>
          </table:table-cell>
          <table:table-cell office:value-type="float" office:value="1909709">
            <text:p>1909709</text:p>
          </table:table-cell>
          <table:table-cell office:value-type="float" office:value="1.909709">
            <text:p>1,909709</text:p>
          </table:table-cell>
          <table:table-cell office:value-type="float" office:value="1908084">
            <text:p>1908084</text:p>
          </table:table-cell>
          <table:table-cell office:value-type="float" office:value="1.908084">
            <text:p>1,908084</text:p>
          </table:table-cell>
          <table:table-cell/>
          <table:table-cell table:formula="of:=([.E108]+[.G108]+[.I108]+[.K108])/4" office:value-type="float" office:value="1908799.5">
            <text:p>1908799,5</text:p>
          </table:table-cell>
          <table:table-cell table:formula="of:=([.F108]+[.H108]+[.J108]+[.L108])/4" office:value-type="float" office:value="1.9087995">
            <text:p>1,9087995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24">
            <text:p>2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028990">
            <text:p>2028990</text:p>
          </table:table-cell>
          <table:table-cell office:value-type="float" office:value="2.02899">
            <text:p>2,02899</text:p>
          </table:table-cell>
          <table:table-cell office:value-type="float" office:value="2030538">
            <text:p>2030538</text:p>
          </table:table-cell>
          <table:table-cell office:value-type="float" office:value="2.030538">
            <text:p>2,030538</text:p>
          </table:table-cell>
          <table:table-cell office:value-type="float" office:value="2030440">
            <text:p>2030440</text:p>
          </table:table-cell>
          <table:table-cell office:value-type="float" office:value="2.03044">
            <text:p>2,03044</text:p>
          </table:table-cell>
          <table:table-cell office:value-type="float" office:value="2030327">
            <text:p>2030327</text:p>
          </table:table-cell>
          <table:table-cell office:value-type="float" office:value="2.030327">
            <text:p>2,030327</text:p>
          </table:table-cell>
          <table:table-cell/>
          <table:table-cell table:formula="of:=([.E109]+[.G109]+[.I109]+[.K109])/4" office:value-type="float" office:value="2030073.75">
            <text:p>2030073,75</text:p>
          </table:table-cell>
          <table:table-cell table:formula="of:=([.F109]+[.H109]+[.J109]+[.L109])/4" office:value-type="float" office:value="2.03007375">
            <text:p>2,03007375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151788">
            <text:p>2151788</text:p>
          </table:table-cell>
          <table:table-cell office:value-type="float" office:value="2.151788">
            <text:p>2,151788</text:p>
          </table:table-cell>
          <table:table-cell office:value-type="float" office:value="2157641">
            <text:p>2157641</text:p>
          </table:table-cell>
          <table:table-cell office:value-type="float" office:value="2.157641">
            <text:p>2,157641</text:p>
          </table:table-cell>
          <table:table-cell office:value-type="float" office:value="2157597">
            <text:p>2157597</text:p>
          </table:table-cell>
          <table:table-cell office:value-type="float" office:value="2.157597">
            <text:p>2,157597</text:p>
          </table:table-cell>
          <table:table-cell office:value-type="float" office:value="2158053">
            <text:p>2158053</text:p>
          </table:table-cell>
          <table:table-cell office:value-type="float" office:value="2.158053">
            <text:p>2,158053</text:p>
          </table:table-cell>
          <table:table-cell/>
          <table:table-cell table:formula="of:=([.E110]+[.G110]+[.I110]+[.K110])/4" office:value-type="float" office:value="2156269.75">
            <text:p>2156269,75</text:p>
          </table:table-cell>
          <table:table-cell table:formula="of:=([.F110]+[.H110]+[.J110]+[.L110])/4" office:value-type="float" office:value="2.15626975">
            <text:p>2,15626975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88">
            <text:p>28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297353">
            <text:p>2297353</text:p>
          </table:table-cell>
          <table:table-cell office:value-type="float" office:value="2.297353">
            <text:p>2,297353</text:p>
          </table:table-cell>
          <table:table-cell office:value-type="float" office:value="2294318">
            <text:p>2294318</text:p>
          </table:table-cell>
          <table:table-cell office:value-type="float" office:value="2.294318">
            <text:p>2,294318</text:p>
          </table:table-cell>
          <table:table-cell office:value-type="float" office:value="2299563">
            <text:p>2299563</text:p>
          </table:table-cell>
          <table:table-cell office:value-type="float" office:value="2.299563">
            <text:p>2,299563</text:p>
          </table:table-cell>
          <table:table-cell office:value-type="float" office:value="2295870">
            <text:p>2295870</text:p>
          </table:table-cell>
          <table:table-cell office:value-type="float" office:value="2.29587">
            <text:p>2,29587</text:p>
          </table:table-cell>
          <table:table-cell/>
          <table:table-cell table:formula="of:=([.E111]+[.G111]+[.I111]+[.K111])/4" office:value-type="float" office:value="2296776">
            <text:p>2296776</text:p>
          </table:table-cell>
          <table:table-cell table:formula="of:=([.F111]+[.H111]+[.J111]+[.L111])/4" office:value-type="float" office:value="2.296776">
            <text:p>2,296776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0">
            <text:p>32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460875">
            <text:p>2460875</text:p>
          </table:table-cell>
          <table:table-cell office:value-type="float" office:value="2.460875">
            <text:p>2,460875</text:p>
          </table:table-cell>
          <table:table-cell office:value-type="float" office:value="2466827">
            <text:p>2466827</text:p>
          </table:table-cell>
          <table:table-cell office:value-type="float" office:value="2.466827">
            <text:p>2,466827</text:p>
          </table:table-cell>
          <table:table-cell office:value-type="float" office:value="2466420">
            <text:p>2466420</text:p>
          </table:table-cell>
          <table:table-cell office:value-type="float" office:value="2.46642">
            <text:p>2,46642</text:p>
          </table:table-cell>
          <table:table-cell office:value-type="float" office:value="2466380">
            <text:p>2466380</text:p>
          </table:table-cell>
          <table:table-cell office:value-type="float" office:value="2.46638">
            <text:p>2,46638</text:p>
          </table:table-cell>
          <table:table-cell/>
          <table:table-cell table:formula="of:=([.E112]+[.G112]+[.I112]+[.K112])/4" office:value-type="float" office:value="2465125.5">
            <text:p>2465125,5</text:p>
          </table:table-cell>
          <table:table-cell table:formula="of:=([.F112]+[.H112]+[.J112]+[.L112])/4" office:value-type="float" office:value="2.4651255">
            <text:p>2,4651255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52">
            <text:p>35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31519">
            <text:p>2631519</text:p>
          </table:table-cell>
          <table:table-cell office:value-type="float" office:value="2.631519">
            <text:p>2,631519</text:p>
          </table:table-cell>
          <table:table-cell office:value-type="float" office:value="2629634">
            <text:p>2629634</text:p>
          </table:table-cell>
          <table:table-cell office:value-type="float" office:value="2.629634">
            <text:p>2,629634</text:p>
          </table:table-cell>
          <table:table-cell office:value-type="float" office:value="2629827">
            <text:p>2629827</text:p>
          </table:table-cell>
          <table:table-cell office:value-type="float" office:value="2.629827">
            <text:p>2,629827</text:p>
          </table:table-cell>
          <table:table-cell office:value-type="float" office:value="2632713">
            <text:p>2632713</text:p>
          </table:table-cell>
          <table:table-cell office:value-type="float" office:value="2.632713">
            <text:p>2,632713</text:p>
          </table:table-cell>
          <table:table-cell/>
          <table:table-cell table:formula="of:=([.E113]+[.G113]+[.I113]+[.K113])/4" office:value-type="float" office:value="2630923.25">
            <text:p>2630923,25</text:p>
          </table:table-cell>
          <table:table-cell table:formula="of:=([.F113]+[.H113]+[.J113]+[.L113])/4" office:value-type="float" office:value="2.63092325">
            <text:p>2,63092325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84">
            <text:p>38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814066">
            <text:p>2814066</text:p>
          </table:table-cell>
          <table:table-cell office:value-type="float" office:value="2.814066">
            <text:p>2,814066</text:p>
          </table:table-cell>
          <table:table-cell office:value-type="float" office:value="2815293">
            <text:p>2815293</text:p>
          </table:table-cell>
          <table:table-cell office:value-type="float" office:value="2.815293">
            <text:p>2,815293</text:p>
          </table:table-cell>
          <table:table-cell office:value-type="float" office:value="2813978">
            <text:p>2813978</text:p>
          </table:table-cell>
          <table:table-cell office:value-type="float" office:value="2.813978">
            <text:p>2,813978</text:p>
          </table:table-cell>
          <table:table-cell office:value-type="float" office:value="2815633">
            <text:p>2815633</text:p>
          </table:table-cell>
          <table:table-cell office:value-type="float" office:value="2.815633">
            <text:p>2,815633</text:p>
          </table:table-cell>
          <table:table-cell/>
          <table:table-cell table:formula="of:=([.E114]+[.G114]+[.I114]+[.K114])/4" office:value-type="float" office:value="2814742.5">
            <text:p>2814742,5</text:p>
          </table:table-cell>
          <table:table-cell table:formula="of:=([.F114]+[.H114]+[.J114]+[.L114])/4" office:value-type="float" office:value="2.8147425">
            <text:p>2,8147425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80401">
            <text:p>780401</text:p>
          </table:table-cell>
          <table:table-cell office:value-type="float" office:value="0.780401">
            <text:p>0,780401</text:p>
          </table:table-cell>
          <table:table-cell office:value-type="float" office:value="781537">
            <text:p>781537</text:p>
          </table:table-cell>
          <table:table-cell office:value-type="float" office:value="0.781537">
            <text:p>0,781537</text:p>
          </table:table-cell>
          <table:table-cell office:value-type="float" office:value="777202">
            <text:p>777202</text:p>
          </table:table-cell>
          <table:table-cell office:value-type="float" office:value="0.777202">
            <text:p>0,777202</text:p>
          </table:table-cell>
          <table:table-cell office:value-type="float" office:value="778447">
            <text:p>778447</text:p>
          </table:table-cell>
          <table:table-cell office:value-type="float" office:value="0.778447">
            <text:p>0,778447</text:p>
          </table:table-cell>
          <table:table-cell/>
          <table:table-cell table:formula="of:=([.E115]+[.G115]+[.I115]+[.K115])/4" office:value-type="float" office:value="779396.75">
            <text:p>779396,75</text:p>
          </table:table-cell>
          <table:table-cell table:formula="of:=([.F115]+[.H115]+[.J115]+[.L115])/4" office:value-type="float" office:value="0.77939675">
            <text:p>0,77939675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76878">
            <text:p>1276878</text:p>
          </table:table-cell>
          <table:table-cell office:value-type="float" office:value="1.276878">
            <text:p>1,276878</text:p>
          </table:table-cell>
          <table:table-cell office:value-type="float" office:value="1269853">
            <text:p>1269853</text:p>
          </table:table-cell>
          <table:table-cell office:value-type="float" office:value="1.269853">
            <text:p>1,269853</text:p>
          </table:table-cell>
          <table:table-cell office:value-type="float" office:value="1276827">
            <text:p>1276827</text:p>
          </table:table-cell>
          <table:table-cell office:value-type="float" office:value="1.276827">
            <text:p>1,276827</text:p>
          </table:table-cell>
          <table:table-cell office:value-type="float" office:value="1276924">
            <text:p>1276924</text:p>
          </table:table-cell>
          <table:table-cell office:value-type="float" office:value="1.276924">
            <text:p>1,276924</text:p>
          </table:table-cell>
          <table:table-cell/>
          <table:table-cell table:formula="of:=([.E116]+[.G116]+[.I116]+[.K116])/4" office:value-type="float" office:value="1275120.5">
            <text:p>1275120,5</text:p>
          </table:table-cell>
          <table:table-cell table:formula="of:=([.F116]+[.H116]+[.J116]+[.L116])/4" office:value-type="float" office:value="1.2751205">
            <text:p>1,2751205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72843">
            <text:p>1672843</text:p>
          </table:table-cell>
          <table:table-cell office:value-type="float" office:value="1.672843">
            <text:p>1,672843</text:p>
          </table:table-cell>
          <table:table-cell office:value-type="float" office:value="1670056">
            <text:p>1670056</text:p>
          </table:table-cell>
          <table:table-cell office:value-type="float" office:value="1.670056">
            <text:p>1,670056</text:p>
          </table:table-cell>
          <table:table-cell office:value-type="float" office:value="1668972">
            <text:p>1668972</text:p>
          </table:table-cell>
          <table:table-cell office:value-type="float" office:value="1.668972">
            <text:p>1,668972</text:p>
          </table:table-cell>
          <table:table-cell office:value-type="float" office:value="1674299">
            <text:p>1674299</text:p>
          </table:table-cell>
          <table:table-cell office:value-type="float" office:value="1.674299">
            <text:p>1,674299</text:p>
          </table:table-cell>
          <table:table-cell/>
          <table:table-cell table:formula="of:=([.E117]+[.G117]+[.I117]+[.K117])/4" office:value-type="float" office:value="1671542.5">
            <text:p>1671542,5</text:p>
          </table:table-cell>
          <table:table-cell table:formula="of:=([.F117]+[.H117]+[.J117]+[.L117])/4" office:value-type="float" office:value="1.6715425">
            <text:p>1,6715425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69536">
            <text:p>1769536</text:p>
          </table:table-cell>
          <table:table-cell office:value-type="float" office:value="1.769536">
            <text:p>1,769536</text:p>
          </table:table-cell>
          <table:table-cell office:value-type="float" office:value="1770889">
            <text:p>1770889</text:p>
          </table:table-cell>
          <table:table-cell office:value-type="float" office:value="1.770889">
            <text:p>1,770889</text:p>
          </table:table-cell>
          <table:table-cell office:value-type="float" office:value="1774988">
            <text:p>1774988</text:p>
          </table:table-cell>
          <table:table-cell office:value-type="float" office:value="1.774988">
            <text:p>1,774988</text:p>
          </table:table-cell>
          <table:table-cell office:value-type="float" office:value="1773799">
            <text:p>1773799</text:p>
          </table:table-cell>
          <table:table-cell office:value-type="float" office:value="1.773799">
            <text:p>1,773799</text:p>
          </table:table-cell>
          <table:table-cell/>
          <table:table-cell table:formula="of:=([.E118]+[.G118]+[.I118]+[.K118])/4" office:value-type="float" office:value="1772303">
            <text:p>1772303</text:p>
          </table:table-cell>
          <table:table-cell table:formula="of:=([.F118]+[.H118]+[.J118]+[.L118])/4" office:value-type="float" office:value="1.772303">
            <text:p>1,772303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07738">
            <text:p>1907738</text:p>
          </table:table-cell>
          <table:table-cell office:value-type="float" office:value="1.907738">
            <text:p>1,907738</text:p>
          </table:table-cell>
          <table:table-cell office:value-type="float" office:value="1909259">
            <text:p>1909259</text:p>
          </table:table-cell>
          <table:table-cell office:value-type="float" office:value="1.909259">
            <text:p>1,909259</text:p>
          </table:table-cell>
          <table:table-cell office:value-type="float" office:value="1909124">
            <text:p>1909124</text:p>
          </table:table-cell>
          <table:table-cell office:value-type="float" office:value="1.909124">
            <text:p>1,909124</text:p>
          </table:table-cell>
          <table:table-cell office:value-type="float" office:value="1909077">
            <text:p>1909077</text:p>
          </table:table-cell>
          <table:table-cell office:value-type="float" office:value="1.909077">
            <text:p>1,909077</text:p>
          </table:table-cell>
          <table:table-cell/>
          <table:table-cell table:formula="of:=([.E119]+[.G119]+[.I119]+[.K119])/4" office:value-type="float" office:value="1908799.5">
            <text:p>1908799,5</text:p>
          </table:table-cell>
          <table:table-cell table:formula="of:=([.F119]+[.H119]+[.J119]+[.L119])/4" office:value-type="float" office:value="1.9087995">
            <text:p>1,9087995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050608">
            <text:p>2050608</text:p>
          </table:table-cell>
          <table:table-cell office:value-type="float" office:value="2.050608">
            <text:p>2,050608</text:p>
          </table:table-cell>
          <table:table-cell office:value-type="float" office:value="2056203">
            <text:p>2056203</text:p>
          </table:table-cell>
          <table:table-cell office:value-type="float" office:value="2.056203">
            <text:p>2,056203</text:p>
          </table:table-cell>
          <table:table-cell office:value-type="float" office:value="2055962">
            <text:p>2055962</text:p>
          </table:table-cell>
          <table:table-cell office:value-type="float" office:value="2.055962">
            <text:p>2,055962</text:p>
          </table:table-cell>
          <table:table-cell office:value-type="float" office:value="2056127">
            <text:p>2056127</text:p>
          </table:table-cell>
          <table:table-cell office:value-type="float" office:value="2.056127">
            <text:p>2,056127</text:p>
          </table:table-cell>
          <table:table-cell/>
          <table:table-cell table:formula="of:=([.E120]+[.G120]+[.I120]+[.K120])/4" office:value-type="float" office:value="2054725">
            <text:p>2054725</text:p>
          </table:table-cell>
          <table:table-cell table:formula="of:=([.F120]+[.H120]+[.J120]+[.L120])/4" office:value-type="float" office:value="2.054725">
            <text:p>2,054725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24">
            <text:p>2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206341">
            <text:p>2206341</text:p>
          </table:table-cell>
          <table:table-cell office:value-type="float" office:value="2.206341">
            <text:p>2,206341</text:p>
          </table:table-cell>
          <table:table-cell office:value-type="float" office:value="2207125">
            <text:p>2207125</text:p>
          </table:table-cell>
          <table:table-cell office:value-type="float" office:value="2.207125">
            <text:p>2,207125</text:p>
          </table:table-cell>
          <table:table-cell office:value-type="float" office:value="2204569">
            <text:p>2204569</text:p>
          </table:table-cell>
          <table:table-cell office:value-type="float" office:value="2.204569">
            <text:p>2,204569</text:p>
          </table:table-cell>
          <table:table-cell office:value-type="float" office:value="2207090">
            <text:p>2207090</text:p>
          </table:table-cell>
          <table:table-cell office:value-type="float" office:value="2.20709">
            <text:p>2,20709</text:p>
          </table:table-cell>
          <table:table-cell/>
          <table:table-cell table:formula="of:=([.E121]+[.G121]+[.I121]+[.K121])/4" office:value-type="float" office:value="2206281.25">
            <text:p>2206281,25</text:p>
          </table:table-cell>
          <table:table-cell table:formula="of:=([.F121]+[.H121]+[.J121]+[.L121])/4" office:value-type="float" office:value="2.20628125">
            <text:p>2,20628125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398113">
            <text:p>2398113</text:p>
          </table:table-cell>
          <table:table-cell office:value-type="float" office:value="2.398113">
            <text:p>2,398113</text:p>
          </table:table-cell>
          <table:table-cell office:value-type="float" office:value="2394899">
            <text:p>2394899</text:p>
          </table:table-cell>
          <table:table-cell office:value-type="float" office:value="2.394899">
            <text:p>2,394899</text:p>
          </table:table-cell>
          <table:table-cell office:value-type="float" office:value="2399031">
            <text:p>2399031</text:p>
          </table:table-cell>
          <table:table-cell office:value-type="float" office:value="2.399031">
            <text:p>2,399031</text:p>
          </table:table-cell>
          <table:table-cell office:value-type="float" office:value="2399019">
            <text:p>2399019</text:p>
          </table:table-cell>
          <table:table-cell office:value-type="float" office:value="2.399019">
            <text:p>2,399019</text:p>
          </table:table-cell>
          <table:table-cell/>
          <table:table-cell table:formula="of:=([.E122]+[.G122]+[.I122]+[.K122])/4" office:value-type="float" office:value="2397765.5">
            <text:p>2397765,5</text:p>
          </table:table-cell>
          <table:table-cell table:formula="of:=([.F122]+[.H122]+[.J122]+[.L122])/4" office:value-type="float" office:value="2.3977655">
            <text:p>2,3977655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88">
            <text:p>28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591959">
            <text:p>2591959</text:p>
          </table:table-cell>
          <table:table-cell office:value-type="float" office:value="2.591959">
            <text:p>2,591959</text:p>
          </table:table-cell>
          <table:table-cell office:value-type="float" office:value="2597249">
            <text:p>2597249</text:p>
          </table:table-cell>
          <table:table-cell office:value-type="float" office:value="2.597249">
            <text:p>2,597249</text:p>
          </table:table-cell>
          <table:table-cell office:value-type="float" office:value="2597246">
            <text:p>2597246</text:p>
          </table:table-cell>
          <table:table-cell office:value-type="float" office:value="2.597246">
            <text:p>2,597246</text:p>
          </table:table-cell>
          <table:table-cell office:value-type="float" office:value="2598537">
            <text:p>2598537</text:p>
          </table:table-cell>
          <table:table-cell office:value-type="float" office:value="2.598537">
            <text:p>2,598537</text:p>
          </table:table-cell>
          <table:table-cell/>
          <table:table-cell table:formula="of:=([.E123]+[.G123]+[.I123]+[.K123])/4" office:value-type="float" office:value="2596247.75">
            <text:p>2596247,75</text:p>
          </table:table-cell>
          <table:table-cell table:formula="of:=([.F123]+[.H123]+[.J123]+[.L123])/4" office:value-type="float" office:value="2.59624775">
            <text:p>2,59624775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0">
            <text:p>32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811711">
            <text:p>2811711</text:p>
          </table:table-cell>
          <table:table-cell office:value-type="float" office:value="2.811711">
            <text:p>2,811711</text:p>
          </table:table-cell>
          <table:table-cell office:value-type="float" office:value="2815432">
            <text:p>2815432</text:p>
          </table:table-cell>
          <table:table-cell office:value-type="float" office:value="2.815432">
            <text:p>2,815432</text:p>
          </table:table-cell>
          <table:table-cell office:value-type="float" office:value="2810124">
            <text:p>2810124</text:p>
          </table:table-cell>
          <table:table-cell office:value-type="float" office:value="2.810124">
            <text:p>2,810124</text:p>
          </table:table-cell>
          <table:table-cell office:value-type="float" office:value="2821239">
            <text:p>2821239</text:p>
          </table:table-cell>
          <table:table-cell office:value-type="float" office:value="2.821239">
            <text:p>2,821239</text:p>
          </table:table-cell>
          <table:table-cell/>
          <table:table-cell table:formula="of:=([.E124]+[.G124]+[.I124]+[.K124])/4" office:value-type="float" office:value="2814626.5">
            <text:p>2814626,5</text:p>
          </table:table-cell>
          <table:table-cell table:formula="of:=([.F124]+[.H124]+[.J124]+[.L124])/4" office:value-type="float" office:value="2.8146265">
            <text:p>2,8146265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39938">
            <text:p>839938</text:p>
          </table:table-cell>
          <table:table-cell office:value-type="float" office:value="0.839938">
            <text:p>0,839938</text:p>
          </table:table-cell>
          <table:table-cell office:value-type="float" office:value="835363">
            <text:p>835363</text:p>
          </table:table-cell>
          <table:table-cell office:value-type="float" office:value="0.835363">
            <text:p>0,835363</text:p>
          </table:table-cell>
          <table:table-cell office:value-type="float" office:value="840970">
            <text:p>840970</text:p>
          </table:table-cell>
          <table:table-cell office:value-type="float" office:value="0.84097">
            <text:p>0,84097</text:p>
          </table:table-cell>
          <table:table-cell office:value-type="float" office:value="832758">
            <text:p>832758</text:p>
          </table:table-cell>
          <table:table-cell office:value-type="float" office:value="0.832758">
            <text:p>0,832758</text:p>
          </table:table-cell>
          <table:table-cell/>
          <table:table-cell table:formula="of:=([.E125]+[.G125]+[.I125]+[.K125])/4" office:value-type="float" office:value="837257.25">
            <text:p>837257,25</text:p>
          </table:table-cell>
          <table:table-cell table:formula="of:=([.F125]+[.H125]+[.J125]+[.L125])/4" office:value-type="float" office:value="0.83725725">
            <text:p>0,83725725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39390">
            <text:p>1439390</text:p>
          </table:table-cell>
          <table:table-cell office:value-type="float" office:value="1.43939">
            <text:p>1,43939</text:p>
          </table:table-cell>
          <table:table-cell office:value-type="float" office:value="1434902">
            <text:p>1434902</text:p>
          </table:table-cell>
          <table:table-cell office:value-type="float" office:value="1.434902">
            <text:p>1,434902</text:p>
          </table:table-cell>
          <table:table-cell office:value-type="float" office:value="1436180">
            <text:p>1436180</text:p>
          </table:table-cell>
          <table:table-cell office:value-type="float" office:value="1.43618">
            <text:p>1,43618</text:p>
          </table:table-cell>
          <table:table-cell office:value-type="float" office:value="1440710">
            <text:p>1440710</text:p>
          </table:table-cell>
          <table:table-cell office:value-type="float" office:value="1.44071">
            <text:p>1,44071</text:p>
          </table:table-cell>
          <table:table-cell/>
          <table:table-cell table:formula="of:=([.E126]+[.G126]+[.I126]+[.K126])/4" office:value-type="float" office:value="1437795.5">
            <text:p>1437795,5</text:p>
          </table:table-cell>
          <table:table-cell table:formula="of:=([.F126]+[.H126]+[.J126]+[.L126])/4" office:value-type="float" office:value="1.4377955">
            <text:p>1,4377955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11321">
            <text:p>1711321</text:p>
          </table:table-cell>
          <table:table-cell office:value-type="float" office:value="1.711321">
            <text:p>1,711321</text:p>
          </table:table-cell>
          <table:table-cell office:value-type="float" office:value="1715932">
            <text:p>1715932</text:p>
          </table:table-cell>
          <table:table-cell office:value-type="float" office:value="1.715932">
            <text:p>1,715932</text:p>
          </table:table-cell>
          <table:table-cell office:value-type="float" office:value="1716781">
            <text:p>1716781</text:p>
          </table:table-cell>
          <table:table-cell office:value-type="float" office:value="1.716781">
            <text:p>1,716781</text:p>
          </table:table-cell>
          <table:table-cell office:value-type="float" office:value="1711462">
            <text:p>1711462</text:p>
          </table:table-cell>
          <table:table-cell office:value-type="float" office:value="1.711462">
            <text:p>1,711462</text:p>
          </table:table-cell>
          <table:table-cell/>
          <table:table-cell table:formula="of:=([.E127]+[.G127]+[.I127]+[.K127])/4" office:value-type="float" office:value="1713874">
            <text:p>1713874</text:p>
          </table:table-cell>
          <table:table-cell table:formula="of:=([.F127]+[.H127]+[.J127]+[.L127])/4" office:value-type="float" office:value="1.713874">
            <text:p>1,713874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55081">
            <text:p>1855081</text:p>
          </table:table-cell>
          <table:table-cell office:value-type="float" office:value="1.855081">
            <text:p>1,855081</text:p>
          </table:table-cell>
          <table:table-cell office:value-type="float" office:value="1861606">
            <text:p>1861606</text:p>
          </table:table-cell>
          <table:table-cell office:value-type="float" office:value="1.861606">
            <text:p>1,861606</text:p>
          </table:table-cell>
          <table:table-cell office:value-type="float" office:value="1860311">
            <text:p>1860311</text:p>
          </table:table-cell>
          <table:table-cell office:value-type="float" office:value="1.860311">
            <text:p>1,860311</text:p>
          </table:table-cell>
          <table:table-cell office:value-type="float" office:value="1860448">
            <text:p>1860448</text:p>
          </table:table-cell>
          <table:table-cell office:value-type="float" office:value="1.860448">
            <text:p>1,860448</text:p>
          </table:table-cell>
          <table:table-cell/>
          <table:table-cell table:formula="of:=([.E128]+[.G128]+[.I128]+[.K128])/4" office:value-type="float" office:value="1859361.5">
            <text:p>1859361,5</text:p>
          </table:table-cell>
          <table:table-cell table:formula="of:=([.F128]+[.H128]+[.J128]+[.L128])/4" office:value-type="float" office:value="1.8593615">
            <text:p>1,8593615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029113">
            <text:p>2029113</text:p>
          </table:table-cell>
          <table:table-cell office:value-type="float" office:value="2.029113">
            <text:p>2,029113</text:p>
          </table:table-cell>
          <table:table-cell office:value-type="float" office:value="2030823">
            <text:p>2030823</text:p>
          </table:table-cell>
          <table:table-cell office:value-type="float" office:value="2.030823">
            <text:p>2,030823</text:p>
          </table:table-cell>
          <table:table-cell office:value-type="float" office:value="2030190">
            <text:p>2030190</text:p>
          </table:table-cell>
          <table:table-cell office:value-type="float" office:value="2.03019">
            <text:p>2,03019</text:p>
          </table:table-cell>
          <table:table-cell office:value-type="float" office:value="2030900">
            <text:p>2030900</text:p>
          </table:table-cell>
          <table:table-cell office:value-type="float" office:value="2.0309">
            <text:p>2,0309</text:p>
          </table:table-cell>
          <table:table-cell/>
          <table:table-cell table:formula="of:=([.E129]+[.G129]+[.I129]+[.K129])/4" office:value-type="float" office:value="2030256.5">
            <text:p>2030256,5</text:p>
          </table:table-cell>
          <table:table-cell table:formula="of:=([.F129]+[.H129]+[.J129]+[.L129])/4" office:value-type="float" office:value="2.0302565">
            <text:p>2,0302565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202554">
            <text:p>2202554</text:p>
          </table:table-cell>
          <table:table-cell office:value-type="float" office:value="2.202554">
            <text:p>2,202554</text:p>
          </table:table-cell>
          <table:table-cell office:value-type="float" office:value="2211503">
            <text:p>2211503</text:p>
          </table:table-cell>
          <table:table-cell office:value-type="float" office:value="2.211503">
            <text:p>2,211503</text:p>
          </table:table-cell>
          <table:table-cell office:value-type="float" office:value="2207391">
            <text:p>2207391</text:p>
          </table:table-cell>
          <table:table-cell office:value-type="float" office:value="2.207391">
            <text:p>2,207391</text:p>
          </table:table-cell>
          <table:table-cell office:value-type="float" office:value="2207482">
            <text:p>2207482</text:p>
          </table:table-cell>
          <table:table-cell office:value-type="float" office:value="2.207482">
            <text:p>2,207482</text:p>
          </table:table-cell>
          <table:table-cell/>
          <table:table-cell table:formula="of:=([.E130]+[.G130]+[.I130]+[.K130])/4" office:value-type="float" office:value="2207232.5">
            <text:p>2207232,5</text:p>
          </table:table-cell>
          <table:table-cell table:formula="of:=([.F130]+[.H130]+[.J130]+[.L130])/4" office:value-type="float" office:value="2.2072325">
            <text:p>2,2072325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24">
            <text:p>2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425879">
            <text:p>2425879</text:p>
          </table:table-cell>
          <table:table-cell office:value-type="float" office:value="2.425879">
            <text:p>2,425879</text:p>
          </table:table-cell>
          <table:table-cell office:value-type="float" office:value="2419037">
            <text:p>2419037</text:p>
          </table:table-cell>
          <table:table-cell office:value-type="float" office:value="2.419037">
            <text:p>2,419037</text:p>
          </table:table-cell>
          <table:table-cell office:value-type="float" office:value="2432715">
            <text:p>2432715</text:p>
          </table:table-cell>
          <table:table-cell office:value-type="float" office:value="2.432715">
            <text:p>2,432715</text:p>
          </table:table-cell>
          <table:table-cell office:value-type="float" office:value="2427037">
            <text:p>2427037</text:p>
          </table:table-cell>
          <table:table-cell office:value-type="float" office:value="2.427037">
            <text:p>2,427037</text:p>
          </table:table-cell>
          <table:table-cell/>
          <table:table-cell table:formula="of:=([.E131]+[.G131]+[.I131]+[.K131])/4" office:value-type="float" office:value="2426167">
            <text:p>2426167</text:p>
          </table:table-cell>
          <table:table-cell table:formula="of:=([.F131]+[.H131]+[.J131]+[.L131])/4" office:value-type="float" office:value="2.426167">
            <text:p>2,426167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70361">
            <text:p>2670361</text:p>
          </table:table-cell>
          <table:table-cell office:value-type="float" office:value="2.670361">
            <text:p>2,670361</text:p>
          </table:table-cell>
          <table:table-cell office:value-type="float" office:value="2671578">
            <text:p>2671578</text:p>
          </table:table-cell>
          <table:table-cell office:value-type="float" office:value="2.671578">
            <text:p>2,671578</text:p>
          </table:table-cell>
          <table:table-cell office:value-type="float" office:value="2663403">
            <text:p>2663403</text:p>
          </table:table-cell>
          <table:table-cell office:value-type="float" office:value="2.663403">
            <text:p>2,663403</text:p>
          </table:table-cell>
          <table:table-cell office:value-type="float" office:value="2669844">
            <text:p>2669844</text:p>
          </table:table-cell>
          <table:table-cell office:value-type="float" office:value="2.669844">
            <text:p>2,669844</text:p>
          </table:table-cell>
          <table:table-cell/>
          <table:table-cell table:formula="of:=([.E132]+[.G132]+[.I132]+[.K132])/4" office:value-type="float" office:value="2668796.5">
            <text:p>2668796,5</text:p>
          </table:table-cell>
          <table:table-cell table:formula="of:=([.F132]+[.H132]+[.J132]+[.L132])/4" office:value-type="float" office:value="2.6687965">
            <text:p>2,6687965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88">
            <text:p>28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922331">
            <text:p>2922331</text:p>
          </table:table-cell>
          <table:table-cell office:value-type="float" office:value="2.922331">
            <text:p>2,922331</text:p>
          </table:table-cell>
          <table:table-cell office:value-type="float" office:value="2931975">
            <text:p>2931975</text:p>
          </table:table-cell>
          <table:table-cell office:value-type="float" office:value="2.931975">
            <text:p>2,931975</text:p>
          </table:table-cell>
          <table:table-cell office:value-type="float" office:value="2929155">
            <text:p>2929155</text:p>
          </table:table-cell>
          <table:table-cell office:value-type="float" office:value="2.929155">
            <text:p>2,929155</text:p>
          </table:table-cell>
          <table:table-cell office:value-type="float" office:value="2926222">
            <text:p>2926222</text:p>
          </table:table-cell>
          <table:table-cell office:value-type="float" office:value="2.926222">
            <text:p>2,926222</text:p>
          </table:table-cell>
          <table:table-cell/>
          <table:table-cell table:formula="of:=([.E133]+[.G133]+[.I133]+[.K133])/4" office:value-type="float" office:value="2927420.75">
            <text:p>2927420,75</text:p>
          </table:table-cell>
          <table:table-cell table:formula="of:=([.F133]+[.H133]+[.J133]+[.L133])/4" office:value-type="float" office:value="2.92742075">
            <text:p>2,92742075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27710">
            <text:p>927710</text:p>
          </table:table-cell>
          <table:table-cell office:value-type="float" office:value="0.92771">
            <text:p>0,92771</text:p>
          </table:table-cell>
          <table:table-cell office:value-type="float" office:value="921929">
            <text:p>921929</text:p>
          </table:table-cell>
          <table:table-cell office:value-type="float" office:value="0.921929">
            <text:p>0,921929</text:p>
          </table:table-cell>
          <table:table-cell office:value-type="float" office:value="928506">
            <text:p>928506</text:p>
          </table:table-cell>
          <table:table-cell office:value-type="float" office:value="0.928506">
            <text:p>0,928506</text:p>
          </table:table-cell>
          <table:table-cell office:value-type="float" office:value="928917">
            <text:p>928917</text:p>
          </table:table-cell>
          <table:table-cell office:value-type="float" office:value="0.928917">
            <text:p>0,928917</text:p>
          </table:table-cell>
          <table:table-cell/>
          <table:table-cell table:formula="of:=([.E134]+[.G134]+[.I134]+[.K134])/4" office:value-type="float" office:value="926765.5">
            <text:p>926765,5</text:p>
          </table:table-cell>
          <table:table-cell table:formula="of:=([.F134]+[.H134]+[.J134]+[.L134])/4" office:value-type="float" office:value="0.9267655">
            <text:p>0,9267655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35936">
            <text:p>1635936</text:p>
          </table:table-cell>
          <table:table-cell office:value-type="float" office:value="1.635936">
            <text:p>1,635936</text:p>
          </table:table-cell>
          <table:table-cell office:value-type="float" office:value="1632137">
            <text:p>1632137</text:p>
          </table:table-cell>
          <table:table-cell office:value-type="float" office:value="1.632137">
            <text:p>1,632137</text:p>
          </table:table-cell>
          <table:table-cell office:value-type="float" office:value="1638088">
            <text:p>1638088</text:p>
          </table:table-cell>
          <table:table-cell office:value-type="float" office:value="1.638088">
            <text:p>1,638088</text:p>
          </table:table-cell>
          <table:table-cell office:value-type="float" office:value="1637530">
            <text:p>1637530</text:p>
          </table:table-cell>
          <table:table-cell office:value-type="float" office:value="1.63753">
            <text:p>1,63753</text:p>
          </table:table-cell>
          <table:table-cell/>
          <table:table-cell table:formula="of:=([.E135]+[.G135]+[.I135]+[.K135])/4" office:value-type="float" office:value="1635922.75">
            <text:p>1635922,75</text:p>
          </table:table-cell>
          <table:table-cell table:formula="of:=([.F135]+[.H135]+[.J135]+[.L135])/4" office:value-type="float" office:value="1.63592275">
            <text:p>1,63592275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73754">
            <text:p>1773754</text:p>
          </table:table-cell>
          <table:table-cell office:value-type="float" office:value="1.773754">
            <text:p>1,773754</text:p>
          </table:table-cell>
          <table:table-cell office:value-type="float" office:value="1775035">
            <text:p>1775035</text:p>
          </table:table-cell>
          <table:table-cell office:value-type="float" office:value="1.775035">
            <text:p>1,775035</text:p>
          </table:table-cell>
          <table:table-cell office:value-type="float" office:value="1773825">
            <text:p>1773825</text:p>
          </table:table-cell>
          <table:table-cell office:value-type="float" office:value="1.773825">
            <text:p>1,773825</text:p>
          </table:table-cell>
          <table:table-cell office:value-type="float" office:value="1775097">
            <text:p>1775097</text:p>
          </table:table-cell>
          <table:table-cell office:value-type="float" office:value="1.775097">
            <text:p>1,775097</text:p>
          </table:table-cell>
          <table:table-cell/>
          <table:table-cell table:formula="of:=([.E136]+[.G136]+[.I136]+[.K136])/4" office:value-type="float" office:value="1774427.75">
            <text:p>1774427,75</text:p>
          </table:table-cell>
          <table:table-cell table:formula="of:=([.F136]+[.H136]+[.J136]+[.L136])/4" office:value-type="float" office:value="1.77442775">
            <text:p>1,77442775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45912">
            <text:p>1945912</text:p>
          </table:table-cell>
          <table:table-cell office:value-type="float" office:value="1.945912">
            <text:p>1,945912</text:p>
          </table:table-cell>
          <table:table-cell office:value-type="float" office:value="1947249">
            <text:p>1947249</text:p>
          </table:table-cell>
          <table:table-cell office:value-type="float" office:value="1.947249">
            <text:p>1,947249</text:p>
          </table:table-cell>
          <table:table-cell office:value-type="float" office:value="1947196">
            <text:p>1947196</text:p>
          </table:table-cell>
          <table:table-cell office:value-type="float" office:value="1.947196">
            <text:p>1,947196</text:p>
          </table:table-cell>
          <table:table-cell office:value-type="float" office:value="1946632">
            <text:p>1946632</text:p>
          </table:table-cell>
          <table:table-cell office:value-type="float" office:value="1.946632">
            <text:p>1,946632</text:p>
          </table:table-cell>
          <table:table-cell/>
          <table:table-cell table:formula="of:=([.E137]+[.G137]+[.I137]+[.K137])/4" office:value-type="float" office:value="1946747.25">
            <text:p>1946747,25</text:p>
          </table:table-cell>
          <table:table-cell table:formula="of:=([.F137]+[.H137]+[.J137]+[.L137])/4" office:value-type="float" office:value="1.94674725">
            <text:p>1,94674725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152421">
            <text:p>2152421</text:p>
          </table:table-cell>
          <table:table-cell office:value-type="float" office:value="2.152421">
            <text:p>2,152421</text:p>
          </table:table-cell>
          <table:table-cell office:value-type="float" office:value="2157685">
            <text:p>2157685</text:p>
          </table:table-cell>
          <table:table-cell office:value-type="float" office:value="2.157685">
            <text:p>2,157685</text:p>
          </table:table-cell>
          <table:table-cell office:value-type="float" office:value="2153790">
            <text:p>2153790</text:p>
          </table:table-cell>
          <table:table-cell office:value-type="float" office:value="2.15379">
            <text:p>2,15379</text:p>
          </table:table-cell>
          <table:table-cell office:value-type="float" office:value="2157498">
            <text:p>2157498</text:p>
          </table:table-cell>
          <table:table-cell office:value-type="float" office:value="2.157498">
            <text:p>2,157498</text:p>
          </table:table-cell>
          <table:table-cell/>
          <table:table-cell table:formula="of:=([.E138]+[.G138]+[.I138]+[.K138])/4" office:value-type="float" office:value="2155348.5">
            <text:p>2155348,5</text:p>
          </table:table-cell>
          <table:table-cell table:formula="of:=([.F138]+[.H138]+[.J138]+[.L138])/4" office:value-type="float" office:value="2.1553485">
            <text:p>2,1553485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397546">
            <text:p>2397546</text:p>
          </table:table-cell>
          <table:table-cell office:value-type="float" office:value="2.397546">
            <text:p>2,397546</text:p>
          </table:table-cell>
          <table:table-cell office:value-type="float" office:value="2398159">
            <text:p>2398159</text:p>
          </table:table-cell>
          <table:table-cell office:value-type="float" office:value="2.398159">
            <text:p>2,398159</text:p>
          </table:table-cell>
          <table:table-cell office:value-type="float" office:value="2393993">
            <text:p>2393993</text:p>
          </table:table-cell>
          <table:table-cell office:value-type="float" office:value="2.393993">
            <text:p>2,393993</text:p>
          </table:table-cell>
          <table:table-cell office:value-type="float" office:value="2390266">
            <text:p>2390266</text:p>
          </table:table-cell>
          <table:table-cell office:value-type="float" office:value="2.390266">
            <text:p>2,390266</text:p>
          </table:table-cell>
          <table:table-cell/>
          <table:table-cell table:formula="of:=([.E139]+[.G139]+[.I139]+[.K139])/4" office:value-type="float" office:value="2394991">
            <text:p>2394991</text:p>
          </table:table-cell>
          <table:table-cell table:formula="of:=([.F139]+[.H139]+[.J139]+[.L139])/4" office:value-type="float" office:value="2.394991">
            <text:p>2,394991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4">
            <text:p>2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68455">
            <text:p>2668455</text:p>
          </table:table-cell>
          <table:table-cell office:value-type="float" office:value="2.668455">
            <text:p>2,668455</text:p>
          </table:table-cell>
          <table:table-cell office:value-type="float" office:value="2670511">
            <text:p>2670511</text:p>
          </table:table-cell>
          <table:table-cell office:value-type="float" office:value="2.670511">
            <text:p>2,670511</text:p>
          </table:table-cell>
          <table:table-cell office:value-type="float" office:value="2669522">
            <text:p>2669522</text:p>
          </table:table-cell>
          <table:table-cell office:value-type="float" office:value="2.669522">
            <text:p>2,669522</text:p>
          </table:table-cell>
          <table:table-cell office:value-type="float" office:value="2671008">
            <text:p>2671008</text:p>
          </table:table-cell>
          <table:table-cell office:value-type="float" office:value="2.671008">
            <text:p>2,671008</text:p>
          </table:table-cell>
          <table:table-cell/>
          <table:table-cell table:formula="of:=([.E140]+[.G140]+[.I140]+[.K140])/4" office:value-type="float" office:value="2669874">
            <text:p>2669874</text:p>
          </table:table-cell>
          <table:table-cell table:formula="of:=([.F140]+[.H140]+[.J140]+[.L140])/4" office:value-type="float" office:value="2.669874">
            <text:p>2,669874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954624">
            <text:p>2954624</text:p>
          </table:table-cell>
          <table:table-cell office:value-type="float" office:value="2.954624">
            <text:p>2,954624</text:p>
          </table:table-cell>
          <table:table-cell office:value-type="float" office:value="2961254">
            <text:p>2961254</text:p>
          </table:table-cell>
          <table:table-cell office:value-type="float" office:value="2.961254">
            <text:p>2,961254</text:p>
          </table:table-cell>
          <table:table-cell office:value-type="float" office:value="2960200">
            <text:p>2960200</text:p>
          </table:table-cell>
          <table:table-cell office:value-type="float" office:value="2.9602">
            <text:p>2,9602</text:p>
          </table:table-cell>
          <table:table-cell office:value-type="float" office:value="2955860">
            <text:p>2955860</text:p>
          </table:table-cell>
          <table:table-cell office:value-type="float" office:value="2.95586">
            <text:p>2,95586</text:p>
          </table:table-cell>
          <table:table-cell/>
          <table:table-cell table:formula="of:=([.E141]+[.G141]+[.I141]+[.K141])/4" office:value-type="float" office:value="2957984.5">
            <text:p>2957984,5</text:p>
          </table:table-cell>
          <table:table-cell table:formula="of:=([.F141]+[.H141]+[.J141]+[.L141])/4" office:value-type="float" office:value="2.9579845">
            <text:p>2,9579845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18463">
            <text:p>1018463</text:p>
          </table:table-cell>
          <table:table-cell office:value-type="float" office:value="1.018463">
            <text:p>1,018463</text:p>
          </table:table-cell>
          <table:table-cell office:value-type="float" office:value="1020976">
            <text:p>1020976</text:p>
          </table:table-cell>
          <table:table-cell office:value-type="float" office:value="1.020976">
            <text:p>1,020976</text:p>
          </table:table-cell>
          <table:table-cell office:value-type="float" office:value="1023726">
            <text:p>1023726</text:p>
          </table:table-cell>
          <table:table-cell office:value-type="float" office:value="1.023726">
            <text:p>1,023726</text:p>
          </table:table-cell>
          <table:table-cell office:value-type="float" office:value="1016701">
            <text:p>1016701</text:p>
          </table:table-cell>
          <table:table-cell office:value-type="float" office:value="1.016701">
            <text:p>1,016701</text:p>
          </table:table-cell>
          <table:table-cell/>
          <table:table-cell table:formula="of:=([.E142]+[.G142]+[.I142]+[.K142])/4" office:value-type="float" office:value="1019966.5">
            <text:p>1019966,5</text:p>
          </table:table-cell>
          <table:table-cell table:formula="of:=([.F142]+[.H142]+[.J142]+[.L142])/4" office:value-type="float" office:value="1.0199665">
            <text:p>1,0199665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73432">
            <text:p>1673432</text:p>
          </table:table-cell>
          <table:table-cell office:value-type="float" office:value="1.673432">
            <text:p>1,673432</text:p>
          </table:table-cell>
          <table:table-cell office:value-type="float" office:value="1674404">
            <text:p>1674404</text:p>
          </table:table-cell>
          <table:table-cell office:value-type="float" office:value="1.674404">
            <text:p>1,674404</text:p>
          </table:table-cell>
          <table:table-cell office:value-type="float" office:value="1666159">
            <text:p>1666159</text:p>
          </table:table-cell>
          <table:table-cell office:value-type="float" office:value="1.666159">
            <text:p>1,666159</text:p>
          </table:table-cell>
          <table:table-cell office:value-type="float" office:value="1673400">
            <text:p>1673400</text:p>
          </table:table-cell>
          <table:table-cell office:value-type="float" office:value="1.6734">
            <text:p>1,6734</text:p>
          </table:table-cell>
          <table:table-cell/>
          <table:table-cell table:formula="of:=([.E143]+[.G143]+[.I143]+[.K143])/4" office:value-type="float" office:value="1671848.75">
            <text:p>1671848,75</text:p>
          </table:table-cell>
          <table:table-cell table:formula="of:=([.F143]+[.H143]+[.J143]+[.L143])/4" office:value-type="float" office:value="1.67184875">
            <text:p>1,67184875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32454">
            <text:p>1832454</text:p>
          </table:table-cell>
          <table:table-cell office:value-type="float" office:value="1.832454">
            <text:p>1,832454</text:p>
          </table:table-cell>
          <table:table-cell office:value-type="float" office:value="1836696">
            <text:p>1836696</text:p>
          </table:table-cell>
          <table:table-cell office:value-type="float" office:value="1.836696">
            <text:p>1,836696</text:p>
          </table:table-cell>
          <table:table-cell office:value-type="float" office:value="1833931">
            <text:p>1833931</text:p>
          </table:table-cell>
          <table:table-cell office:value-type="float" office:value="1.833931">
            <text:p>1,833931</text:p>
          </table:table-cell>
          <table:table-cell office:value-type="float" office:value="1832628">
            <text:p>1832628</text:p>
          </table:table-cell>
          <table:table-cell office:value-type="float" office:value="1.832628">
            <text:p>1,832628</text:p>
          </table:table-cell>
          <table:table-cell/>
          <table:table-cell table:formula="of:=([.E144]+[.G144]+[.I144]+[.K144])/4" office:value-type="float" office:value="1833927.25">
            <text:p>1833927,25</text:p>
          </table:table-cell>
          <table:table-cell table:formula="of:=([.F144]+[.H144]+[.J144]+[.L144])/4" office:value-type="float" office:value="1.83392725">
            <text:p>1,83392725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054799">
            <text:p>2054799</text:p>
          </table:table-cell>
          <table:table-cell office:value-type="float" office:value="2.054799">
            <text:p>2,054799</text:p>
          </table:table-cell>
          <table:table-cell office:value-type="float" office:value="2055898">
            <text:p>2055898</text:p>
          </table:table-cell>
          <table:table-cell office:value-type="float" office:value="2.055898">
            <text:p>2,055898</text:p>
          </table:table-cell>
          <table:table-cell office:value-type="float" office:value="2057267">
            <text:p>2057267</text:p>
          </table:table-cell>
          <table:table-cell office:value-type="float" office:value="2.057267">
            <text:p>2,057267</text:p>
          </table:table-cell>
          <table:table-cell office:value-type="float" office:value="2053176">
            <text:p>2053176</text:p>
          </table:table-cell>
          <table:table-cell office:value-type="float" office:value="2.053176">
            <text:p>2,053176</text:p>
          </table:table-cell>
          <table:table-cell/>
          <table:table-cell table:formula="of:=([.E145]+[.G145]+[.I145]+[.K145])/4" office:value-type="float" office:value="2055285">
            <text:p>2055285</text:p>
          </table:table-cell>
          <table:table-cell table:formula="of:=([.F145]+[.H145]+[.J145]+[.L145])/4" office:value-type="float" office:value="2.055285">
            <text:p>2,055285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293837">
            <text:p>2293837</text:p>
          </table:table-cell>
          <table:table-cell office:value-type="float" office:value="2.293837">
            <text:p>2,293837</text:p>
          </table:table-cell>
          <table:table-cell office:value-type="float" office:value="2297055">
            <text:p>2297055</text:p>
          </table:table-cell>
          <table:table-cell office:value-type="float" office:value="2.297055">
            <text:p>2,297055</text:p>
          </table:table-cell>
          <table:table-cell office:value-type="float" office:value="2298942">
            <text:p>2298942</text:p>
          </table:table-cell>
          <table:table-cell office:value-type="float" office:value="2.298942">
            <text:p>2,298942</text:p>
          </table:table-cell>
          <table:table-cell office:value-type="float" office:value="2299108">
            <text:p>2299108</text:p>
          </table:table-cell>
          <table:table-cell office:value-type="float" office:value="2.299108">
            <text:p>2,299108</text:p>
          </table:table-cell>
          <table:table-cell/>
          <table:table-cell table:formula="of:=([.E146]+[.G146]+[.I146]+[.K146])/4" office:value-type="float" office:value="2297235.5">
            <text:p>2297235,5</text:p>
          </table:table-cell>
          <table:table-cell table:formula="of:=([.F146]+[.H146]+[.J146]+[.L146])/4" office:value-type="float" office:value="2.2972355">
            <text:p>2,2972355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595894">
            <text:p>2595894</text:p>
          </table:table-cell>
          <table:table-cell office:value-type="float" office:value="2.595894">
            <text:p>2,595894</text:p>
          </table:table-cell>
          <table:table-cell office:value-type="float" office:value="2595175">
            <text:p>2595175</text:p>
          </table:table-cell>
          <table:table-cell office:value-type="float" office:value="2.595175">
            <text:p>2,595175</text:p>
          </table:table-cell>
          <table:table-cell office:value-type="float" office:value="2596917">
            <text:p>2596917</text:p>
          </table:table-cell>
          <table:table-cell office:value-type="float" office:value="2.596917">
            <text:p>2,596917</text:p>
          </table:table-cell>
          <table:table-cell office:value-type="float" office:value="2601039">
            <text:p>2601039</text:p>
          </table:table-cell>
          <table:table-cell office:value-type="float" office:value="2.601039">
            <text:p>2,601039</text:p>
          </table:table-cell>
          <table:table-cell/>
          <table:table-cell table:formula="of:=([.E147]+[.G147]+[.I147]+[.K147])/4" office:value-type="float" office:value="2597256.25">
            <text:p>2597256,25</text:p>
          </table:table-cell>
          <table:table-cell table:formula="of:=([.F147]+[.H147]+[.J147]+[.L147])/4" office:value-type="float" office:value="2.59725625">
            <text:p>2,59725625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4">
            <text:p>2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926319">
            <text:p>2926319</text:p>
          </table:table-cell>
          <table:table-cell office:value-type="float" office:value="2.926319">
            <text:p>2,926319</text:p>
          </table:table-cell>
          <table:table-cell office:value-type="float" office:value="2927773">
            <text:p>2927773</text:p>
          </table:table-cell>
          <table:table-cell office:value-type="float" office:value="2.927773">
            <text:p>2,927773</text:p>
          </table:table-cell>
          <table:table-cell office:value-type="float" office:value="2927762">
            <text:p>2927762</text:p>
          </table:table-cell>
          <table:table-cell office:value-type="float" office:value="2.927762">
            <text:p>2,927762</text:p>
          </table:table-cell>
          <table:table-cell office:value-type="float" office:value="2919318">
            <text:p>2919318</text:p>
          </table:table-cell>
          <table:table-cell office:value-type="float" office:value="2.919318">
            <text:p>2,919318</text:p>
          </table:table-cell>
          <table:table-cell/>
          <table:table-cell table:formula="of:=([.E148]+[.G148]+[.I148]+[.K148])/4" office:value-type="float" office:value="2925293">
            <text:p>2925293</text:p>
          </table:table-cell>
          <table:table-cell table:formula="of:=([.F148]+[.H148]+[.J148]+[.L148])/4" office:value-type="float" office:value="2.925293">
            <text:p>2,925293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86369">
            <text:p>1086369</text:p>
          </table:table-cell>
          <table:table-cell office:value-type="float" office:value="1.086369">
            <text:p>1,086369</text:p>
          </table:table-cell>
          <table:table-cell office:value-type="float" office:value="1087370">
            <text:p>1087370</text:p>
          </table:table-cell>
          <table:table-cell office:value-type="float" office:value="1.08737">
            <text:p>1,08737</text:p>
          </table:table-cell>
          <table:table-cell office:value-type="float" office:value="1086213">
            <text:p>1086213</text:p>
          </table:table-cell>
          <table:table-cell office:value-type="float" office:value="1.086213">
            <text:p>1,086213</text:p>
          </table:table-cell>
          <table:table-cell office:value-type="float" office:value="1086498">
            <text:p>1086498</text:p>
          </table:table-cell>
          <table:table-cell office:value-type="float" office:value="1.086498">
            <text:p>1,086498</text:p>
          </table:table-cell>
          <table:table-cell/>
          <table:table-cell table:formula="of:=([.E149]+[.G149]+[.I149]+[.K149])/4" office:value-type="float" office:value="1086612.5">
            <text:p>1086612,5</text:p>
          </table:table-cell>
          <table:table-cell table:formula="of:=([.F149]+[.H149]+[.J149]+[.L149])/4" office:value-type="float" office:value="1.0866125">
            <text:p>1,0866125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04953">
            <text:p>1704953</text:p>
          </table:table-cell>
          <table:table-cell office:value-type="float" office:value="1.704953">
            <text:p>1,704953</text:p>
          </table:table-cell>
          <table:table-cell office:value-type="float" office:value="1706102">
            <text:p>1706102</text:p>
          </table:table-cell>
          <table:table-cell office:value-type="float" office:value="1.706102">
            <text:p>1,706102</text:p>
          </table:table-cell>
          <table:table-cell office:value-type="float" office:value="1705195">
            <text:p>1705195</text:p>
          </table:table-cell>
          <table:table-cell office:value-type="float" office:value="1.705195">
            <text:p>1,705195</text:p>
          </table:table-cell>
          <table:table-cell office:value-type="float" office:value="1699193">
            <text:p>1699193</text:p>
          </table:table-cell>
          <table:table-cell office:value-type="float" office:value="1.699193">
            <text:p>1,699193</text:p>
          </table:table-cell>
          <table:table-cell/>
          <table:table-cell table:formula="of:=([.E150]+[.G150]+[.I150]+[.K150])/4" office:value-type="float" office:value="1703860.75">
            <text:p>1703860,75</text:p>
          </table:table-cell>
          <table:table-cell table:formula="of:=([.F150]+[.H150]+[.J150]+[.L150])/4" office:value-type="float" office:value="1.70386075">
            <text:p>1,70386075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03794">
            <text:p>1903794</text:p>
          </table:table-cell>
          <table:table-cell office:value-type="float" office:value="1.903794">
            <text:p>1,903794</text:p>
          </table:table-cell>
          <table:table-cell office:value-type="float" office:value="1909488">
            <text:p>1909488</text:p>
          </table:table-cell>
          <table:table-cell office:value-type="float" office:value="1.909488">
            <text:p>1,909488</text:p>
          </table:table-cell>
          <table:table-cell office:value-type="float" office:value="1909419">
            <text:p>1909419</text:p>
          </table:table-cell>
          <table:table-cell office:value-type="float" office:value="1.909419">
            <text:p>1,909419</text:p>
          </table:table-cell>
          <table:table-cell office:value-type="float" office:value="1909427">
            <text:p>1909427</text:p>
          </table:table-cell>
          <table:table-cell office:value-type="float" office:value="1.909427">
            <text:p>1,909427</text:p>
          </table:table-cell>
          <table:table-cell/>
          <table:table-cell table:formula="of:=([.E151]+[.G151]+[.I151]+[.K151])/4" office:value-type="float" office:value="1908032">
            <text:p>1908032</text:p>
          </table:table-cell>
          <table:table-cell table:formula="of:=([.F151]+[.H151]+[.J151]+[.L151])/4" office:value-type="float" office:value="1.908032">
            <text:p>1,908032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157558">
            <text:p>2157558</text:p>
          </table:table-cell>
          <table:table-cell office:value-type="float" office:value="2.157558">
            <text:p>2,157558</text:p>
          </table:table-cell>
          <table:table-cell office:value-type="float" office:value="2157938">
            <text:p>2157938</text:p>
          </table:table-cell>
          <table:table-cell office:value-type="float" office:value="2.157938">
            <text:p>2,157938</text:p>
          </table:table-cell>
          <table:table-cell office:value-type="float" office:value="2153934">
            <text:p>2153934</text:p>
          </table:table-cell>
          <table:table-cell office:value-type="float" office:value="2.153934">
            <text:p>2,153934</text:p>
          </table:table-cell>
          <table:table-cell office:value-type="float" office:value="2158450">
            <text:p>2158450</text:p>
          </table:table-cell>
          <table:table-cell office:value-type="float" office:value="2.15845">
            <text:p>2,15845</text:p>
          </table:table-cell>
          <table:table-cell/>
          <table:table-cell table:formula="of:=([.E152]+[.G152]+[.I152]+[.K152])/4" office:value-type="float" office:value="2156970">
            <text:p>2156970</text:p>
          </table:table-cell>
          <table:table-cell table:formula="of:=([.F152]+[.H152]+[.J152]+[.L152])/4" office:value-type="float" office:value="2.15697">
            <text:p>2,15697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464345">
            <text:p>2464345</text:p>
          </table:table-cell>
          <table:table-cell office:value-type="float" office:value="2.464345">
            <text:p>2,464345</text:p>
          </table:table-cell>
          <table:table-cell office:value-type="float" office:value="2465960">
            <text:p>2465960</text:p>
          </table:table-cell>
          <table:table-cell office:value-type="float" office:value="2.46596">
            <text:p>2,46596</text:p>
          </table:table-cell>
          <table:table-cell office:value-type="float" office:value="2464661">
            <text:p>2464661</text:p>
          </table:table-cell>
          <table:table-cell office:value-type="float" office:value="2.464661">
            <text:p>2,464661</text:p>
          </table:table-cell>
          <table:table-cell office:value-type="float" office:value="2465968">
            <text:p>2465968</text:p>
          </table:table-cell>
          <table:table-cell office:value-type="float" office:value="2.465968">
            <text:p>2,465968</text:p>
          </table:table-cell>
          <table:table-cell/>
          <table:table-cell table:formula="of:=([.E153]+[.G153]+[.I153]+[.K153])/4" office:value-type="float" office:value="2465233.5">
            <text:p>2465233,5</text:p>
          </table:table-cell>
          <table:table-cell table:formula="of:=([.F153]+[.H153]+[.J153]+[.L153])/4" office:value-type="float" office:value="2.4652335">
            <text:p>2,4652335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814596">
            <text:p>2814596</text:p>
          </table:table-cell>
          <table:table-cell office:value-type="float" office:value="2.814596">
            <text:p>2,814596</text:p>
          </table:table-cell>
          <table:table-cell office:value-type="float" office:value="2816129">
            <text:p>2816129</text:p>
          </table:table-cell>
          <table:table-cell office:value-type="float" office:value="2.816129">
            <text:p>2,816129</text:p>
          </table:table-cell>
          <table:table-cell office:value-type="float" office:value="2812954">
            <text:p>2812954</text:p>
          </table:table-cell>
          <table:table-cell office:value-type="float" office:value="2.812954">
            <text:p>2,812954</text:p>
          </table:table-cell>
          <table:table-cell office:value-type="float" office:value="2816186">
            <text:p>2816186</text:p>
          </table:table-cell>
          <table:table-cell office:value-type="float" office:value="2.816186">
            <text:p>2,816186</text:p>
          </table:table-cell>
          <table:table-cell/>
          <table:table-cell table:formula="of:=([.E154]+[.G154]+[.I154]+[.K154])/4" office:value-type="float" office:value="2814966.25">
            <text:p>2814966,25</text:p>
          </table:table-cell>
          <table:table-cell table:formula="of:=([.F154]+[.H154]+[.J154]+[.L154])/4" office:value-type="float" office:value="2.81496625">
            <text:p>2,81496625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75297">
            <text:p>1175297</text:p>
          </table:table-cell>
          <table:table-cell office:value-type="float" office:value="1.175297">
            <text:p>1,175297</text:p>
          </table:table-cell>
          <table:table-cell office:value-type="float" office:value="1180669">
            <text:p>1180669</text:p>
          </table:table-cell>
          <table:table-cell office:value-type="float" office:value="1.180669">
            <text:p>1,180669</text:p>
          </table:table-cell>
          <table:table-cell office:value-type="float" office:value="1178889">
            <text:p>1178889</text:p>
          </table:table-cell>
          <table:table-cell office:value-type="float" office:value="1.178889">
            <text:p>1,178889</text:p>
          </table:table-cell>
          <table:table-cell office:value-type="float" office:value="1177654">
            <text:p>1177654</text:p>
          </table:table-cell>
          <table:table-cell office:value-type="float" office:value="1.177654">
            <text:p>1,177654</text:p>
          </table:table-cell>
          <table:table-cell/>
          <table:table-cell table:formula="of:=([.E155]+[.G155]+[.I155]+[.K155])/4" office:value-type="float" office:value="1178127.25">
            <text:p>1178127,25</text:p>
          </table:table-cell>
          <table:table-cell table:formula="of:=([.F155]+[.H155]+[.J155]+[.L155])/4" office:value-type="float" office:value="1.17812725">
            <text:p>1,17812725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30960">
            <text:p>1730960</text:p>
          </table:table-cell>
          <table:table-cell office:value-type="float" office:value="1.73096">
            <text:p>1,73096</text:p>
          </table:table-cell>
          <table:table-cell office:value-type="float" office:value="1735652">
            <text:p>1735652</text:p>
          </table:table-cell>
          <table:table-cell office:value-type="float" office:value="1.735652">
            <text:p>1,735652</text:p>
          </table:table-cell>
          <table:table-cell office:value-type="float" office:value="1730989">
            <text:p>1730989</text:p>
          </table:table-cell>
          <table:table-cell office:value-type="float" office:value="1.730989">
            <text:p>1,730989</text:p>
          </table:table-cell>
          <table:table-cell office:value-type="float" office:value="1735321">
            <text:p>1735321</text:p>
          </table:table-cell>
          <table:table-cell office:value-type="float" office:value="1.735321">
            <text:p>1,735321</text:p>
          </table:table-cell>
          <table:table-cell/>
          <table:table-cell table:formula="of:=([.E156]+[.G156]+[.I156]+[.K156])/4" office:value-type="float" office:value="1733230.5">
            <text:p>1733230,5</text:p>
          </table:table-cell>
          <table:table-cell table:formula="of:=([.F156]+[.H156]+[.J156]+[.L156])/4" office:value-type="float" office:value="1.7332305">
            <text:p>1,7332305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67484">
            <text:p>1967484</text:p>
          </table:table-cell>
          <table:table-cell office:value-type="float" office:value="1.967484">
            <text:p>1,967484</text:p>
          </table:table-cell>
          <table:table-cell office:value-type="float" office:value="1973614">
            <text:p>1973614</text:p>
          </table:table-cell>
          <table:table-cell office:value-type="float" office:value="1.973614">
            <text:p>1,973614</text:p>
          </table:table-cell>
          <table:table-cell office:value-type="float" office:value="1964147">
            <text:p>1964147</text:p>
          </table:table-cell>
          <table:table-cell office:value-type="float" office:value="1.964147">
            <text:p>1,964147</text:p>
          </table:table-cell>
          <table:table-cell office:value-type="float" office:value="1968612">
            <text:p>1968612</text:p>
          </table:table-cell>
          <table:table-cell office:value-type="float" office:value="1.968612">
            <text:p>1,968612</text:p>
          </table:table-cell>
          <table:table-cell/>
          <table:table-cell table:formula="of:=([.E157]+[.G157]+[.I157]+[.K157])/4" office:value-type="float" office:value="1968464.25">
            <text:p>1968464,25</text:p>
          </table:table-cell>
          <table:table-cell table:formula="of:=([.F157]+[.H157]+[.J157]+[.L157])/4" office:value-type="float" office:value="1.96846425">
            <text:p>1,96846425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262814">
            <text:p>2262814</text:p>
          </table:table-cell>
          <table:table-cell office:value-type="float" office:value="2.262814">
            <text:p>2,262814</text:p>
          </table:table-cell>
          <table:table-cell office:value-type="float" office:value="2260330">
            <text:p>2260330</text:p>
          </table:table-cell>
          <table:table-cell office:value-type="float" office:value="2.26033">
            <text:p>2,26033</text:p>
          </table:table-cell>
          <table:table-cell office:value-type="float" office:value="2268359">
            <text:p>2268359</text:p>
          </table:table-cell>
          <table:table-cell office:value-type="float" office:value="2.268359">
            <text:p>2,268359</text:p>
          </table:table-cell>
          <table:table-cell office:value-type="float" office:value="2266839">
            <text:p>2266839</text:p>
          </table:table-cell>
          <table:table-cell office:value-type="float" office:value="2.266839">
            <text:p>2,266839</text:p>
          </table:table-cell>
          <table:table-cell/>
          <table:table-cell table:formula="of:=([.E158]+[.G158]+[.I158]+[.K158])/4" office:value-type="float" office:value="2264585.5">
            <text:p>2264585,5</text:p>
          </table:table-cell>
          <table:table-cell table:formula="of:=([.F158]+[.H158]+[.J158]+[.L158])/4" office:value-type="float" office:value="2.2645855">
            <text:p>2,2645855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33217">
            <text:p>2633217</text:p>
          </table:table-cell>
          <table:table-cell office:value-type="float" office:value="2.633217">
            <text:p>2,633217</text:p>
          </table:table-cell>
          <table:table-cell office:value-type="float" office:value="2634173">
            <text:p>2634173</text:p>
          </table:table-cell>
          <table:table-cell office:value-type="float" office:value="2.634173">
            <text:p>2,634173</text:p>
          </table:table-cell>
          <table:table-cell office:value-type="float" office:value="2634399">
            <text:p>2634399</text:p>
          </table:table-cell>
          <table:table-cell office:value-type="float" office:value="2.634399">
            <text:p>2,634399</text:p>
          </table:table-cell>
          <table:table-cell office:value-type="float" office:value="2631488">
            <text:p>2631488</text:p>
          </table:table-cell>
          <table:table-cell office:value-type="float" office:value="2.631488">
            <text:p>2,631488</text:p>
          </table:table-cell>
          <table:table-cell/>
          <table:table-cell table:formula="of:=([.E159]+[.G159]+[.I159]+[.K159])/4" office:value-type="float" office:value="2633319.25">
            <text:p>2633319,25</text:p>
          </table:table-cell>
          <table:table-cell table:formula="of:=([.F159]+[.H159]+[.J159]+[.L159])/4" office:value-type="float" office:value="2.63331925">
            <text:p>2,63331925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77046">
            <text:p>1277046</text:p>
          </table:table-cell>
          <table:table-cell office:value-type="float" office:value="1.277046">
            <text:p>1,277046</text:p>
          </table:table-cell>
          <table:table-cell office:value-type="float" office:value="1278036">
            <text:p>1278036</text:p>
          </table:table-cell>
          <table:table-cell office:value-type="float" office:value="1.278036">
            <text:p>1,278036</text:p>
          </table:table-cell>
          <table:table-cell office:value-type="float" office:value="1275974">
            <text:p>1275974</text:p>
          </table:table-cell>
          <table:table-cell office:value-type="float" office:value="1.275974">
            <text:p>1,275974</text:p>
          </table:table-cell>
          <table:table-cell office:value-type="float" office:value="1276850">
            <text:p>1276850</text:p>
          </table:table-cell>
          <table:table-cell office:value-type="float" office:value="1.27685">
            <text:p>1,27685</text:p>
          </table:table-cell>
          <table:table-cell/>
          <table:table-cell table:formula="of:=([.E160]+[.G160]+[.I160]+[.K160])/4" office:value-type="float" office:value="1276976.5">
            <text:p>1276976,5</text:p>
          </table:table-cell>
          <table:table-cell table:formula="of:=([.F160]+[.H160]+[.J160]+[.L160])/4" office:value-type="float" office:value="1.2769765">
            <text:p>1,2769765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73561">
            <text:p>1773561</text:p>
          </table:table-cell>
          <table:table-cell office:value-type="float" office:value="1.773561">
            <text:p>1,773561</text:p>
          </table:table-cell>
          <table:table-cell office:value-type="float" office:value="1775085">
            <text:p>1775085</text:p>
          </table:table-cell>
          <table:table-cell office:value-type="float" office:value="1.775085">
            <text:p>1,775085</text:p>
          </table:table-cell>
          <table:table-cell office:value-type="float" office:value="1774987">
            <text:p>1774987</text:p>
          </table:table-cell>
          <table:table-cell office:value-type="float" office:value="1.774987">
            <text:p>1,774987</text:p>
          </table:table-cell>
          <table:table-cell office:value-type="float" office:value="1772134">
            <text:p>1772134</text:p>
          </table:table-cell>
          <table:table-cell office:value-type="float" office:value="1.772134">
            <text:p>1,772134</text:p>
          </table:table-cell>
          <table:table-cell/>
          <table:table-cell table:formula="of:=([.E161]+[.G161]+[.I161]+[.K161])/4" office:value-type="float" office:value="1773941.75">
            <text:p>1773941,75</text:p>
          </table:table-cell>
          <table:table-cell table:formula="of:=([.F161]+[.H161]+[.J161]+[.L161])/4" office:value-type="float" office:value="1.77394175">
            <text:p>1,77394175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054259">
            <text:p>2054259</text:p>
          </table:table-cell>
          <table:table-cell office:value-type="float" office:value="2.054259">
            <text:p>2,054259</text:p>
          </table:table-cell>
          <table:table-cell office:value-type="float" office:value="2051790">
            <text:p>2051790</text:p>
          </table:table-cell>
          <table:table-cell office:value-type="float" office:value="2.05179">
            <text:p>2,05179</text:p>
          </table:table-cell>
          <table:table-cell office:value-type="float" office:value="2052151">
            <text:p>2052151</text:p>
          </table:table-cell>
          <table:table-cell office:value-type="float" office:value="2.052151">
            <text:p>2,052151</text:p>
          </table:table-cell>
          <table:table-cell office:value-type="float" office:value="2055475">
            <text:p>2055475</text:p>
          </table:table-cell>
          <table:table-cell office:value-type="float" office:value="2.055475">
            <text:p>2,055475</text:p>
          </table:table-cell>
          <table:table-cell/>
          <table:table-cell table:formula="of:=([.E162]+[.G162]+[.I162]+[.K162])/4" office:value-type="float" office:value="2053418.75">
            <text:p>2053418,75</text:p>
          </table:table-cell>
          <table:table-cell table:formula="of:=([.F162]+[.H162]+[.J162]+[.L162])/4" office:value-type="float" office:value="2.05341875">
            <text:p>2,05341875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397996">
            <text:p>2397996</text:p>
          </table:table-cell>
          <table:table-cell office:value-type="float" office:value="2.397996">
            <text:p>2,397996</text:p>
          </table:table-cell>
          <table:table-cell office:value-type="float" office:value="2397990">
            <text:p>2397990</text:p>
          </table:table-cell>
          <table:table-cell office:value-type="float" office:value="2.39799">
            <text:p>2,39799</text:p>
          </table:table-cell>
          <table:table-cell office:value-type="float" office:value="2398131">
            <text:p>2398131</text:p>
          </table:table-cell>
          <table:table-cell office:value-type="float" office:value="2.398131">
            <text:p>2,398131</text:p>
          </table:table-cell>
          <table:table-cell office:value-type="float" office:value="2399859">
            <text:p>2399859</text:p>
          </table:table-cell>
          <table:table-cell office:value-type="float" office:value="2.399859">
            <text:p>2,399859</text:p>
          </table:table-cell>
          <table:table-cell/>
          <table:table-cell table:formula="of:=([.E163]+[.G163]+[.I163]+[.K163])/4" office:value-type="float" office:value="2398494">
            <text:p>2398494</text:p>
          </table:table-cell>
          <table:table-cell table:formula="of:=([.F163]+[.H163]+[.J163]+[.L163])/4" office:value-type="float" office:value="2.398494">
            <text:p>2,398494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815031">
            <text:p>2815031</text:p>
          </table:table-cell>
          <table:table-cell office:value-type="float" office:value="2.815031">
            <text:p>2,815031</text:p>
          </table:table-cell>
          <table:table-cell office:value-type="float" office:value="2813347">
            <text:p>2813347</text:p>
          </table:table-cell>
          <table:table-cell office:value-type="float" office:value="2.813347">
            <text:p>2,813347</text:p>
          </table:table-cell>
          <table:table-cell office:value-type="float" office:value="2814475">
            <text:p>2814475</text:p>
          </table:table-cell>
          <table:table-cell office:value-type="float" office:value="2.814475">
            <text:p>2,814475</text:p>
          </table:table-cell>
          <table:table-cell office:value-type="float" office:value="2813515">
            <text:p>2813515</text:p>
          </table:table-cell>
          <table:table-cell office:value-type="float" office:value="2.813515">
            <text:p>2,813515</text:p>
          </table:table-cell>
          <table:table-cell/>
          <table:table-cell table:formula="of:=([.E164]+[.G164]+[.I164]+[.K164])/4" office:value-type="float" office:value="2814092">
            <text:p>2814092</text:p>
          </table:table-cell>
          <table:table-cell table:formula="of:=([.F164]+[.H164]+[.J164]+[.L164])/4" office:value-type="float" office:value="2.814092">
            <text:p>2,814092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63285">
            <text:p>1363285</text:p>
          </table:table-cell>
          <table:table-cell office:value-type="float" office:value="1.363285">
            <text:p>1,363285</text:p>
          </table:table-cell>
          <table:table-cell office:value-type="float" office:value="1368730">
            <text:p>1368730</text:p>
          </table:table-cell>
          <table:table-cell office:value-type="float" office:value="1.36873">
            <text:p>1,36873</text:p>
          </table:table-cell>
          <table:table-cell office:value-type="float" office:value="1367365">
            <text:p>1367365</text:p>
          </table:table-cell>
          <table:table-cell office:value-type="float" office:value="1.367365">
            <text:p>1,367365</text:p>
          </table:table-cell>
          <table:table-cell office:value-type="float" office:value="1367113">
            <text:p>1367113</text:p>
          </table:table-cell>
          <table:table-cell office:value-type="float" office:value="1.367113">
            <text:p>1,367113</text:p>
          </table:table-cell>
          <table:table-cell/>
          <table:table-cell table:formula="of:=([.E165]+[.G165]+[.I165]+[.K165])/4" office:value-type="float" office:value="1366623.25">
            <text:p>1366623,25</text:p>
          </table:table-cell>
          <table:table-cell table:formula="of:=([.F165]+[.H165]+[.J165]+[.L165])/4" office:value-type="float" office:value="1.36662325">
            <text:p>1,36662325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11235">
            <text:p>1811235</text:p>
          </table:table-cell>
          <table:table-cell office:value-type="float" office:value="1.811235">
            <text:p>1,811235</text:p>
          </table:table-cell>
          <table:table-cell office:value-type="float" office:value="1812354">
            <text:p>1812354</text:p>
          </table:table-cell>
          <table:table-cell office:value-type="float" office:value="1.812354">
            <text:p>1,812354</text:p>
          </table:table-cell>
          <table:table-cell office:value-type="float" office:value="1813917">
            <text:p>1813917</text:p>
          </table:table-cell>
          <table:table-cell office:value-type="float" office:value="1.813917">
            <text:p>1,813917</text:p>
          </table:table-cell>
          <table:table-cell office:value-type="float" office:value="1813380">
            <text:p>1813380</text:p>
          </table:table-cell>
          <table:table-cell office:value-type="float" office:value="1.81338">
            <text:p>1,81338</text:p>
          </table:table-cell>
          <table:table-cell/>
          <table:table-cell table:formula="of:=([.E166]+[.G166]+[.I166]+[.K166])/4" office:value-type="float" office:value="1812721.5">
            <text:p>1812721,5</text:p>
          </table:table-cell>
          <table:table-cell table:formula="of:=([.F166]+[.H166]+[.J166]+[.L166])/4" office:value-type="float" office:value="1.8127215">
            <text:p>1,8127215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127638">
            <text:p>2127638</text:p>
          </table:table-cell>
          <table:table-cell office:value-type="float" office:value="2.127638">
            <text:p>2,127638</text:p>
          </table:table-cell>
          <table:table-cell office:value-type="float" office:value="2129248">
            <text:p>2129248</text:p>
          </table:table-cell>
          <table:table-cell office:value-type="float" office:value="2.129248">
            <text:p>2,129248</text:p>
          </table:table-cell>
          <table:table-cell office:value-type="float" office:value="2129214">
            <text:p>2129214</text:p>
          </table:table-cell>
          <table:table-cell office:value-type="float" office:value="2.129214">
            <text:p>2,129214</text:p>
          </table:table-cell>
          <table:table-cell office:value-type="float" office:value="2129160">
            <text:p>2129160</text:p>
          </table:table-cell>
          <table:table-cell office:value-type="float" office:value="2.12916">
            <text:p>2,12916</text:p>
          </table:table-cell>
          <table:table-cell/>
          <table:table-cell table:formula="of:=([.E167]+[.G167]+[.I167]+[.K167])/4" office:value-type="float" office:value="2128815">
            <text:p>2128815</text:p>
          </table:table-cell>
          <table:table-cell table:formula="of:=([.F167]+[.H167]+[.J167]+[.L167])/4" office:value-type="float" office:value="2.128815">
            <text:p>2,128815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525697">
            <text:p>2525697</text:p>
          </table:table-cell>
          <table:table-cell office:value-type="float" office:value="2.525697">
            <text:p>2,525697</text:p>
          </table:table-cell>
          <table:table-cell office:value-type="float" office:value="2526751">
            <text:p>2526751</text:p>
          </table:table-cell>
          <table:table-cell office:value-type="float" office:value="2.526751">
            <text:p>2,526751</text:p>
          </table:table-cell>
          <table:table-cell office:value-type="float" office:value="2526708">
            <text:p>2526708</text:p>
          </table:table-cell>
          <table:table-cell office:value-type="float" office:value="2.526708">
            <text:p>2,526708</text:p>
          </table:table-cell>
          <table:table-cell office:value-type="float" office:value="2526859">
            <text:p>2526859</text:p>
          </table:table-cell>
          <table:table-cell office:value-type="float" office:value="2.526859">
            <text:p>2,526859</text:p>
          </table:table-cell>
          <table:table-cell/>
          <table:table-cell table:formula="of:=([.E168]+[.G168]+[.I168]+[.K168])/4" office:value-type="float" office:value="2526503.75">
            <text:p>2526503,75</text:p>
          </table:table-cell>
          <table:table-cell table:formula="of:=([.F168]+[.H168]+[.J168]+[.L168])/4" office:value-type="float" office:value="2.52650375">
            <text:p>2,52650375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38277">
            <text:p>1438277</text:p>
          </table:table-cell>
          <table:table-cell office:value-type="float" office:value="1.438277">
            <text:p>1,438277</text:p>
          </table:table-cell>
          <table:table-cell office:value-type="float" office:value="1440162">
            <text:p>1440162</text:p>
          </table:table-cell>
          <table:table-cell office:value-type="float" office:value="1.440162">
            <text:p>1,440162</text:p>
          </table:table-cell>
          <table:table-cell office:value-type="float" office:value="1438589">
            <text:p>1438589</text:p>
          </table:table-cell>
          <table:table-cell office:value-type="float" office:value="1.438589">
            <text:p>1,438589</text:p>
          </table:table-cell>
          <table:table-cell office:value-type="float" office:value="1440108">
            <text:p>1440108</text:p>
          </table:table-cell>
          <table:table-cell office:value-type="float" office:value="1.440108">
            <text:p>1,440108</text:p>
          </table:table-cell>
          <table:table-cell/>
          <table:table-cell table:formula="of:=([.E169]+[.G169]+[.I169]+[.K169])/4" office:value-type="float" office:value="1439284">
            <text:p>1439284</text:p>
          </table:table-cell>
          <table:table-cell table:formula="of:=([.F169]+[.H169]+[.J169]+[.L169])/4" office:value-type="float" office:value="1.439284">
            <text:p>1,439284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59284">
            <text:p>1859284</text:p>
          </table:table-cell>
          <table:table-cell office:value-type="float" office:value="1.859284">
            <text:p>1,859284</text:p>
          </table:table-cell>
          <table:table-cell office:value-type="float" office:value="1860375">
            <text:p>1860375</text:p>
          </table:table-cell>
          <table:table-cell office:value-type="float" office:value="1.860375">
            <text:p>1,860375</text:p>
          </table:table-cell>
          <table:table-cell office:value-type="float" office:value="1859373">
            <text:p>1859373</text:p>
          </table:table-cell>
          <table:table-cell office:value-type="float" office:value="1.859373">
            <text:p>1,859373</text:p>
          </table:table-cell>
          <table:table-cell office:value-type="float" office:value="1864312">
            <text:p>1864312</text:p>
          </table:table-cell>
          <table:table-cell office:value-type="float" office:value="1.864312">
            <text:p>1,864312</text:p>
          </table:table-cell>
          <table:table-cell/>
          <table:table-cell table:formula="of:=([.E170]+[.G170]+[.I170]+[.K170])/4" office:value-type="float" office:value="1860836">
            <text:p>1860836</text:p>
          </table:table-cell>
          <table:table-cell table:formula="of:=([.F170]+[.H170]+[.J170]+[.L170])/4" office:value-type="float" office:value="1.860836">
            <text:p>1,860836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205766">
            <text:p>2205766</text:p>
          </table:table-cell>
          <table:table-cell office:value-type="float" office:value="2.205766">
            <text:p>2,205766</text:p>
          </table:table-cell>
          <table:table-cell office:value-type="float" office:value="2206014">
            <text:p>2206014</text:p>
          </table:table-cell>
          <table:table-cell office:value-type="float" office:value="2.206014">
            <text:p>2,206014</text:p>
          </table:table-cell>
          <table:table-cell office:value-type="float" office:value="2207057">
            <text:p>2207057</text:p>
          </table:table-cell>
          <table:table-cell office:value-type="float" office:value="2.207057">
            <text:p>2,207057</text:p>
          </table:table-cell>
          <table:table-cell office:value-type="float" office:value="2198084">
            <text:p>2198084</text:p>
          </table:table-cell>
          <table:table-cell office:value-type="float" office:value="2.198084">
            <text:p>2,198084</text:p>
          </table:table-cell>
          <table:table-cell/>
          <table:table-cell table:formula="of:=([.E171]+[.G171]+[.I171]+[.K171])/4" office:value-type="float" office:value="2204230.25">
            <text:p>2204230,25</text:p>
          </table:table-cell>
          <table:table-cell table:formula="of:=([.F171]+[.H171]+[.J171]+[.L171])/4" office:value-type="float" office:value="2.20423025">
            <text:p>2,20423025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70544">
            <text:p>2670544</text:p>
          </table:table-cell>
          <table:table-cell office:value-type="float" office:value="2.670544">
            <text:p>2,670544</text:p>
          </table:table-cell>
          <table:table-cell office:value-type="float" office:value="2666106">
            <text:p>2666106</text:p>
          </table:table-cell>
          <table:table-cell office:value-type="float" office:value="2.666106">
            <text:p>2,666106</text:p>
          </table:table-cell>
          <table:table-cell office:value-type="float" office:value="2671717">
            <text:p>2671717</text:p>
          </table:table-cell>
          <table:table-cell office:value-type="float" office:value="2.671717">
            <text:p>2,671717</text:p>
          </table:table-cell>
          <table:table-cell office:value-type="float" office:value="2673045">
            <text:p>2673045</text:p>
          </table:table-cell>
          <table:table-cell office:value-type="float" office:value="2.673045">
            <text:p>2,673045</text:p>
          </table:table-cell>
          <table:table-cell/>
          <table:table-cell table:formula="of:=([.E172]+[.G172]+[.I172]+[.K172])/4" office:value-type="float" office:value="2670353">
            <text:p>2670353</text:p>
          </table:table-cell>
          <table:table-cell table:formula="of:=([.F172]+[.H172]+[.J172]+[.L172])/4" office:value-type="float" office:value="2.670353">
            <text:p>2,670353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76601">
            <text:p>1576601</text:p>
          </table:table-cell>
          <table:table-cell office:value-type="float" office:value="1.576601">
            <text:p>1,576601</text:p>
          </table:table-cell>
          <table:table-cell office:value-type="float" office:value="1577947">
            <text:p>1577947</text:p>
          </table:table-cell>
          <table:table-cell office:value-type="float" office:value="1.577947">
            <text:p>1,577947</text:p>
          </table:table-cell>
          <table:table-cell office:value-type="float" office:value="1576360">
            <text:p>1576360</text:p>
          </table:table-cell>
          <table:table-cell office:value-type="float" office:value="1.57636">
            <text:p>1,57636</text:p>
          </table:table-cell>
          <table:table-cell office:value-type="float" office:value="1577607">
            <text:p>1577607</text:p>
          </table:table-cell>
          <table:table-cell office:value-type="float" office:value="1.577607">
            <text:p>1,577607</text:p>
          </table:table-cell>
          <table:table-cell/>
          <table:table-cell table:formula="of:=([.E173]+[.G173]+[.I173]+[.K173])/4" office:value-type="float" office:value="1577128.75">
            <text:p>1577128,75</text:p>
          </table:table-cell>
          <table:table-cell table:formula="of:=([.F173]+[.H173]+[.J173]+[.L173])/4" office:value-type="float" office:value="1.57712875">
            <text:p>1,57712875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08548">
            <text:p>1908548</text:p>
          </table:table-cell>
          <table:table-cell office:value-type="float" office:value="1.908548">
            <text:p>1,908548</text:p>
          </table:table-cell>
          <table:table-cell office:value-type="float" office:value="1910179">
            <text:p>1910179</text:p>
          </table:table-cell>
          <table:table-cell office:value-type="float" office:value="1.910179">
            <text:p>1,910179</text:p>
          </table:table-cell>
          <table:table-cell office:value-type="float" office:value="1908501">
            <text:p>1908501</text:p>
          </table:table-cell>
          <table:table-cell office:value-type="float" office:value="1.908501">
            <text:p>1,908501</text:p>
          </table:table-cell>
          <table:table-cell office:value-type="float" office:value="1909738">
            <text:p>1909738</text:p>
          </table:table-cell>
          <table:table-cell office:value-type="float" office:value="1.909738">
            <text:p>1,909738</text:p>
          </table:table-cell>
          <table:table-cell/>
          <table:table-cell table:formula="of:=([.E174]+[.G174]+[.I174]+[.K174])/4" office:value-type="float" office:value="1909241.5">
            <text:p>1909241,5</text:p>
          </table:table-cell>
          <table:table-cell table:formula="of:=([.F174]+[.H174]+[.J174]+[.L174])/4" office:value-type="float" office:value="1.9092415">
            <text:p>1,9092415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297076">
            <text:p>2297076</text:p>
          </table:table-cell>
          <table:table-cell office:value-type="float" office:value="2.297076">
            <text:p>2,297076</text:p>
          </table:table-cell>
          <table:table-cell office:value-type="float" office:value="2293462">
            <text:p>2293462</text:p>
          </table:table-cell>
          <table:table-cell office:value-type="float" office:value="2.293462">
            <text:p>2,293462</text:p>
          </table:table-cell>
          <table:table-cell office:value-type="float" office:value="2298009">
            <text:p>2298009</text:p>
          </table:table-cell>
          <table:table-cell office:value-type="float" office:value="2.298009">
            <text:p>2,298009</text:p>
          </table:table-cell>
          <table:table-cell office:value-type="float" office:value="2298166">
            <text:p>2298166</text:p>
          </table:table-cell>
          <table:table-cell office:value-type="float" office:value="2.298166">
            <text:p>2,298166</text:p>
          </table:table-cell>
          <table:table-cell/>
          <table:table-cell table:formula="of:=([.E175]+[.G175]+[.I175]+[.K175])/4" office:value-type="float" office:value="2296678.25">
            <text:p>2296678,25</text:p>
          </table:table-cell>
          <table:table-cell table:formula="of:=([.F175]+[.H175]+[.J175]+[.L175])/4" office:value-type="float" office:value="2.29667825">
            <text:p>2,29667825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815363">
            <text:p>2815363</text:p>
          </table:table-cell>
          <table:table-cell office:value-type="float" office:value="2.815363">
            <text:p>2,815363</text:p>
          </table:table-cell>
          <table:table-cell office:value-type="float" office:value="2816547">
            <text:p>2816547</text:p>
          </table:table-cell>
          <table:table-cell office:value-type="float" office:value="2.816547">
            <text:p>2,816547</text:p>
          </table:table-cell>
          <table:table-cell office:value-type="float" office:value="2814025">
            <text:p>2814025</text:p>
          </table:table-cell>
          <table:table-cell office:value-type="float" office:value="2.814025">
            <text:p>2,814025</text:p>
          </table:table-cell>
          <table:table-cell office:value-type="float" office:value="2816754">
            <text:p>2816754</text:p>
          </table:table-cell>
          <table:table-cell office:value-type="float" office:value="2.816754">
            <text:p>2,816754</text:p>
          </table:table-cell>
          <table:table-cell/>
          <table:table-cell table:formula="of:=([.E176]+[.G176]+[.I176]+[.K176])/4" office:value-type="float" office:value="2815672.25">
            <text:p>2815672,25</text:p>
          </table:table-cell>
          <table:table-cell table:formula="of:=([.F176]+[.H176]+[.J176]+[.L176])/4" office:value-type="float" office:value="2.81567225">
            <text:p>2,8156722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36296">
            <text:p>1636296</text:p>
          </table:table-cell>
          <table:table-cell office:value-type="float" office:value="1.636296">
            <text:p>1,636296</text:p>
          </table:table-cell>
          <table:table-cell office:value-type="float" office:value="1634838">
            <text:p>1634838</text:p>
          </table:table-cell>
          <table:table-cell office:value-type="float" office:value="1.634838">
            <text:p>1,634838</text:p>
          </table:table-cell>
          <table:table-cell office:value-type="float" office:value="1636093">
            <text:p>1636093</text:p>
          </table:table-cell>
          <table:table-cell office:value-type="float" office:value="1.636093">
            <text:p>1,636093</text:p>
          </table:table-cell>
          <table:table-cell office:value-type="float" office:value="1637841">
            <text:p>1637841</text:p>
          </table:table-cell>
          <table:table-cell office:value-type="float" office:value="1.637841">
            <text:p>1,637841</text:p>
          </table:table-cell>
          <table:table-cell/>
          <table:table-cell table:formula="of:=([.E177]+[.G177]+[.I177]+[.K177])/4" office:value-type="float" office:value="1636267">
            <text:p>1636267</text:p>
          </table:table-cell>
          <table:table-cell table:formula="of:=([.F177]+[.H177]+[.J177]+[.L177])/4" office:value-type="float" office:value="1.636267">
            <text:p>1,636267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46025">
            <text:p>1946025</text:p>
          </table:table-cell>
          <table:table-cell office:value-type="float" office:value="1.946025">
            <text:p>1,946025</text:p>
          </table:table-cell>
          <table:table-cell office:value-type="float" office:value="1947607">
            <text:p>1947607</text:p>
          </table:table-cell>
          <table:table-cell office:value-type="float" office:value="1.947607">
            <text:p>1,947607</text:p>
          </table:table-cell>
          <table:table-cell office:value-type="float" office:value="1943233">
            <text:p>1943233</text:p>
          </table:table-cell>
          <table:table-cell office:value-type="float" office:value="1.943233">
            <text:p>1,943233</text:p>
          </table:table-cell>
          <table:table-cell office:value-type="float" office:value="1948226">
            <text:p>1948226</text:p>
          </table:table-cell>
          <table:table-cell office:value-type="float" office:value="1.948226">
            <text:p>1,948226</text:p>
          </table:table-cell>
          <table:table-cell/>
          <table:table-cell table:formula="of:=([.E178]+[.G178]+[.I178]+[.K178])/4" office:value-type="float" office:value="1946272.75">
            <text:p>1946272,75</text:p>
          </table:table-cell>
          <table:table-cell table:formula="of:=([.F178]+[.H178]+[.J178]+[.L178])/4" office:value-type="float" office:value="1.94627275">
            <text:p>1,94627275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392965">
            <text:p>2392965</text:p>
          </table:table-cell>
          <table:table-cell office:value-type="float" office:value="2.392965">
            <text:p>2,392965</text:p>
          </table:table-cell>
          <table:table-cell office:value-type="float" office:value="2396982">
            <text:p>2396982</text:p>
          </table:table-cell>
          <table:table-cell office:value-type="float" office:value="2.396982">
            <text:p>2,396982</text:p>
          </table:table-cell>
          <table:table-cell office:value-type="float" office:value="2399738">
            <text:p>2399738</text:p>
          </table:table-cell>
          <table:table-cell office:value-type="float" office:value="2.399738">
            <text:p>2,399738</text:p>
          </table:table-cell>
          <table:table-cell office:value-type="float" office:value="2397864">
            <text:p>2397864</text:p>
          </table:table-cell>
          <table:table-cell office:value-type="float" office:value="2.397864">
            <text:p>2,397864</text:p>
          </table:table-cell>
          <table:table-cell/>
          <table:table-cell table:formula="of:=([.E179]+[.G179]+[.I179]+[.K179])/4" office:value-type="float" office:value="2396887.25">
            <text:p>2396887,25</text:p>
          </table:table-cell>
          <table:table-cell table:formula="of:=([.F179]+[.H179]+[.J179]+[.L179])/4" office:value-type="float" office:value="2.39688725">
            <text:p>2,39688725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958866">
            <text:p>2958866</text:p>
          </table:table-cell>
          <table:table-cell office:value-type="float" office:value="2.958866">
            <text:p>2,958866</text:p>
          </table:table-cell>
          <table:table-cell office:value-type="float" office:value="2961378">
            <text:p>2961378</text:p>
          </table:table-cell>
          <table:table-cell office:value-type="float" office:value="2.961378">
            <text:p>2,961378</text:p>
          </table:table-cell>
          <table:table-cell office:value-type="float" office:value="2960416">
            <text:p>2960416</text:p>
          </table:table-cell>
          <table:table-cell office:value-type="float" office:value="2.960416">
            <text:p>2,960416</text:p>
          </table:table-cell>
          <table:table-cell office:value-type="float" office:value="2956242">
            <text:p>2956242</text:p>
          </table:table-cell>
          <table:table-cell office:value-type="float" office:value="2.956242">
            <text:p>2,956242</text:p>
          </table:table-cell>
          <table:table-cell/>
          <table:table-cell table:formula="of:=([.E180]+[.G180]+[.I180]+[.K180])/4" office:value-type="float" office:value="2959225.5">
            <text:p>2959225,5</text:p>
          </table:table-cell>
          <table:table-cell table:formula="of:=([.F180]+[.H180]+[.J180]+[.L180])/4" office:value-type="float" office:value="2.9592255">
            <text:p>2,9592255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52122">
            <text:p>1652122</text:p>
          </table:table-cell>
          <table:table-cell office:value-type="float" office:value="1.652122">
            <text:p>1,652122</text:p>
          </table:table-cell>
          <table:table-cell office:value-type="float" office:value="1655860">
            <text:p>1655860</text:p>
          </table:table-cell>
          <table:table-cell office:value-type="float" office:value="1.65586">
            <text:p>1,65586</text:p>
          </table:table-cell>
          <table:table-cell office:value-type="float" office:value="1650387">
            <text:p>1650387</text:p>
          </table:table-cell>
          <table:table-cell office:value-type="float" office:value="1.650387">
            <text:p>1,650387</text:p>
          </table:table-cell>
          <table:table-cell office:value-type="float" office:value="1656451">
            <text:p>1656451</text:p>
          </table:table-cell>
          <table:table-cell office:value-type="float" office:value="1.656451">
            <text:p>1,656451</text:p>
          </table:table-cell>
          <table:table-cell/>
          <table:table-cell table:formula="of:=([.E181]+[.G181]+[.I181]+[.K181])/4" office:value-type="float" office:value="1653705">
            <text:p>1653705</text:p>
          </table:table-cell>
          <table:table-cell table:formula="of:=([.F181]+[.H181]+[.J181]+[.L181])/4" office:value-type="float" office:value="1.653705">
            <text:p>1,653705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92955">
            <text:p>1992955</text:p>
          </table:table-cell>
          <table:table-cell office:value-type="float" office:value="1.992955">
            <text:p>1,992955</text:p>
          </table:table-cell>
          <table:table-cell office:value-type="float" office:value="1994726">
            <text:p>1994726</text:p>
          </table:table-cell>
          <table:table-cell office:value-type="float" office:value="1.994726">
            <text:p>1,994726</text:p>
          </table:table-cell>
          <table:table-cell office:value-type="float" office:value="1998910">
            <text:p>1998910</text:p>
          </table:table-cell>
          <table:table-cell office:value-type="float" office:value="1.99891">
            <text:p>1,99891</text:p>
          </table:table-cell>
          <table:table-cell office:value-type="float" office:value="1996958">
            <text:p>1996958</text:p>
          </table:table-cell>
          <table:table-cell office:value-type="float" office:value="1.996958">
            <text:p>1,996958</text:p>
          </table:table-cell>
          <table:table-cell/>
          <table:table-cell table:formula="of:=([.E182]+[.G182]+[.I182]+[.K182])/4" office:value-type="float" office:value="1995887.25">
            <text:p>1995887,25</text:p>
          </table:table-cell>
          <table:table-cell table:formula="of:=([.F182]+[.H182]+[.J182]+[.L182])/4" office:value-type="float" office:value="1.99588725">
            <text:p>1,99588725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494082">
            <text:p>2494082</text:p>
          </table:table-cell>
          <table:table-cell office:value-type="float" office:value="2.494082">
            <text:p>2,494082</text:p>
          </table:table-cell>
          <table:table-cell office:value-type="float" office:value="2490829">
            <text:p>2490829</text:p>
          </table:table-cell>
          <table:table-cell office:value-type="float" office:value="2.490829">
            <text:p>2,490829</text:p>
          </table:table-cell>
          <table:table-cell office:value-type="float" office:value="2494833">
            <text:p>2494833</text:p>
          </table:table-cell>
          <table:table-cell office:value-type="float" office:value="2.494833">
            <text:p>2,494833</text:p>
          </table:table-cell>
          <table:table-cell office:value-type="float" office:value="2495062">
            <text:p>2495062</text:p>
          </table:table-cell>
          <table:table-cell office:value-type="float" office:value="2.495062">
            <text:p>2,495062</text:p>
          </table:table-cell>
          <table:table-cell/>
          <table:table-cell table:formula="of:=([.E183]+[.G183]+[.I183]+[.K183])/4" office:value-type="float" office:value="2493701.5">
            <text:p>2493701,5</text:p>
          </table:table-cell>
          <table:table-cell table:formula="of:=([.F183]+[.H183]+[.J183]+[.L183])/4" office:value-type="float" office:value="2.4937015">
            <text:p>2,4937015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68811">
            <text:p>1668811</text:p>
          </table:table-cell>
          <table:table-cell office:value-type="float" office:value="1.668811">
            <text:p>1,668811</text:p>
          </table:table-cell>
          <table:table-cell office:value-type="float" office:value="1675373">
            <text:p>1675373</text:p>
          </table:table-cell>
          <table:table-cell office:value-type="float" office:value="1.675373">
            <text:p>1,675373</text:p>
          </table:table-cell>
          <table:table-cell office:value-type="float" office:value="1671717">
            <text:p>1671717</text:p>
          </table:table-cell>
          <table:table-cell office:value-type="float" office:value="1.671717">
            <text:p>1,671717</text:p>
          </table:table-cell>
          <table:table-cell office:value-type="float" office:value="1674303">
            <text:p>1674303</text:p>
          </table:table-cell>
          <table:table-cell office:value-type="float" office:value="1.674303">
            <text:p>1,674303</text:p>
          </table:table-cell>
          <table:table-cell/>
          <table:table-cell table:formula="of:=([.E184]+[.G184]+[.I184]+[.K184])/4" office:value-type="float" office:value="1672551">
            <text:p>1672551</text:p>
          </table:table-cell>
          <table:table-cell table:formula="of:=([.F184]+[.H184]+[.J184]+[.L184])/4" office:value-type="float" office:value="1.672551">
            <text:p>1,672551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054342">
            <text:p>2054342</text:p>
          </table:table-cell>
          <table:table-cell office:value-type="float" office:value="2.054342">
            <text:p>2,054342</text:p>
          </table:table-cell>
          <table:table-cell office:value-type="float" office:value="2047207">
            <text:p>2047207</text:p>
          </table:table-cell>
          <table:table-cell office:value-type="float" office:value="2.047207">
            <text:p>2,047207</text:p>
          </table:table-cell>
          <table:table-cell office:value-type="float" office:value="2055493">
            <text:p>2055493</text:p>
          </table:table-cell>
          <table:table-cell office:value-type="float" office:value="2.055493">
            <text:p>2,055493</text:p>
          </table:table-cell>
          <table:table-cell office:value-type="float" office:value="2051138">
            <text:p>2051138</text:p>
          </table:table-cell>
          <table:table-cell office:value-type="float" office:value="2.051138">
            <text:p>2,051138</text:p>
          </table:table-cell>
          <table:table-cell/>
          <table:table-cell table:formula="of:=([.E185]+[.G185]+[.I185]+[.K185])/4" office:value-type="float" office:value="2052045">
            <text:p>2052045</text:p>
          </table:table-cell>
          <table:table-cell table:formula="of:=([.F185]+[.H185]+[.J185]+[.L185])/4" office:value-type="float" office:value="2.052045">
            <text:p>2,052045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595242">
            <text:p>2595242</text:p>
          </table:table-cell>
          <table:table-cell office:value-type="float" office:value="2.595242">
            <text:p>2,595242</text:p>
          </table:table-cell>
          <table:table-cell office:value-type="float" office:value="2598822">
            <text:p>2598822</text:p>
          </table:table-cell>
          <table:table-cell office:value-type="float" office:value="2.598822">
            <text:p>2,598822</text:p>
          </table:table-cell>
          <table:table-cell office:value-type="float" office:value="2597041">
            <text:p>2597041</text:p>
          </table:table-cell>
          <table:table-cell office:value-type="float" office:value="2.597041">
            <text:p>2,597041</text:p>
          </table:table-cell>
          <table:table-cell office:value-type="float" office:value="2597032">
            <text:p>2597032</text:p>
          </table:table-cell>
          <table:table-cell office:value-type="float" office:value="2.597032">
            <text:p>2,597032</text:p>
          </table:table-cell>
          <table:table-cell/>
          <table:table-cell table:formula="of:=([.E186]+[.G186]+[.I186]+[.K186])/4" office:value-type="float" office:value="2597034.25">
            <text:p>2597034,25</text:p>
          </table:table-cell>
          <table:table-cell table:formula="of:=([.F186]+[.H186]+[.J186]+[.L186])/4" office:value-type="float" office:value="2.59703425">
            <text:p>2,59703425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82665">
            <text:p>1682665</text:p>
          </table:table-cell>
          <table:table-cell office:value-type="float" office:value="1.682665">
            <text:p>1,682665</text:p>
          </table:table-cell>
          <table:table-cell office:value-type="float" office:value="1687943">
            <text:p>1687943</text:p>
          </table:table-cell>
          <table:table-cell office:value-type="float" office:value="1.687943">
            <text:p>1,687943</text:p>
          </table:table-cell>
          <table:table-cell office:value-type="float" office:value="1689344">
            <text:p>1689344</text:p>
          </table:table-cell>
          <table:table-cell office:value-type="float" office:value="1.689344">
            <text:p>1,689344</text:p>
          </table:table-cell>
          <table:table-cell office:value-type="float" office:value="1688065">
            <text:p>1688065</text:p>
          </table:table-cell>
          <table:table-cell office:value-type="float" office:value="1.688065">
            <text:p>1,688065</text:p>
          </table:table-cell>
          <table:table-cell/>
          <table:table-cell table:formula="of:=([.E187]+[.G187]+[.I187]+[.K187])/4" office:value-type="float" office:value="1687004.25">
            <text:p>1687004,25</text:p>
          </table:table-cell>
          <table:table-cell table:formula="of:=([.F187]+[.H187]+[.J187]+[.L187])/4" office:value-type="float" office:value="1.68700425">
            <text:p>1,68700425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107392">
            <text:p>2107392</text:p>
          </table:table-cell>
          <table:table-cell office:value-type="float" office:value="2.107392">
            <text:p>2,107392</text:p>
          </table:table-cell>
          <table:table-cell office:value-type="float" office:value="2104374">
            <text:p>2104374</text:p>
          </table:table-cell>
          <table:table-cell office:value-type="float" office:value="2.104374">
            <text:p>2,104374</text:p>
          </table:table-cell>
          <table:table-cell office:value-type="float" office:value="2104759">
            <text:p>2104759</text:p>
          </table:table-cell>
          <table:table-cell office:value-type="float" office:value="2.104759">
            <text:p>2,104759</text:p>
          </table:table-cell>
          <table:table-cell office:value-type="float" office:value="2104679">
            <text:p>2104679</text:p>
          </table:table-cell>
          <table:table-cell office:value-type="float" office:value="2.104679">
            <text:p>2,104679</text:p>
          </table:table-cell>
          <table:table-cell/>
          <table:table-cell table:formula="of:=([.E188]+[.G188]+[.I188]+[.K188])/4" office:value-type="float" office:value="2105301">
            <text:p>2105301</text:p>
          </table:table-cell>
          <table:table-cell table:formula="of:=([.F188]+[.H188]+[.J188]+[.L188])/4" office:value-type="float" office:value="2.105301">
            <text:p>2,105301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99546">
            <text:p>2699546</text:p>
          </table:table-cell>
          <table:table-cell office:value-type="float" office:value="2.699546">
            <text:p>2,699546</text:p>
          </table:table-cell>
          <table:table-cell office:value-type="float" office:value="2708417">
            <text:p>2708417</text:p>
          </table:table-cell>
          <table:table-cell office:value-type="float" office:value="2.708417">
            <text:p>2,708417</text:p>
          </table:table-cell>
          <table:table-cell office:value-type="float" office:value="2709332">
            <text:p>2709332</text:p>
          </table:table-cell>
          <table:table-cell office:value-type="float" office:value="2.709332">
            <text:p>2,709332</text:p>
          </table:table-cell>
          <table:table-cell office:value-type="float" office:value="2708178">
            <text:p>2708178</text:p>
          </table:table-cell>
          <table:table-cell office:value-type="float" office:value="2.708178">
            <text:p>2,708178</text:p>
          </table:table-cell>
          <table:table-cell/>
          <table:table-cell table:formula="of:=([.E189]+[.G189]+[.I189]+[.K189])/4" office:value-type="float" office:value="2706368.25">
            <text:p>2706368,25</text:p>
          </table:table-cell>
          <table:table-cell table:formula="of:=([.F189]+[.H189]+[.J189]+[.L189])/4" office:value-type="float" office:value="2.70636825">
            <text:p>2,70636825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05199">
            <text:p>1705199</text:p>
          </table:table-cell>
          <table:table-cell office:value-type="float" office:value="1.705199">
            <text:p>1,705199</text:p>
          </table:table-cell>
          <table:table-cell office:value-type="float" office:value="1707379">
            <text:p>1707379</text:p>
          </table:table-cell>
          <table:table-cell office:value-type="float" office:value="1.707379">
            <text:p>1,707379</text:p>
          </table:table-cell>
          <table:table-cell office:value-type="float" office:value="1706404">
            <text:p>1706404</text:p>
          </table:table-cell>
          <table:table-cell office:value-type="float" office:value="1.706404">
            <text:p>1,706404</text:p>
          </table:table-cell>
          <table:table-cell office:value-type="float" office:value="1706135">
            <text:p>1706135</text:p>
          </table:table-cell>
          <table:table-cell office:value-type="float" office:value="1.706135">
            <text:p>1,706135</text:p>
          </table:table-cell>
          <table:table-cell/>
          <table:table-cell table:formula="of:=([.E190]+[.G190]+[.I190]+[.K190])/4" office:value-type="float" office:value="1706279.25">
            <text:p>1706279,25</text:p>
          </table:table-cell>
          <table:table-cell table:formula="of:=([.F190]+[.H190]+[.J190]+[.L190])/4" office:value-type="float" office:value="1.70627925">
            <text:p>1,70627925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151201">
            <text:p>2151201</text:p>
          </table:table-cell>
          <table:table-cell office:value-type="float" office:value="2.151201">
            <text:p>2,151201</text:p>
          </table:table-cell>
          <table:table-cell office:value-type="float" office:value="2154995">
            <text:p>2154995</text:p>
          </table:table-cell>
          <table:table-cell office:value-type="float" office:value="2.154995">
            <text:p>2,154995</text:p>
          </table:table-cell>
          <table:table-cell office:value-type="float" office:value="2156727">
            <text:p>2156727</text:p>
          </table:table-cell>
          <table:table-cell office:value-type="float" office:value="2.156727">
            <text:p>2,156727</text:p>
          </table:table-cell>
          <table:table-cell office:value-type="float" office:value="2156602">
            <text:p>2156602</text:p>
          </table:table-cell>
          <table:table-cell office:value-type="float" office:value="2.156602">
            <text:p>2,156602</text:p>
          </table:table-cell>
          <table:table-cell/>
          <table:table-cell table:formula="of:=([.E191]+[.G191]+[.I191]+[.K191])/4" office:value-type="float" office:value="2154881.25">
            <text:p>2154881,25</text:p>
          </table:table-cell>
          <table:table-cell table:formula="of:=([.F191]+[.H191]+[.J191]+[.L191])/4" office:value-type="float" office:value="2.15488125">
            <text:p>2,15488125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814735">
            <text:p>2814735</text:p>
          </table:table-cell>
          <table:table-cell office:value-type="float" office:value="2.814735">
            <text:p>2,814735</text:p>
          </table:table-cell>
          <table:table-cell office:value-type="float" office:value="2820531">
            <text:p>2820531</text:p>
          </table:table-cell>
          <table:table-cell office:value-type="float" office:value="2.820531">
            <text:p>2,820531</text:p>
          </table:table-cell>
          <table:table-cell office:value-type="float" office:value="2815196">
            <text:p>2815196</text:p>
          </table:table-cell>
          <table:table-cell office:value-type="float" office:value="2.815196">
            <text:p>2,815196</text:p>
          </table:table-cell>
          <table:table-cell office:value-type="float" office:value="2815547">
            <text:p>2815547</text:p>
          </table:table-cell>
          <table:table-cell office:value-type="float" office:value="2.815547">
            <text:p>2,815547</text:p>
          </table:table-cell>
          <table:table-cell/>
          <table:table-cell table:formula="of:=([.E192]+[.G192]+[.I192]+[.K192])/4" office:value-type="float" office:value="2816502.25">
            <text:p>2816502,25</text:p>
          </table:table-cell>
          <table:table-cell table:formula="of:=([.F192]+[.H192]+[.J192]+[.L192])/4" office:value-type="float" office:value="2.81650225">
            <text:p>2,81650225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11471">
            <text:p>1711471</text:p>
          </table:table-cell>
          <table:table-cell office:value-type="float" office:value="1.711471">
            <text:p>1,711471</text:p>
          </table:table-cell>
          <table:table-cell office:value-type="float" office:value="1708409">
            <text:p>1708409</text:p>
          </table:table-cell>
          <table:table-cell office:value-type="float" office:value="1.708409">
            <text:p>1,708409</text:p>
          </table:table-cell>
          <table:table-cell office:value-type="float" office:value="1717935">
            <text:p>1717935</text:p>
          </table:table-cell>
          <table:table-cell office:value-type="float" office:value="1.717935">
            <text:p>1,717935</text:p>
          </table:table-cell>
          <table:table-cell office:value-type="float" office:value="1716695">
            <text:p>1716695</text:p>
          </table:table-cell>
          <table:table-cell office:value-type="float" office:value="1.716695">
            <text:p>1,716695</text:p>
          </table:table-cell>
          <table:table-cell/>
          <table:table-cell table:formula="of:=([.E193]+[.G193]+[.I193]+[.K193])/4" office:value-type="float" office:value="1713627.5">
            <text:p>1713627,5</text:p>
          </table:table-cell>
          <table:table-cell table:formula="of:=([.F193]+[.H193]+[.J193]+[.L193])/4" office:value-type="float" office:value="1.7136275">
            <text:p>1,7136275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205461">
            <text:p>2205461</text:p>
          </table:table-cell>
          <table:table-cell office:value-type="float" office:value="2.205461">
            <text:p>2,205461</text:p>
          </table:table-cell>
          <table:table-cell office:value-type="float" office:value="2205191">
            <text:p>2205191</text:p>
          </table:table-cell>
          <table:table-cell office:value-type="float" office:value="2.205191">
            <text:p>2,205191</text:p>
          </table:table-cell>
          <table:table-cell office:value-type="float" office:value="2206517">
            <text:p>2206517</text:p>
          </table:table-cell>
          <table:table-cell office:value-type="float" office:value="2.206517">
            <text:p>2,206517</text:p>
          </table:table-cell>
          <table:table-cell office:value-type="float" office:value="2206152">
            <text:p>2206152</text:p>
          </table:table-cell>
          <table:table-cell office:value-type="float" office:value="2.206152">
            <text:p>2,206152</text:p>
          </table:table-cell>
          <table:table-cell/>
          <table:table-cell table:formula="of:=([.E194]+[.G194]+[.I194]+[.K194])/4" office:value-type="float" office:value="2205830.25">
            <text:p>2205830,25</text:p>
          </table:table-cell>
          <table:table-cell table:formula="of:=([.F194]+[.H194]+[.J194]+[.L194])/4" office:value-type="float" office:value="2.20583025">
            <text:p>2,20583025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922217">
            <text:p>2922217</text:p>
          </table:table-cell>
          <table:table-cell office:value-type="float" office:value="2.922217">
            <text:p>2,922217</text:p>
          </table:table-cell>
          <table:table-cell office:value-type="float" office:value="2919997">
            <text:p>2919997</text:p>
          </table:table-cell>
          <table:table-cell office:value-type="float" office:value="2.919997">
            <text:p>2,919997</text:p>
          </table:table-cell>
          <table:table-cell office:value-type="float" office:value="2927354">
            <text:p>2927354</text:p>
          </table:table-cell>
          <table:table-cell office:value-type="float" office:value="2.927354">
            <text:p>2,927354</text:p>
          </table:table-cell>
          <table:table-cell office:value-type="float" office:value="2924696">
            <text:p>2924696</text:p>
          </table:table-cell>
          <table:table-cell office:value-type="float" office:value="2.924696">
            <text:p>2,924696</text:p>
          </table:table-cell>
          <table:table-cell/>
          <table:table-cell table:formula="of:=([.E195]+[.G195]+[.I195]+[.K195])/4" office:value-type="float" office:value="2923566">
            <text:p>2923566</text:p>
          </table:table-cell>
          <table:table-cell table:formula="of:=([.F195]+[.H195]+[.J195]+[.L195])/4" office:value-type="float" office:value="2.923566">
            <text:p>2,923566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34929">
            <text:p>1734929</text:p>
          </table:table-cell>
          <table:table-cell office:value-type="float" office:value="1.734929">
            <text:p>1,734929</text:p>
          </table:table-cell>
          <table:table-cell office:value-type="float" office:value="1732011">
            <text:p>1732011</text:p>
          </table:table-cell>
          <table:table-cell office:value-type="float" office:value="1.732011">
            <text:p>1,732011</text:p>
          </table:table-cell>
          <table:table-cell office:value-type="float" office:value="1737175">
            <text:p>1737175</text:p>
          </table:table-cell>
          <table:table-cell office:value-type="float" office:value="1.737175">
            <text:p>1,737175</text:p>
          </table:table-cell>
          <table:table-cell office:value-type="float" office:value="1736346">
            <text:p>1736346</text:p>
          </table:table-cell>
          <table:table-cell office:value-type="float" office:value="1.736346">
            <text:p>1,736346</text:p>
          </table:table-cell>
          <table:table-cell/>
          <table:table-cell table:formula="of:=([.E196]+[.G196]+[.I196]+[.K196])/4" office:value-type="float" office:value="1735115.25">
            <text:p>1735115,25</text:p>
          </table:table-cell>
          <table:table-cell table:formula="of:=([.F196]+[.H196]+[.J196]+[.L196])/4" office:value-type="float" office:value="1.73511525">
            <text:p>1,73511525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265019">
            <text:p>2265019</text:p>
          </table:table-cell>
          <table:table-cell office:value-type="float" office:value="2.265019">
            <text:p>2,265019</text:p>
          </table:table-cell>
          <table:table-cell office:value-type="float" office:value="2265399">
            <text:p>2265399</text:p>
          </table:table-cell>
          <table:table-cell office:value-type="float" office:value="2.265399">
            <text:p>2,265399</text:p>
          </table:table-cell>
          <table:table-cell office:value-type="float" office:value="2264132">
            <text:p>2264132</text:p>
          </table:table-cell>
          <table:table-cell office:value-type="float" office:value="2.264132">
            <text:p>2,264132</text:p>
          </table:table-cell>
          <table:table-cell office:value-type="float" office:value="2267309">
            <text:p>2267309</text:p>
          </table:table-cell>
          <table:table-cell office:value-type="float" office:value="2.267309">
            <text:p>2,267309</text:p>
          </table:table-cell>
          <table:table-cell/>
          <table:table-cell table:formula="of:=([.E197]+[.G197]+[.I197]+[.K197])/4" office:value-type="float" office:value="2265464.75">
            <text:p>2265464,75</text:p>
          </table:table-cell>
          <table:table-cell table:formula="of:=([.F197]+[.H197]+[.J197]+[.L197])/4" office:value-type="float" office:value="2.26546475">
            <text:p>2,26546475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52803">
            <text:p>1752803</text:p>
          </table:table-cell>
          <table:table-cell office:value-type="float" office:value="1.752803">
            <text:p>1,752803</text:p>
          </table:table-cell>
          <table:table-cell office:value-type="float" office:value="1751219">
            <text:p>1751219</text:p>
          </table:table-cell>
          <table:table-cell office:value-type="float" office:value="1.751219">
            <text:p>1,751219</text:p>
          </table:table-cell>
          <table:table-cell office:value-type="float" office:value="1753994">
            <text:p>1753994</text:p>
          </table:table-cell>
          <table:table-cell office:value-type="float" office:value="1.753994">
            <text:p>1,753994</text:p>
          </table:table-cell>
          <table:table-cell office:value-type="float" office:value="1754044">
            <text:p>1754044</text:p>
          </table:table-cell>
          <table:table-cell office:value-type="float" office:value="1.754044">
            <text:p>1,754044</text:p>
          </table:table-cell>
          <table:table-cell/>
          <table:table-cell table:formula="of:=([.E198]+[.G198]+[.I198]+[.K198])/4" office:value-type="float" office:value="1753015">
            <text:p>1753015</text:p>
          </table:table-cell>
          <table:table-cell table:formula="of:=([.F198]+[.H198]+[.J198]+[.L198])/4" office:value-type="float" office:value="1.753015">
            <text:p>1,753015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323806">
            <text:p>2323806</text:p>
          </table:table-cell>
          <table:table-cell office:value-type="float" office:value="2.323806">
            <text:p>2,323806</text:p>
          </table:table-cell>
          <table:table-cell office:value-type="float" office:value="2330521">
            <text:p>2330521</text:p>
          </table:table-cell>
          <table:table-cell office:value-type="float" office:value="2.330521">
            <text:p>2,330521</text:p>
          </table:table-cell>
          <table:table-cell office:value-type="float" office:value="2325292">
            <text:p>2325292</text:p>
          </table:table-cell>
          <table:table-cell office:value-type="float" office:value="2.325292">
            <text:p>2,325292</text:p>
          </table:table-cell>
          <table:table-cell office:value-type="float" office:value="2325017">
            <text:p>2325017</text:p>
          </table:table-cell>
          <table:table-cell office:value-type="float" office:value="2.325017">
            <text:p>2,325017</text:p>
          </table:table-cell>
          <table:table-cell/>
          <table:table-cell table:formula="of:=([.E199]+[.G199]+[.I199]+[.K199])/4" office:value-type="float" office:value="2326159">
            <text:p>2326159</text:p>
          </table:table-cell>
          <table:table-cell table:formula="of:=([.F199]+[.H199]+[.J199]+[.L199])/4" office:value-type="float" office:value="2.326159">
            <text:p>2,326159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73509">
            <text:p>1773509</text:p>
          </table:table-cell>
          <table:table-cell office:value-type="float" office:value="1.773509">
            <text:p>1,773509</text:p>
          </table:table-cell>
          <table:table-cell office:value-type="float" office:value="1766626">
            <text:p>1766626</text:p>
          </table:table-cell>
          <table:table-cell office:value-type="float" office:value="1.766626">
            <text:p>1,766626</text:p>
          </table:table-cell>
          <table:table-cell office:value-type="float" office:value="1774776">
            <text:p>1774776</text:p>
          </table:table-cell>
          <table:table-cell office:value-type="float" office:value="1.774776">
            <text:p>1,774776</text:p>
          </table:table-cell>
          <table:table-cell office:value-type="float" office:value="1774713">
            <text:p>1774713</text:p>
          </table:table-cell>
          <table:table-cell office:value-type="float" office:value="1.774713">
            <text:p>1,774713</text:p>
          </table:table-cell>
          <table:table-cell/>
          <table:table-cell table:formula="of:=([.E200]+[.G200]+[.I200]+[.K200])/4" office:value-type="float" office:value="1772406">
            <text:p>1772406</text:p>
          </table:table-cell>
          <table:table-cell table:formula="of:=([.F200]+[.H200]+[.J200]+[.L200])/4" office:value-type="float" office:value="1.772406">
            <text:p>1,772406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396301">
            <text:p>2396301</text:p>
          </table:table-cell>
          <table:table-cell office:value-type="float" office:value="2.396301">
            <text:p>2,396301</text:p>
          </table:table-cell>
          <table:table-cell office:value-type="float" office:value="2397835">
            <text:p>2397835</text:p>
          </table:table-cell>
          <table:table-cell office:value-type="float" office:value="2.397835">
            <text:p>2,397835</text:p>
          </table:table-cell>
          <table:table-cell office:value-type="float" office:value="2397604">
            <text:p>2397604</text:p>
          </table:table-cell>
          <table:table-cell office:value-type="float" office:value="2.397604">
            <text:p>2,397604</text:p>
          </table:table-cell>
          <table:table-cell office:value-type="float" office:value="2397440">
            <text:p>2397440</text:p>
          </table:table-cell>
          <table:table-cell office:value-type="float" office:value="2.39744">
            <text:p>2,39744</text:p>
          </table:table-cell>
          <table:table-cell/>
          <table:table-cell table:formula="of:=([.E201]+[.G201]+[.I201]+[.K201])/4" office:value-type="float" office:value="2397295">
            <text:p>2397295</text:p>
          </table:table-cell>
          <table:table-cell table:formula="of:=([.F201]+[.H201]+[.J201]+[.L201])/4" office:value-type="float" office:value="2.397295">
            <text:p>2,397295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91133">
            <text:p>1791133</text:p>
          </table:table-cell>
          <table:table-cell office:value-type="float" office:value="1.791133">
            <text:p>1,791133</text:p>
          </table:table-cell>
          <table:table-cell office:value-type="float" office:value="1796120">
            <text:p>1796120</text:p>
          </table:table-cell>
          <table:table-cell office:value-type="float" office:value="1.79612">
            <text:p>1,79612</text:p>
          </table:table-cell>
          <table:table-cell office:value-type="float" office:value="1797596">
            <text:p>1797596</text:p>
          </table:table-cell>
          <table:table-cell office:value-type="float" office:value="1.797596">
            <text:p>1,797596</text:p>
          </table:table-cell>
          <table:table-cell office:value-type="float" office:value="1792017">
            <text:p>1792017</text:p>
          </table:table-cell>
          <table:table-cell office:value-type="float" office:value="1.792017">
            <text:p>1,792017</text:p>
          </table:table-cell>
          <table:table-cell/>
          <table:table-cell table:formula="of:=([.E202]+[.G202]+[.I202]+[.K202])/4" office:value-type="float" office:value="1794216.5">
            <text:p>1794216,5</text:p>
          </table:table-cell>
          <table:table-cell table:formula="of:=([.F202]+[.H202]+[.J202]+[.L202])/4" office:value-type="float" office:value="1.7942165">
            <text:p>1,7942165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459292">
            <text:p>2459292</text:p>
          </table:table-cell>
          <table:table-cell office:value-type="float" office:value="2.459292">
            <text:p>2,459292</text:p>
          </table:table-cell>
          <table:table-cell office:value-type="float" office:value="2456443">
            <text:p>2456443</text:p>
          </table:table-cell>
          <table:table-cell office:value-type="float" office:value="2.456443">
            <text:p>2,456443</text:p>
          </table:table-cell>
          <table:table-cell office:value-type="float" office:value="2460887">
            <text:p>2460887</text:p>
          </table:table-cell>
          <table:table-cell office:value-type="float" office:value="2.460887">
            <text:p>2,460887</text:p>
          </table:table-cell>
          <table:table-cell office:value-type="float" office:value="2465093">
            <text:p>2465093</text:p>
          </table:table-cell>
          <table:table-cell office:value-type="float" office:value="2.465093">
            <text:p>2,465093</text:p>
          </table:table-cell>
          <table:table-cell/>
          <table:table-cell table:formula="of:=([.E203]+[.G203]+[.I203]+[.K203])/4" office:value-type="float" office:value="2460428.75">
            <text:p>2460428,75</text:p>
          </table:table-cell>
          <table:table-cell table:formula="of:=([.F203]+[.H203]+[.J203]+[.L203])/4" office:value-type="float" office:value="2.46042875">
            <text:p>2,46042875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14974">
            <text:p>1814974</text:p>
          </table:table-cell>
          <table:table-cell office:value-type="float" office:value="1.814974">
            <text:p>1,814974</text:p>
          </table:table-cell>
          <table:table-cell office:value-type="float" office:value="1814822">
            <text:p>1814822</text:p>
          </table:table-cell>
          <table:table-cell office:value-type="float" office:value="1.814822">
            <text:p>1,814822</text:p>
          </table:table-cell>
          <table:table-cell office:value-type="float" office:value="1811456">
            <text:p>1811456</text:p>
          </table:table-cell>
          <table:table-cell office:value-type="float" office:value="1.811456">
            <text:p>1,811456</text:p>
          </table:table-cell>
          <table:table-cell office:value-type="float" office:value="1815992">
            <text:p>1815992</text:p>
          </table:table-cell>
          <table:table-cell office:value-type="float" office:value="1.815992">
            <text:p>1,815992</text:p>
          </table:table-cell>
          <table:table-cell/>
          <table:table-cell table:formula="of:=([.E204]+[.G204]+[.I204]+[.K204])/4" office:value-type="float" office:value="1814311">
            <text:p>1814311</text:p>
          </table:table-cell>
          <table:table-cell table:formula="of:=([.F204]+[.H204]+[.J204]+[.L204])/4" office:value-type="float" office:value="1.814311">
            <text:p>1,814311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520034">
            <text:p>2520034</text:p>
          </table:table-cell>
          <table:table-cell office:value-type="float" office:value="2.520034">
            <text:p>2,520034</text:p>
          </table:table-cell>
          <table:table-cell office:value-type="float" office:value="2523999">
            <text:p>2523999</text:p>
          </table:table-cell>
          <table:table-cell office:value-type="float" office:value="2.523999">
            <text:p>2,523999</text:p>
          </table:table-cell>
          <table:table-cell office:value-type="float" office:value="2523558">
            <text:p>2523558</text:p>
          </table:table-cell>
          <table:table-cell office:value-type="float" office:value="2.523558">
            <text:p>2,523558</text:p>
          </table:table-cell>
          <table:table-cell office:value-type="float" office:value="2525186">
            <text:p>2525186</text:p>
          </table:table-cell>
          <table:table-cell office:value-type="float" office:value="2.525186">
            <text:p>2,525186</text:p>
          </table:table-cell>
          <table:table-cell/>
          <table:table-cell table:formula="of:=([.E205]+[.G205]+[.I205]+[.K205])/4" office:value-type="float" office:value="2523194.25">
            <text:p>2523194,25</text:p>
          </table:table-cell>
          <table:table-cell table:formula="of:=([.F205]+[.H205]+[.J205]+[.L205])/4" office:value-type="float" office:value="2.52319425">
            <text:p>2,52319425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32714">
            <text:p>1832714</text:p>
          </table:table-cell>
          <table:table-cell office:value-type="float" office:value="1.832714">
            <text:p>1,832714</text:p>
          </table:table-cell>
          <table:table-cell office:value-type="float" office:value="1833431">
            <text:p>1833431</text:p>
          </table:table-cell>
          <table:table-cell office:value-type="float" office:value="1.833431">
            <text:p>1,833431</text:p>
          </table:table-cell>
          <table:table-cell office:value-type="float" office:value="1826684">
            <text:p>1826684</text:p>
          </table:table-cell>
          <table:table-cell office:value-type="float" office:value="1.826684">
            <text:p>1,826684</text:p>
          </table:table-cell>
          <table:table-cell office:value-type="float" office:value="1833717">
            <text:p>1833717</text:p>
          </table:table-cell>
          <table:table-cell office:value-type="float" office:value="1.833717">
            <text:p>1,833717</text:p>
          </table:table-cell>
          <table:table-cell/>
          <table:table-cell table:formula="of:=([.E206]+[.G206]+[.I206]+[.K206])/4" office:value-type="float" office:value="1831636.5">
            <text:p>1831636,5</text:p>
          </table:table-cell>
          <table:table-cell table:formula="of:=([.F206]+[.H206]+[.J206]+[.L206])/4" office:value-type="float" office:value="1.8316365">
            <text:p>1,8316365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594880">
            <text:p>2594880</text:p>
          </table:table-cell>
          <table:table-cell office:value-type="float" office:value="2.59488">
            <text:p>2,59488</text:p>
          </table:table-cell>
          <table:table-cell office:value-type="float" office:value="2596169">
            <text:p>2596169</text:p>
          </table:table-cell>
          <table:table-cell office:value-type="float" office:value="2.596169">
            <text:p>2,596169</text:p>
          </table:table-cell>
          <table:table-cell office:value-type="float" office:value="2595554">
            <text:p>2595554</text:p>
          </table:table-cell>
          <table:table-cell office:value-type="float" office:value="2.595554">
            <text:p>2,595554</text:p>
          </table:table-cell>
          <table:table-cell office:value-type="float" office:value="2596538">
            <text:p>2596538</text:p>
          </table:table-cell>
          <table:table-cell office:value-type="float" office:value="2.596538">
            <text:p>2,596538</text:p>
          </table:table-cell>
          <table:table-cell/>
          <table:table-cell table:formula="of:=([.E207]+[.G207]+[.I207]+[.K207])/4" office:value-type="float" office:value="2595785.25">
            <text:p>2595785,25</text:p>
          </table:table-cell>
          <table:table-cell table:formula="of:=([.F207]+[.H207]+[.J207]+[.L207])/4" office:value-type="float" office:value="2.59578525">
            <text:p>2,59578525</text:p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58318">
            <text:p>1858318</text:p>
          </table:table-cell>
          <table:table-cell office:value-type="float" office:value="1.858318">
            <text:p>1,858318</text:p>
          </table:table-cell>
          <table:table-cell office:value-type="float" office:value="1859772">
            <text:p>1859772</text:p>
          </table:table-cell>
          <table:table-cell office:value-type="float" office:value="1.859772">
            <text:p>1,859772</text:p>
          </table:table-cell>
          <table:table-cell office:value-type="float" office:value="1853993">
            <text:p>1853993</text:p>
          </table:table-cell>
          <table:table-cell office:value-type="float" office:value="1.853993">
            <text:p>1,853993</text:p>
          </table:table-cell>
          <table:table-cell office:value-type="float" office:value="1856123">
            <text:p>1856123</text:p>
          </table:table-cell>
          <table:table-cell office:value-type="float" office:value="1.856123">
            <text:p>1,856123</text:p>
          </table:table-cell>
          <table:table-cell/>
          <table:table-cell table:formula="of:=([.E208]+[.G208]+[.I208]+[.K208])/4" office:value-type="float" office:value="1857051.5">
            <text:p>1857051,5</text:p>
          </table:table-cell>
          <table:table-cell table:formula="of:=([.F208]+[.H208]+[.J208]+[.L208])/4" office:value-type="float" office:value="1.8570515">
            <text:p>1,8570515</text:p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69280">
            <text:p>2669280</text:p>
          </table:table-cell>
          <table:table-cell office:value-type="float" office:value="2.66928">
            <text:p>2,66928</text:p>
          </table:table-cell>
          <table:table-cell office:value-type="float" office:value="2670490">
            <text:p>2670490</text:p>
          </table:table-cell>
          <table:table-cell office:value-type="float" office:value="2.67049">
            <text:p>2,67049</text:p>
          </table:table-cell>
          <table:table-cell office:value-type="float" office:value="2670617">
            <text:p>2670617</text:p>
          </table:table-cell>
          <table:table-cell office:value-type="float" office:value="2.670617">
            <text:p>2,670617</text:p>
          </table:table-cell>
          <table:table-cell office:value-type="float" office:value="2672931">
            <text:p>2672931</text:p>
          </table:table-cell>
          <table:table-cell office:value-type="float" office:value="2.672931">
            <text:p>2,672931</text:p>
          </table:table-cell>
          <table:table-cell/>
          <table:table-cell table:formula="of:=([.E209]+[.G209]+[.I209]+[.K209])/4" office:value-type="float" office:value="2670829.5">
            <text:p>2670829,5</text:p>
          </table:table-cell>
          <table:table-cell table:formula="of:=([.F209]+[.H209]+[.J209]+[.L209])/4" office:value-type="float" office:value="2.6708295">
            <text:p>2,6708295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75847">
            <text:p>1875847</text:p>
          </table:table-cell>
          <table:table-cell office:value-type="float" office:value="1.875847">
            <text:p>1,875847</text:p>
          </table:table-cell>
          <table:table-cell office:value-type="float" office:value="1879799">
            <text:p>1879799</text:p>
          </table:table-cell>
          <table:table-cell office:value-type="float" office:value="1.879799">
            <text:p>1,879799</text:p>
          </table:table-cell>
          <table:table-cell office:value-type="float" office:value="1878315">
            <text:p>1878315</text:p>
          </table:table-cell>
          <table:table-cell office:value-type="float" office:value="1.878315">
            <text:p>1,878315</text:p>
          </table:table-cell>
          <table:table-cell office:value-type="float" office:value="1874263">
            <text:p>1874263</text:p>
          </table:table-cell>
          <table:table-cell office:value-type="float" office:value="1.874263">
            <text:p>1,874263</text:p>
          </table:table-cell>
          <table:table-cell/>
          <table:table-cell table:formula="of:=([.E210]+[.G210]+[.I210]+[.K210])/4" office:value-type="float" office:value="1877056">
            <text:p>1877056</text:p>
          </table:table-cell>
          <table:table-cell table:formula="of:=([.F210]+[.H210]+[.J210]+[.L210])/4" office:value-type="float" office:value="1.877056">
            <text:p>1,877056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736364">
            <text:p>2736364</text:p>
          </table:table-cell>
          <table:table-cell office:value-type="float" office:value="2.736364">
            <text:p>2,736364</text:p>
          </table:table-cell>
          <table:table-cell office:value-type="float" office:value="2737716">
            <text:p>2737716</text:p>
          </table:table-cell>
          <table:table-cell office:value-type="float" office:value="2.737716">
            <text:p>2,737716</text:p>
          </table:table-cell>
          <table:table-cell office:value-type="float" office:value="2737765">
            <text:p>2737765</text:p>
          </table:table-cell>
          <table:table-cell office:value-type="float" office:value="2.737765">
            <text:p>2,737765</text:p>
          </table:table-cell>
          <table:table-cell office:value-type="float" office:value="2737406">
            <text:p>2737406</text:p>
          </table:table-cell>
          <table:table-cell office:value-type="float" office:value="2.737406">
            <text:p>2,737406</text:p>
          </table:table-cell>
          <table:table-cell/>
          <table:table-cell table:formula="of:=([.E211]+[.G211]+[.I211]+[.K211])/4" office:value-type="float" office:value="2737312.75">
            <text:p>2737312,75</text:p>
          </table:table-cell>
          <table:table-cell table:formula="of:=([.F211]+[.H211]+[.J211]+[.L211])/4" office:value-type="float" office:value="2.73731275">
            <text:p>2,73731275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07631">
            <text:p>1907631</text:p>
          </table:table-cell>
          <table:table-cell office:value-type="float" office:value="1.907631">
            <text:p>1,907631</text:p>
          </table:table-cell>
          <table:table-cell office:value-type="float" office:value="1905155">
            <text:p>1905155</text:p>
          </table:table-cell>
          <table:table-cell office:value-type="float" office:value="1.905155">
            <text:p>1,905155</text:p>
          </table:table-cell>
          <table:table-cell office:value-type="float" office:value="1910134">
            <text:p>1910134</text:p>
          </table:table-cell>
          <table:table-cell office:value-type="float" office:value="1.910134">
            <text:p>1,910134</text:p>
          </table:table-cell>
          <table:table-cell office:value-type="float" office:value="1907493">
            <text:p>1907493</text:p>
          </table:table-cell>
          <table:table-cell office:value-type="float" office:value="1.907493">
            <text:p>1,907493</text:p>
          </table:table-cell>
          <table:table-cell/>
          <table:table-cell table:formula="of:=([.E212]+[.G212]+[.I212]+[.K212])/4" office:value-type="float" office:value="1907603.25">
            <text:p>1907603,25</text:p>
          </table:table-cell>
          <table:table-cell table:formula="of:=([.F212]+[.H212]+[.J212]+[.L212])/4" office:value-type="float" office:value="1.90760325">
            <text:p>1,90760325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814191">
            <text:p>2814191</text:p>
          </table:table-cell>
          <table:table-cell office:value-type="float" office:value="2.814191">
            <text:p>2,814191</text:p>
          </table:table-cell>
          <table:table-cell office:value-type="float" office:value="2815279">
            <text:p>2815279</text:p>
          </table:table-cell>
          <table:table-cell office:value-type="float" office:value="2.815279">
            <text:p>2,815279</text:p>
          </table:table-cell>
          <table:table-cell office:value-type="float" office:value="2811091">
            <text:p>2811091</text:p>
          </table:table-cell>
          <table:table-cell office:value-type="float" office:value="2.811091">
            <text:p>2,811091</text:p>
          </table:table-cell>
          <table:table-cell office:value-type="float" office:value="2807939">
            <text:p>2807939</text:p>
          </table:table-cell>
          <table:table-cell office:value-type="float" office:value="2.807939">
            <text:p>2,807939</text:p>
          </table:table-cell>
          <table:table-cell/>
          <table:table-cell table:formula="of:=([.E213]+[.G213]+[.I213]+[.K213])/4" office:value-type="float" office:value="2812125">
            <text:p>2812125</text:p>
          </table:table-cell>
          <table:table-cell table:formula="of:=([.F213]+[.H213]+[.J213]+[.L213])/4" office:value-type="float" office:value="2.812125">
            <text:p>2,812125</text:p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24679">
            <text:p>1924679</text:p>
          </table:table-cell>
          <table:table-cell office:value-type="float" office:value="1.924679">
            <text:p>1,924679</text:p>
          </table:table-cell>
          <table:table-cell office:value-type="float" office:value="1924170">
            <text:p>1924170</text:p>
          </table:table-cell>
          <table:table-cell office:value-type="float" office:value="1.92417">
            <text:p>1,92417</text:p>
          </table:table-cell>
          <table:table-cell office:value-type="float" office:value="1923916">
            <text:p>1923916</text:p>
          </table:table-cell>
          <table:table-cell office:value-type="float" office:value="1.923916">
            <text:p>1,923916</text:p>
          </table:table-cell>
          <table:table-cell office:value-type="float" office:value="1925949">
            <text:p>1925949</text:p>
          </table:table-cell>
          <table:table-cell office:value-type="float" office:value="1.925949">
            <text:p>1,925949</text:p>
          </table:table-cell>
          <table:table-cell/>
          <table:table-cell table:formula="of:=([.E214]+[.G214]+[.I214]+[.K214])/4" office:value-type="float" office:value="1924678.5">
            <text:p>1924678,5</text:p>
          </table:table-cell>
          <table:table-cell table:formula="of:=([.F214]+[.H214]+[.J214]+[.L214])/4" office:value-type="float" office:value="1.9246785">
            <text:p>1,9246785</text:p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884877">
            <text:p>2884877</text:p>
          </table:table-cell>
          <table:table-cell office:value-type="float" office:value="2.884877">
            <text:p>2,884877</text:p>
          </table:table-cell>
          <table:table-cell office:value-type="float" office:value="2885844">
            <text:p>2885844</text:p>
          </table:table-cell>
          <table:table-cell office:value-type="float" office:value="2.885844">
            <text:p>2,885844</text:p>
          </table:table-cell>
          <table:table-cell office:value-type="float" office:value="2883131">
            <text:p>2883131</text:p>
          </table:table-cell>
          <table:table-cell office:value-type="float" office:value="2.883131">
            <text:p>2,883131</text:p>
          </table:table-cell>
          <table:table-cell office:value-type="float" office:value="2885436">
            <text:p>2885436</text:p>
          </table:table-cell>
          <table:table-cell office:value-type="float" office:value="2.885436">
            <text:p>2,885436</text:p>
          </table:table-cell>
          <table:table-cell/>
          <table:table-cell table:formula="of:=([.E215]+[.G215]+[.I215]+[.K215])/4" office:value-type="float" office:value="2884822">
            <text:p>2884822</text:p>
          </table:table-cell>
          <table:table-cell table:formula="of:=([.F215]+[.H215]+[.J215]+[.L215])/4" office:value-type="float" office:value="2.884822">
            <text:p>2,884822</text:p>
          </table:table-cell>
          <table:table-cell table:number-columns-repeated="2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44574">
            <text:p>1944574</text:p>
          </table:table-cell>
          <table:table-cell office:value-type="float" office:value="1.944574">
            <text:p>1,944574</text:p>
          </table:table-cell>
          <table:table-cell office:value-type="float" office:value="1945577">
            <text:p>1945577</text:p>
          </table:table-cell>
          <table:table-cell office:value-type="float" office:value="1.945577">
            <text:p>1,945577</text:p>
          </table:table-cell>
          <table:table-cell office:value-type="float" office:value="1947205">
            <text:p>1947205</text:p>
          </table:table-cell>
          <table:table-cell office:value-type="float" office:value="1.947205">
            <text:p>1,947205</text:p>
          </table:table-cell>
          <table:table-cell office:value-type="float" office:value="1943096">
            <text:p>1943096</text:p>
          </table:table-cell>
          <table:table-cell office:value-type="float" office:value="1.943096">
            <text:p>1,943096</text:p>
          </table:table-cell>
          <table:table-cell/>
          <table:table-cell table:formula="of:=([.E216]+[.G216]+[.I216]+[.K216])/4" office:value-type="float" office:value="1945113">
            <text:p>1945113</text:p>
          </table:table-cell>
          <table:table-cell table:formula="of:=([.F216]+[.H216]+[.J216]+[.L216])/4" office:value-type="float" office:value="1.945113">
            <text:p>1,94511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956985">
            <text:p>2956985</text:p>
          </table:table-cell>
          <table:table-cell office:value-type="float" office:value="2.956985">
            <text:p>2,956985</text:p>
          </table:table-cell>
          <table:table-cell office:value-type="float" office:value="2958605">
            <text:p>2958605</text:p>
          </table:table-cell>
          <table:table-cell office:value-type="float" office:value="2.958605">
            <text:p>2,958605</text:p>
          </table:table-cell>
          <table:table-cell office:value-type="float" office:value="2954657">
            <text:p>2954657</text:p>
          </table:table-cell>
          <table:table-cell office:value-type="float" office:value="2.954657">
            <text:p>2,954657</text:p>
          </table:table-cell>
          <table:table-cell office:value-type="float" office:value="2958594">
            <text:p>2958594</text:p>
          </table:table-cell>
          <table:table-cell office:value-type="float" office:value="2.958594">
            <text:p>2,958594</text:p>
          </table:table-cell>
          <table:table-cell/>
          <table:table-cell table:formula="of:=([.E217]+[.G217]+[.I217]+[.K217])/4" office:value-type="float" office:value="2957210.25">
            <text:p>2957210,25</text:p>
          </table:table-cell>
          <table:table-cell table:formula="of:=([.F217]+[.H217]+[.J217]+[.L217])/4" office:value-type="float" office:value="2.95721025">
            <text:p>2,95721025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65316">
            <text:p>1965316</text:p>
          </table:table-cell>
          <table:table-cell office:value-type="float" office:value="1.965316">
            <text:p>1,965316</text:p>
          </table:table-cell>
          <table:table-cell office:value-type="float" office:value="1967927">
            <text:p>1967927</text:p>
          </table:table-cell>
          <table:table-cell office:value-type="float" office:value="1.967927">
            <text:p>1,967927</text:p>
          </table:table-cell>
          <table:table-cell office:value-type="float" office:value="1967935">
            <text:p>1967935</text:p>
          </table:table-cell>
          <table:table-cell office:value-type="float" office:value="1.967935">
            <text:p>1,967935</text:p>
          </table:table-cell>
          <table:table-cell office:value-type="float" office:value="1966417">
            <text:p>1966417</text:p>
          </table:table-cell>
          <table:table-cell office:value-type="float" office:value="1.966417">
            <text:p>1,966417</text:p>
          </table:table-cell>
          <table:table-cell/>
          <table:table-cell table:formula="of:=([.E218]+[.G218]+[.I218]+[.K218])/4" office:value-type="float" office:value="1966898.75">
            <text:p>1966898,75</text:p>
          </table:table-cell>
          <table:table-cell table:formula="of:=([.F218]+[.H218]+[.J218]+[.L218])/4" office:value-type="float" office:value="1.96689875">
            <text:p>1,96689875</text:p>
          </table:table-cell>
          <table:table-cell table:number-columns-repeated="2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96494">
            <text:p>1996494</text:p>
          </table:table-cell>
          <table:table-cell office:value-type="float" office:value="1.996494">
            <text:p>1,996494</text:p>
          </table:table-cell>
          <table:table-cell office:value-type="float" office:value="1992977">
            <text:p>1992977</text:p>
          </table:table-cell>
          <table:table-cell office:value-type="float" office:value="1.992977">
            <text:p>1,992977</text:p>
          </table:table-cell>
          <table:table-cell office:value-type="float" office:value="1996611">
            <text:p>1996611</text:p>
          </table:table-cell>
          <table:table-cell office:value-type="float" office:value="1.996611">
            <text:p>1,996611</text:p>
          </table:table-cell>
          <table:table-cell office:value-type="float" office:value="1993226">
            <text:p>1993226</text:p>
          </table:table-cell>
          <table:table-cell office:value-type="float" office:value="1.993226">
            <text:p>1,993226</text:p>
          </table:table-cell>
          <table:table-cell/>
          <table:table-cell table:formula="of:=([.E219]+[.G219]+[.I219]+[.K219])/4" office:value-type="float" office:value="1994827">
            <text:p>1994827</text:p>
          </table:table-cell>
          <table:table-cell table:formula="of:=([.F219]+[.H219]+[.J219]+[.L219])/4" office:value-type="float" office:value="1.994827">
            <text:p>1,994827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022892">
            <text:p>2022892</text:p>
          </table:table-cell>
          <table:table-cell office:value-type="float" office:value="2.022892">
            <text:p>2,022892</text:p>
          </table:table-cell>
          <table:table-cell office:value-type="float" office:value="2026821">
            <text:p>2026821</text:p>
          </table:table-cell>
          <table:table-cell office:value-type="float" office:value="2.026821">
            <text:p>2,026821</text:p>
          </table:table-cell>
          <table:table-cell office:value-type="float" office:value="2029569">
            <text:p>2029569</text:p>
          </table:table-cell>
          <table:table-cell office:value-type="float" office:value="2.029569">
            <text:p>2,029569</text:p>
          </table:table-cell>
          <table:table-cell office:value-type="float" office:value="2028486">
            <text:p>2028486</text:p>
          </table:table-cell>
          <table:table-cell office:value-type="float" office:value="2.028486">
            <text:p>2,028486</text:p>
          </table:table-cell>
          <table:table-cell/>
          <table:table-cell table:formula="of:=([.E220]+[.G220]+[.I220]+[.K220])/4" office:value-type="float" office:value="2026942">
            <text:p>2026942</text:p>
          </table:table-cell>
          <table:table-cell table:formula="of:=([.F220]+[.H220]+[.J220]+[.L220])/4" office:value-type="float" office:value="2.026942">
            <text:p>2,026942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048513">
            <text:p>2048513</text:p>
          </table:table-cell>
          <table:table-cell office:value-type="float" office:value="2.048513">
            <text:p>2,048513</text:p>
          </table:table-cell>
          <table:table-cell office:value-type="float" office:value="2046748">
            <text:p>2046748</text:p>
          </table:table-cell>
          <table:table-cell office:value-type="float" office:value="2.046748">
            <text:p>2,046748</text:p>
          </table:table-cell>
          <table:table-cell office:value-type="float" office:value="2053985">
            <text:p>2053985</text:p>
          </table:table-cell>
          <table:table-cell office:value-type="float" office:value="2.053985">
            <text:p>2,053985</text:p>
          </table:table-cell>
          <table:table-cell office:value-type="float" office:value="2055259">
            <text:p>2055259</text:p>
          </table:table-cell>
          <table:table-cell office:value-type="float" office:value="2.055259">
            <text:p>2,055259</text:p>
          </table:table-cell>
          <table:table-cell/>
          <table:table-cell table:formula="of:=([.E221]+[.G221]+[.I221]+[.K221])/4" office:value-type="float" office:value="2051126.25">
            <text:p>2051126,25</text:p>
          </table:table-cell>
          <table:table-cell table:formula="of:=([.F221]+[.H221]+[.J221]+[.L221])/4" office:value-type="float" office:value="2.05112625">
            <text:p>2,05112625</text:p>
          </table:table-cell>
          <table:table-cell table:number-columns-repeated="2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074923">
            <text:p>2074923</text:p>
          </table:table-cell>
          <table:table-cell office:value-type="float" office:value="2.074923">
            <text:p>2,074923</text:p>
          </table:table-cell>
          <table:table-cell office:value-type="float" office:value="2078534">
            <text:p>2078534</text:p>
          </table:table-cell>
          <table:table-cell office:value-type="float" office:value="2.078534">
            <text:p>2,078534</text:p>
          </table:table-cell>
          <table:table-cell office:value-type="float" office:value="2075987">
            <text:p>2075987</text:p>
          </table:table-cell>
          <table:table-cell office:value-type="float" office:value="2.075987">
            <text:p>2,075987</text:p>
          </table:table-cell>
          <table:table-cell office:value-type="float" office:value="2080115">
            <text:p>2080115</text:p>
          </table:table-cell>
          <table:table-cell office:value-type="float" office:value="2.080115">
            <text:p>2,080115</text:p>
          </table:table-cell>
          <table:table-cell/>
          <table:table-cell table:formula="of:=([.E222]+[.G222]+[.I222]+[.K222])/4" office:value-type="float" office:value="2077389.75">
            <text:p>2077389,75</text:p>
          </table:table-cell>
          <table:table-cell table:formula="of:=([.F222]+[.H222]+[.J222]+[.L222])/4" office:value-type="float" office:value="2.07738975">
            <text:p>2,07738975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102025">
            <text:p>2102025</text:p>
          </table:table-cell>
          <table:table-cell office:value-type="float" office:value="2.102025">
            <text:p>2,102025</text:p>
          </table:table-cell>
          <table:table-cell office:value-type="float" office:value="2100523">
            <text:p>2100523</text:p>
          </table:table-cell>
          <table:table-cell office:value-type="float" office:value="2.100523">
            <text:p>2,100523</text:p>
          </table:table-cell>
          <table:table-cell office:value-type="float" office:value="2099066">
            <text:p>2099066</text:p>
          </table:table-cell>
          <table:table-cell office:value-type="float" office:value="2.099066">
            <text:p>2,099066</text:p>
          </table:table-cell>
          <table:table-cell office:value-type="float" office:value="2103052">
            <text:p>2103052</text:p>
          </table:table-cell>
          <table:table-cell office:value-type="float" office:value="2.103052">
            <text:p>2,103052</text:p>
          </table:table-cell>
          <table:table-cell/>
          <table:table-cell table:formula="of:=([.E223]+[.G223]+[.I223]+[.K223])/4" office:value-type="float" office:value="2101166.5">
            <text:p>2101166,5</text:p>
          </table:table-cell>
          <table:table-cell table:formula="of:=([.F223]+[.H223]+[.J223]+[.L223])/4" office:value-type="float" office:value="2.1011665">
            <text:p>2,1011665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125298">
            <text:p>2125298</text:p>
          </table:table-cell>
          <table:table-cell office:value-type="float" office:value="2.125298">
            <text:p>2,125298</text:p>
          </table:table-cell>
          <table:table-cell office:value-type="float" office:value="2127069">
            <text:p>2127069</text:p>
          </table:table-cell>
          <table:table-cell office:value-type="float" office:value="2.127069">
            <text:p>2,127069</text:p>
          </table:table-cell>
          <table:table-cell office:value-type="float" office:value="2124293">
            <text:p>2124293</text:p>
          </table:table-cell>
          <table:table-cell office:value-type="float" office:value="2.124293">
            <text:p>2,124293</text:p>
          </table:table-cell>
          <table:table-cell office:value-type="float" office:value="2131213">
            <text:p>2131213</text:p>
          </table:table-cell>
          <table:table-cell office:value-type="float" office:value="2.131213">
            <text:p>2,131213</text:p>
          </table:table-cell>
          <table:table-cell/>
          <table:table-cell table:formula="of:=([.E224]+[.G224]+[.I224]+[.K224])/4" office:value-type="float" office:value="2126968.25">
            <text:p>2126968,25</text:p>
          </table:table-cell>
          <table:table-cell table:formula="of:=([.F224]+[.H224]+[.J224]+[.L224])/4" office:value-type="float" office:value="2.12696825">
            <text:p>2,12696825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153826">
            <text:p>2153826</text:p>
          </table:table-cell>
          <table:table-cell office:value-type="float" office:value="2.153826">
            <text:p>2,153826</text:p>
          </table:table-cell>
          <table:table-cell office:value-type="float" office:value="2154917">
            <text:p>2154917</text:p>
          </table:table-cell>
          <table:table-cell office:value-type="float" office:value="2.154917">
            <text:p>2,154917</text:p>
          </table:table-cell>
          <table:table-cell office:value-type="float" office:value="2155604">
            <text:p>2155604</text:p>
          </table:table-cell>
          <table:table-cell office:value-type="float" office:value="2.155604">
            <text:p>2,155604</text:p>
          </table:table-cell>
          <table:table-cell office:value-type="float" office:value="2146589">
            <text:p>2146589</text:p>
          </table:table-cell>
          <table:table-cell office:value-type="float" office:value="2.146589">
            <text:p>2,146589</text:p>
          </table:table-cell>
          <table:table-cell/>
          <table:table-cell table:formula="of:=([.E225]+[.G225]+[.I225]+[.K225])/4" office:value-type="float" office:value="2152734">
            <text:p>2152734</text:p>
          </table:table-cell>
          <table:table-cell table:formula="of:=([.F225]+[.H225]+[.J225]+[.L225])/4" office:value-type="float" office:value="2.152734">
            <text:p>2,152734</text:p>
          </table:table-cell>
          <table:table-cell table:number-columns-repeated="2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174855">
            <text:p>2174855</text:p>
          </table:table-cell>
          <table:table-cell office:value-type="float" office:value="2.174855">
            <text:p>2,174855</text:p>
          </table:table-cell>
          <table:table-cell office:value-type="float" office:value="2176601">
            <text:p>2176601</text:p>
          </table:table-cell>
          <table:table-cell office:value-type="float" office:value="2.176601">
            <text:p>2,176601</text:p>
          </table:table-cell>
          <table:table-cell office:value-type="float" office:value="2176235">
            <text:p>2176235</text:p>
          </table:table-cell>
          <table:table-cell office:value-type="float" office:value="2.176235">
            <text:p>2,176235</text:p>
          </table:table-cell>
          <table:table-cell office:value-type="float" office:value="2177346">
            <text:p>2177346</text:p>
          </table:table-cell>
          <table:table-cell office:value-type="float" office:value="2.177346">
            <text:p>2,177346</text:p>
          </table:table-cell>
          <table:table-cell/>
          <table:table-cell table:formula="of:=([.E226]+[.G226]+[.I226]+[.K226])/4" office:value-type="float" office:value="2176259.25">
            <text:p>2176259,25</text:p>
          </table:table-cell>
          <table:table-cell table:formula="of:=([.F226]+[.H226]+[.J226]+[.L226])/4" office:value-type="float" office:value="2.17625925">
            <text:p>2,17625925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200168">
            <text:p>2200168</text:p>
          </table:table-cell>
          <table:table-cell office:value-type="float" office:value="2.200168">
            <text:p>2,200168</text:p>
          </table:table-cell>
          <table:table-cell office:value-type="float" office:value="2206512">
            <text:p>2206512</text:p>
          </table:table-cell>
          <table:table-cell office:value-type="float" office:value="2.206512">
            <text:p>2,206512</text:p>
          </table:table-cell>
          <table:table-cell office:value-type="float" office:value="2201251">
            <text:p>2201251</text:p>
          </table:table-cell>
          <table:table-cell office:value-type="float" office:value="2.201251">
            <text:p>2,201251</text:p>
          </table:table-cell>
          <table:table-cell office:value-type="float" office:value="2201270">
            <text:p>2201270</text:p>
          </table:table-cell>
          <table:table-cell office:value-type="float" office:value="2.20127">
            <text:p>2,20127</text:p>
          </table:table-cell>
          <table:table-cell/>
          <table:table-cell table:formula="of:=([.E227]+[.G227]+[.I227]+[.K227])/4" office:value-type="float" office:value="2202300.25">
            <text:p>2202300,25</text:p>
          </table:table-cell>
          <table:table-cell table:formula="of:=([.F227]+[.H227]+[.J227]+[.L227])/4" office:value-type="float" office:value="2.20230025">
            <text:p>2,20230025</text:p>
          </table:table-cell>
          <table:table-cell table:number-columns-repeated="2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229531">
            <text:p>2229531</text:p>
          </table:table-cell>
          <table:table-cell office:value-type="float" office:value="2.229531">
            <text:p>2,229531</text:p>
          </table:table-cell>
          <table:table-cell office:value-type="float" office:value="2235077">
            <text:p>2235077</text:p>
          </table:table-cell>
          <table:table-cell office:value-type="float" office:value="2.235077">
            <text:p>2,235077</text:p>
          </table:table-cell>
          <table:table-cell office:value-type="float" office:value="2230705">
            <text:p>2230705</text:p>
          </table:table-cell>
          <table:table-cell office:value-type="float" office:value="2.230705">
            <text:p>2,230705</text:p>
          </table:table-cell>
          <table:table-cell office:value-type="float" office:value="2235070">
            <text:p>2235070</text:p>
          </table:table-cell>
          <table:table-cell office:value-type="float" office:value="2.23507">
            <text:p>2,23507</text:p>
          </table:table-cell>
          <table:table-cell/>
          <table:table-cell table:formula="of:=([.E228]+[.G228]+[.I228]+[.K228])/4" office:value-type="float" office:value="2232595.75">
            <text:p>2232595,75</text:p>
          </table:table-cell>
          <table:table-cell table:formula="of:=([.F228]+[.H228]+[.J228]+[.L228])/4" office:value-type="float" office:value="2.23259575">
            <text:p>2,23259575</text:p>
          </table:table-cell>
          <table:table-cell table:number-columns-repeated="2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259554">
            <text:p>2259554</text:p>
          </table:table-cell>
          <table:table-cell office:value-type="float" office:value="2.259554">
            <text:p>2,259554</text:p>
          </table:table-cell>
          <table:table-cell office:value-type="float" office:value="2265227">
            <text:p>2265227</text:p>
          </table:table-cell>
          <table:table-cell office:value-type="float" office:value="2.265227">
            <text:p>2,265227</text:p>
          </table:table-cell>
          <table:table-cell office:value-type="float" office:value="2263905">
            <text:p>2263905</text:p>
          </table:table-cell>
          <table:table-cell office:value-type="float" office:value="2.263905">
            <text:p>2,263905</text:p>
          </table:table-cell>
          <table:table-cell office:value-type="float" office:value="2261106">
            <text:p>2261106</text:p>
          </table:table-cell>
          <table:table-cell office:value-type="float" office:value="2.261106">
            <text:p>2,261106</text:p>
          </table:table-cell>
          <table:table-cell/>
          <table:table-cell table:formula="of:=([.E229]+[.G229]+[.I229]+[.K229])/4" office:value-type="float" office:value="2262448">
            <text:p>2262448</text:p>
          </table:table-cell>
          <table:table-cell table:formula="of:=([.F229]+[.H229]+[.J229]+[.L229])/4" office:value-type="float" office:value="2.262448">
            <text:p>2,262448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290853">
            <text:p>2290853</text:p>
          </table:table-cell>
          <table:table-cell office:value-type="float" office:value="2.290853">
            <text:p>2,290853</text:p>
          </table:table-cell>
          <table:table-cell office:value-type="float" office:value="2296179">
            <text:p>2296179</text:p>
          </table:table-cell>
          <table:table-cell office:value-type="float" office:value="2.296179">
            <text:p>2,296179</text:p>
          </table:table-cell>
          <table:table-cell office:value-type="float" office:value="2300386">
            <text:p>2300386</text:p>
          </table:table-cell>
          <table:table-cell office:value-type="float" office:value="2.300386">
            <text:p>2,300386</text:p>
          </table:table-cell>
          <table:table-cell office:value-type="float" office:value="2295907">
            <text:p>2295907</text:p>
          </table:table-cell>
          <table:table-cell office:value-type="float" office:value="2.295907">
            <text:p>2,295907</text:p>
          </table:table-cell>
          <table:table-cell/>
          <table:table-cell table:formula="of:=([.E230]+[.G230]+[.I230]+[.K230])/4" office:value-type="float" office:value="2295831.25">
            <text:p>2295831,25</text:p>
          </table:table-cell>
          <table:table-cell table:formula="of:=([.F230]+[.H230]+[.J230]+[.L230])/4" office:value-type="float" office:value="2.29583125">
            <text:p>2,29583125</text:p>
          </table:table-cell>
          <table:table-cell table:number-columns-repeated="2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322288">
            <text:p>2322288</text:p>
          </table:table-cell>
          <table:table-cell office:value-type="float" office:value="2.322288">
            <text:p>2,322288</text:p>
          </table:table-cell>
          <table:table-cell office:value-type="float" office:value="2321864">
            <text:p>2321864</text:p>
          </table:table-cell>
          <table:table-cell office:value-type="float" office:value="2.321864">
            <text:p>2,321864</text:p>
          </table:table-cell>
          <table:table-cell office:value-type="float" office:value="2319730">
            <text:p>2319730</text:p>
          </table:table-cell>
          <table:table-cell office:value-type="float" office:value="2.31973">
            <text:p>2,31973</text:p>
          </table:table-cell>
          <table:table-cell office:value-type="float" office:value="2323302">
            <text:p>2323302</text:p>
          </table:table-cell>
          <table:table-cell office:value-type="float" office:value="2.323302">
            <text:p>2,323302</text:p>
          </table:table-cell>
          <table:table-cell/>
          <table:table-cell table:formula="of:=([.E231]+[.G231]+[.I231]+[.K231])/4" office:value-type="float" office:value="2321796">
            <text:p>2321796</text:p>
          </table:table-cell>
          <table:table-cell table:formula="of:=([.F231]+[.H231]+[.J231]+[.L231])/4" office:value-type="float" office:value="2.321796">
            <text:p>2,321796</text:p>
          </table:table-cell>
          <table:table-cell table:number-columns-repeated="2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350068">
            <text:p>2350068</text:p>
          </table:table-cell>
          <table:table-cell office:value-type="float" office:value="2.350068">
            <text:p>2,350068</text:p>
          </table:table-cell>
          <table:table-cell office:value-type="float" office:value="2354118">
            <text:p>2354118</text:p>
          </table:table-cell>
          <table:table-cell office:value-type="float" office:value="2.354118">
            <text:p>2,354118</text:p>
          </table:table-cell>
          <table:table-cell office:value-type="float" office:value="2355195">
            <text:p>2355195</text:p>
          </table:table-cell>
          <table:table-cell office:value-type="float" office:value="2.355195">
            <text:p>2,355195</text:p>
          </table:table-cell>
          <table:table-cell office:value-type="float" office:value="2355482">
            <text:p>2355482</text:p>
          </table:table-cell>
          <table:table-cell office:value-type="float" office:value="2.355482">
            <text:p>2,355482</text:p>
          </table:table-cell>
          <table:table-cell/>
          <table:table-cell table:formula="of:=([.E232]+[.G232]+[.I232]+[.K232])/4" office:value-type="float" office:value="2353715.75">
            <text:p>2353715,75</text:p>
          </table:table-cell>
          <table:table-cell table:formula="of:=([.F232]+[.H232]+[.J232]+[.L232])/4" office:value-type="float" office:value="2.35371575">
            <text:p>2,35371575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395006">
            <text:p>2395006</text:p>
          </table:table-cell>
          <table:table-cell office:value-type="float" office:value="2.395006">
            <text:p>2,395006</text:p>
          </table:table-cell>
          <table:table-cell office:value-type="float" office:value="2396284">
            <text:p>2396284</text:p>
          </table:table-cell>
          <table:table-cell office:value-type="float" office:value="2.396284">
            <text:p>2,396284</text:p>
          </table:table-cell>
          <table:table-cell office:value-type="float" office:value="2396349">
            <text:p>2396349</text:p>
          </table:table-cell>
          <table:table-cell office:value-type="float" office:value="2.396349">
            <text:p>2,396349</text:p>
          </table:table-cell>
          <table:table-cell office:value-type="float" office:value="2394667">
            <text:p>2394667</text:p>
          </table:table-cell>
          <table:table-cell office:value-type="float" office:value="2.394667">
            <text:p>2,394667</text:p>
          </table:table-cell>
          <table:table-cell/>
          <table:table-cell table:formula="of:=([.E233]+[.G233]+[.I233]+[.K233])/4" office:value-type="float" office:value="2395576.5">
            <text:p>2395576,5</text:p>
          </table:table-cell>
          <table:table-cell table:formula="of:=([.F233]+[.H233]+[.J233]+[.L233])/4" office:value-type="float" office:value="2.3955765">
            <text:p>2,3955765</text:p>
          </table:table-cell>
          <table:table-cell table:number-columns-repeated="2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423449">
            <text:p>2423449</text:p>
          </table:table-cell>
          <table:table-cell office:value-type="float" office:value="2.423449">
            <text:p>2,423449</text:p>
          </table:table-cell>
          <table:table-cell office:value-type="float" office:value="2425091">
            <text:p>2425091</text:p>
          </table:table-cell>
          <table:table-cell office:value-type="float" office:value="2.425091">
            <text:p>2,425091</text:p>
          </table:table-cell>
          <table:table-cell office:value-type="float" office:value="2422247">
            <text:p>2422247</text:p>
          </table:table-cell>
          <table:table-cell office:value-type="float" office:value="2.422247">
            <text:p>2,422247</text:p>
          </table:table-cell>
          <table:table-cell office:value-type="float" office:value="2418362">
            <text:p>2418362</text:p>
          </table:table-cell>
          <table:table-cell office:value-type="float" office:value="2.418362">
            <text:p>2,418362</text:p>
          </table:table-cell>
          <table:table-cell/>
          <table:table-cell table:formula="of:=([.E234]+[.G234]+[.I234]+[.K234])/4" office:value-type="float" office:value="2422287.25">
            <text:p>2422287,25</text:p>
          </table:table-cell>
          <table:table-cell table:formula="of:=([.F234]+[.H234]+[.J234]+[.L234])/4" office:value-type="float" office:value="2.42228725">
            <text:p>2,42228725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461650">
            <text:p>2461650</text:p>
          </table:table-cell>
          <table:table-cell office:value-type="float" office:value="2.46165">
            <text:p>2,46165</text:p>
          </table:table-cell>
          <table:table-cell office:value-type="float" office:value="2463120">
            <text:p>2463120</text:p>
          </table:table-cell>
          <table:table-cell office:value-type="float" office:value="2.46312">
            <text:p>2,46312</text:p>
          </table:table-cell>
          <table:table-cell office:value-type="float" office:value="2461761">
            <text:p>2461761</text:p>
          </table:table-cell>
          <table:table-cell office:value-type="float" office:value="2.461761">
            <text:p>2,461761</text:p>
          </table:table-cell>
          <table:table-cell office:value-type="float" office:value="2463290">
            <text:p>2463290</text:p>
          </table:table-cell>
          <table:table-cell office:value-type="float" office:value="2.46329">
            <text:p>2,46329</text:p>
          </table:table-cell>
          <table:table-cell/>
          <table:table-cell table:formula="of:=([.E235]+[.G235]+[.I235]+[.K235])/4" office:value-type="float" office:value="2462455.25">
            <text:p>2462455,25</text:p>
          </table:table-cell>
          <table:table-cell table:formula="of:=([.F235]+[.H235]+[.J235]+[.L235])/4" office:value-type="float" office:value="2.46245525">
            <text:p>2,46245525</text:p>
          </table:table-cell>
          <table:table-cell table:number-columns-repeated="2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491736">
            <text:p>2491736</text:p>
          </table:table-cell>
          <table:table-cell office:value-type="float" office:value="2.491736">
            <text:p>2,491736</text:p>
          </table:table-cell>
          <table:table-cell office:value-type="float" office:value="2494165">
            <text:p>2494165</text:p>
          </table:table-cell>
          <table:table-cell office:value-type="float" office:value="2.494165">
            <text:p>2,494165</text:p>
          </table:table-cell>
          <table:table-cell office:value-type="float" office:value="2491092">
            <text:p>2491092</text:p>
          </table:table-cell>
          <table:table-cell office:value-type="float" office:value="2.491092">
            <text:p>2,491092</text:p>
          </table:table-cell>
          <table:table-cell office:value-type="float" office:value="2492806">
            <text:p>2492806</text:p>
          </table:table-cell>
          <table:table-cell office:value-type="float" office:value="2.492806">
            <text:p>2,492806</text:p>
          </table:table-cell>
          <table:table-cell/>
          <table:table-cell table:formula="of:=([.E236]+[.G236]+[.I236]+[.K236])/4" office:value-type="float" office:value="2492449.75">
            <text:p>2492449,75</text:p>
          </table:table-cell>
          <table:table-cell table:formula="of:=([.F236]+[.H236]+[.J236]+[.L236])/4" office:value-type="float" office:value="2.49244975">
            <text:p>2,49244975</text:p>
          </table:table-cell>
          <table:table-cell table:number-columns-repeated="2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518146">
            <text:p>2518146</text:p>
          </table:table-cell>
          <table:table-cell office:value-type="float" office:value="2.518146">
            <text:p>2,518146</text:p>
          </table:table-cell>
          <table:table-cell office:value-type="float" office:value="2523486">
            <text:p>2523486</text:p>
          </table:table-cell>
          <table:table-cell office:value-type="float" office:value="2.523486">
            <text:p>2,523486</text:p>
          </table:table-cell>
          <table:table-cell office:value-type="float" office:value="2523750">
            <text:p>2523750</text:p>
          </table:table-cell>
          <table:table-cell office:value-type="float" office:value="2.52375">
            <text:p>2,52375</text:p>
          </table:table-cell>
          <table:table-cell office:value-type="float" office:value="2523516">
            <text:p>2523516</text:p>
          </table:table-cell>
          <table:table-cell office:value-type="float" office:value="2.523516">
            <text:p>2,523516</text:p>
          </table:table-cell>
          <table:table-cell/>
          <table:table-cell table:formula="of:=([.E237]+[.G237]+[.I237]+[.K237])/4" office:value-type="float" office:value="2522224.5">
            <text:p>2522224,5</text:p>
          </table:table-cell>
          <table:table-cell table:formula="of:=([.F237]+[.H237]+[.J237]+[.L237])/4" office:value-type="float" office:value="2.5222245">
            <text:p>2,5222245</text:p>
          </table:table-cell>
          <table:table-cell table:number-columns-repeated="2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553403">
            <text:p>2553403</text:p>
          </table:table-cell>
          <table:table-cell office:value-type="float" office:value="2.553403">
            <text:p>2,553403</text:p>
          </table:table-cell>
          <table:table-cell office:value-type="float" office:value="2558444">
            <text:p>2558444</text:p>
          </table:table-cell>
          <table:table-cell office:value-type="float" office:value="2.558444">
            <text:p>2,558444</text:p>
          </table:table-cell>
          <table:table-cell office:value-type="float" office:value="2555895">
            <text:p>2555895</text:p>
          </table:table-cell>
          <table:table-cell office:value-type="float" office:value="2.555895">
            <text:p>2,555895</text:p>
          </table:table-cell>
          <table:table-cell office:value-type="float" office:value="2560094">
            <text:p>2560094</text:p>
          </table:table-cell>
          <table:table-cell office:value-type="float" office:value="2.560094">
            <text:p>2,560094</text:p>
          </table:table-cell>
          <table:table-cell/>
          <table:table-cell table:formula="of:=([.E238]+[.G238]+[.I238]+[.K238])/4" office:value-type="float" office:value="2556959">
            <text:p>2556959</text:p>
          </table:table-cell>
          <table:table-cell table:formula="of:=([.F238]+[.H238]+[.J238]+[.L238])/4" office:value-type="float" office:value="2.556959">
            <text:p>2,556959</text:p>
          </table:table-cell>
          <table:table-cell table:number-columns-repeated="2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589349">
            <text:p>2589349</text:p>
          </table:table-cell>
          <table:table-cell office:value-type="float" office:value="2.589349">
            <text:p>2,589349</text:p>
          </table:table-cell>
          <table:table-cell office:value-type="float" office:value="2596041">
            <text:p>2596041</text:p>
          </table:table-cell>
          <table:table-cell office:value-type="float" office:value="2.596041">
            <text:p>2,596041</text:p>
          </table:table-cell>
          <table:table-cell office:value-type="float" office:value="2591981">
            <text:p>2591981</text:p>
          </table:table-cell>
          <table:table-cell office:value-type="float" office:value="2.591981">
            <text:p>2,591981</text:p>
          </table:table-cell>
          <table:table-cell office:value-type="float" office:value="2595001">
            <text:p>2595001</text:p>
          </table:table-cell>
          <table:table-cell office:value-type="float" office:value="2.595001">
            <text:p>2,595001</text:p>
          </table:table-cell>
          <table:table-cell/>
          <table:table-cell table:formula="of:=([.E239]+[.G239]+[.I239]+[.K239])/4" office:value-type="float" office:value="2593093">
            <text:p>2593093</text:p>
          </table:table-cell>
          <table:table-cell table:formula="of:=([.F239]+[.H239]+[.J239]+[.L239])/4" office:value-type="float" office:value="2.593093">
            <text:p>2,593093</text:p>
          </table:table-cell>
          <table:table-cell table:number-columns-repeated="2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30250">
            <text:p>2630250</text:p>
          </table:table-cell>
          <table:table-cell office:value-type="float" office:value="2.63025">
            <text:p>2,63025</text:p>
          </table:table-cell>
          <table:table-cell office:value-type="float" office:value="2632643">
            <text:p>2632643</text:p>
          </table:table-cell>
          <table:table-cell office:value-type="float" office:value="2.632643">
            <text:p>2,632643</text:p>
          </table:table-cell>
          <table:table-cell office:value-type="float" office:value="2631692">
            <text:p>2631692</text:p>
          </table:table-cell>
          <table:table-cell office:value-type="float" office:value="2.631692">
            <text:p>2,631692</text:p>
          </table:table-cell>
          <table:table-cell office:value-type="float" office:value="2631639">
            <text:p>2631639</text:p>
          </table:table-cell>
          <table:table-cell office:value-type="float" office:value="2.631639">
            <text:p>2,631639</text:p>
          </table:table-cell>
          <table:table-cell/>
          <table:table-cell table:formula="of:=([.E240]+[.G240]+[.I240]+[.K240])/4" office:value-type="float" office:value="2631556">
            <text:p>2631556</text:p>
          </table:table-cell>
          <table:table-cell table:formula="of:=([.F240]+[.H240]+[.J240]+[.L240])/4" office:value-type="float" office:value="2.631556">
            <text:p>2,631556</text:p>
          </table:table-cell>
          <table:table-cell table:number-columns-repeated="2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67403">
            <text:p>2667403</text:p>
          </table:table-cell>
          <table:table-cell office:value-type="float" office:value="2.667403">
            <text:p>2,667403</text:p>
          </table:table-cell>
          <table:table-cell office:value-type="float" office:value="2664485">
            <text:p>2664485</text:p>
          </table:table-cell>
          <table:table-cell office:value-type="float" office:value="2.664485">
            <text:p>2,664485</text:p>
          </table:table-cell>
          <table:table-cell office:value-type="float" office:value="2668662">
            <text:p>2668662</text:p>
          </table:table-cell>
          <table:table-cell office:value-type="float" office:value="2.668662">
            <text:p>2,668662</text:p>
          </table:table-cell>
          <table:table-cell office:value-type="float" office:value="2669625">
            <text:p>2669625</text:p>
          </table:table-cell>
          <table:table-cell office:value-type="float" office:value="2.669625">
            <text:p>2,669625</text:p>
          </table:table-cell>
          <table:table-cell/>
          <table:table-cell table:formula="of:=([.E241]+[.G241]+[.I241]+[.K241])/4" office:value-type="float" office:value="2667543.75">
            <text:p>2667543,75</text:p>
          </table:table-cell>
          <table:table-cell table:formula="of:=([.F241]+[.H241]+[.J241]+[.L241])/4" office:value-type="float" office:value="2.66754375">
            <text:p>2,66754375</text:p>
          </table:table-cell>
          <table:table-cell table:number-columns-repeated="2"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705182">
            <text:p>2705182</text:p>
          </table:table-cell>
          <table:table-cell office:value-type="float" office:value="2.705182">
            <text:p>2,705182</text:p>
          </table:table-cell>
          <table:table-cell office:value-type="float" office:value="2706539">
            <text:p>2706539</text:p>
          </table:table-cell>
          <table:table-cell office:value-type="float" office:value="2.706539">
            <text:p>2,706539</text:p>
          </table:table-cell>
          <table:table-cell office:value-type="float" office:value="2704812">
            <text:p>2704812</text:p>
          </table:table-cell>
          <table:table-cell office:value-type="float" office:value="2.704812">
            <text:p>2,704812</text:p>
          </table:table-cell>
          <table:table-cell office:value-type="float" office:value="2701898">
            <text:p>2701898</text:p>
          </table:table-cell>
          <table:table-cell office:value-type="float" office:value="2.701898">
            <text:p>2,701898</text:p>
          </table:table-cell>
          <table:table-cell/>
          <table:table-cell table:formula="of:=([.E242]+[.G242]+[.I242]+[.K242])/4" office:value-type="float" office:value="2704607.75">
            <text:p>2704607,75</text:p>
          </table:table-cell>
          <table:table-cell table:formula="of:=([.F242]+[.H242]+[.J242]+[.L242])/4" office:value-type="float" office:value="2.70460775">
            <text:p>2,70460775</text:p>
          </table:table-cell>
          <table:table-cell table:number-columns-repeated="2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738696">
            <text:p>2738696</text:p>
          </table:table-cell>
          <table:table-cell office:value-type="float" office:value="2.738696">
            <text:p>2,738696</text:p>
          </table:table-cell>
          <table:table-cell office:value-type="float" office:value="2741467">
            <text:p>2741467</text:p>
          </table:table-cell>
          <table:table-cell office:value-type="float" office:value="2.741467">
            <text:p>2,741467</text:p>
          </table:table-cell>
          <table:table-cell office:value-type="float" office:value="2739721">
            <text:p>2739721</text:p>
          </table:table-cell>
          <table:table-cell office:value-type="float" office:value="2.739721">
            <text:p>2,739721</text:p>
          </table:table-cell>
          <table:table-cell office:value-type="float" office:value="2739979">
            <text:p>2739979</text:p>
          </table:table-cell>
          <table:table-cell office:value-type="float" office:value="2.739979">
            <text:p>2,739979</text:p>
          </table:table-cell>
          <table:table-cell/>
          <table:table-cell table:formula="of:=([.E243]+[.G243]+[.I243]+[.K243])/4" office:value-type="float" office:value="2739965.75">
            <text:p>2739965,75</text:p>
          </table:table-cell>
          <table:table-cell table:formula="of:=([.F243]+[.H243]+[.J243]+[.L243])/4" office:value-type="float" office:value="2.73996575">
            <text:p>2,73996575</text:p>
          </table:table-cell>
          <table:table-cell table:number-columns-repeated="2"/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783327">
            <text:p>2783327</text:p>
          </table:table-cell>
          <table:table-cell office:value-type="float" office:value="2.783327">
            <text:p>2,783327</text:p>
          </table:table-cell>
          <table:table-cell office:value-type="float" office:value="2793122">
            <text:p>2793122</text:p>
          </table:table-cell>
          <table:table-cell office:value-type="float" office:value="2.793122">
            <text:p>2,793122</text:p>
          </table:table-cell>
          <table:table-cell office:value-type="float" office:value="2792840">
            <text:p>2792840</text:p>
          </table:table-cell>
          <table:table-cell office:value-type="float" office:value="2.79284">
            <text:p>2,79284</text:p>
          </table:table-cell>
          <table:table-cell office:value-type="float" office:value="2789943">
            <text:p>2789943</text:p>
          </table:table-cell>
          <table:table-cell office:value-type="float" office:value="2.789943">
            <text:p>2,789943</text:p>
          </table:table-cell>
          <table:table-cell/>
          <table:table-cell table:formula="of:=([.E244]+[.G244]+[.I244]+[.K244])/4" office:value-type="float" office:value="2789808">
            <text:p>2789808</text:p>
          </table:table-cell>
          <table:table-cell table:formula="of:=([.F244]+[.H244]+[.J244]+[.L244])/4" office:value-type="float" office:value="2.789808">
            <text:p>2,789808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816297">
            <text:p>2816297</text:p>
          </table:table-cell>
          <table:table-cell office:value-type="float" office:value="2.816297">
            <text:p>2,816297</text:p>
          </table:table-cell>
          <table:table-cell office:value-type="float" office:value="2805353">
            <text:p>2805353</text:p>
          </table:table-cell>
          <table:table-cell office:value-type="float" office:value="2.805353">
            <text:p>2,805353</text:p>
          </table:table-cell>
          <table:table-cell office:value-type="float" office:value="2811146">
            <text:p>2811146</text:p>
          </table:table-cell>
          <table:table-cell office:value-type="float" office:value="2.811146">
            <text:p>2,811146</text:p>
          </table:table-cell>
          <table:table-cell office:value-type="float" office:value="2813214">
            <text:p>2813214</text:p>
          </table:table-cell>
          <table:table-cell office:value-type="float" office:value="2.813214">
            <text:p>2,813214</text:p>
          </table:table-cell>
          <table:table-cell/>
          <table:table-cell table:formula="of:=([.E245]+[.G245]+[.I245]+[.K245])/4" office:value-type="float" office:value="2811502.5">
            <text:p>2811502,5</text:p>
          </table:table-cell>
          <table:table-cell table:formula="of:=([.F245]+[.H245]+[.J245]+[.L245])/4" office:value-type="float" office:value="2.8115025">
            <text:p>2,8115025</text:p>
          </table:table-cell>
          <table:table-cell table:number-columns-repeated="2"/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839293">
            <text:p>2839293</text:p>
          </table:table-cell>
          <table:table-cell office:value-type="float" office:value="2.839293">
            <text:p>2,839293</text:p>
          </table:table-cell>
          <table:table-cell office:value-type="float" office:value="2849841">
            <text:p>2849841</text:p>
          </table:table-cell>
          <table:table-cell office:value-type="float" office:value="2.849841">
            <text:p>2,849841</text:p>
          </table:table-cell>
          <table:table-cell office:value-type="float" office:value="2848753">
            <text:p>2848753</text:p>
          </table:table-cell>
          <table:table-cell office:value-type="float" office:value="2.848753">
            <text:p>2,848753</text:p>
          </table:table-cell>
          <table:table-cell office:value-type="float" office:value="2840557">
            <text:p>2840557</text:p>
          </table:table-cell>
          <table:table-cell office:value-type="float" office:value="2.840557">
            <text:p>2,840557</text:p>
          </table:table-cell>
          <table:table-cell/>
          <table:table-cell table:formula="of:=([.E246]+[.G246]+[.I246]+[.K246])/4" office:value-type="float" office:value="2844611">
            <text:p>2844611</text:p>
          </table:table-cell>
          <table:table-cell table:formula="of:=([.F246]+[.H246]+[.J246]+[.L246])/4" office:value-type="float" office:value="2.844611">
            <text:p>2,844611</text:p>
          </table:table-cell>
          <table:table-cell table:number-columns-repeated="2"/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883420">
            <text:p>2883420</text:p>
          </table:table-cell>
          <table:table-cell office:value-type="float" office:value="2.88342">
            <text:p>2,88342</text:p>
          </table:table-cell>
          <table:table-cell office:value-type="float" office:value="2884168">
            <text:p>2884168</text:p>
          </table:table-cell>
          <table:table-cell office:value-type="float" office:value="2.884168">
            <text:p>2,884168</text:p>
          </table:table-cell>
          <table:table-cell office:value-type="float" office:value="2881404">
            <text:p>2881404</text:p>
          </table:table-cell>
          <table:table-cell office:value-type="float" office:value="2.881404">
            <text:p>2,881404</text:p>
          </table:table-cell>
          <table:table-cell office:value-type="float" office:value="2885824">
            <text:p>2885824</text:p>
          </table:table-cell>
          <table:table-cell office:value-type="float" office:value="2.885824">
            <text:p>2,885824</text:p>
          </table:table-cell>
          <table:table-cell/>
          <table:table-cell table:formula="of:=([.E247]+[.G247]+[.I247]+[.K247])/4" office:value-type="float" office:value="2883704">
            <text:p>2883704</text:p>
          </table:table-cell>
          <table:table-cell table:formula="of:=([.F247]+[.H247]+[.J247]+[.L247])/4" office:value-type="float" office:value="2.883704">
            <text:p>2,883704</text:p>
          </table:table-cell>
          <table:table-cell table:number-columns-repeated="2"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919947">
            <text:p>2919947</text:p>
          </table:table-cell>
          <table:table-cell office:value-type="float" office:value="2.919947">
            <text:p>2,919947</text:p>
          </table:table-cell>
          <table:table-cell office:value-type="float" office:value="2926823">
            <text:p>2926823</text:p>
          </table:table-cell>
          <table:table-cell office:value-type="float" office:value="2.926823">
            <text:p>2,926823</text:p>
          </table:table-cell>
          <table:table-cell office:value-type="float" office:value="2924264">
            <text:p>2924264</text:p>
          </table:table-cell>
          <table:table-cell office:value-type="float" office:value="2.924264">
            <text:p>2,924264</text:p>
          </table:table-cell>
          <table:table-cell office:value-type="float" office:value="2925764">
            <text:p>2925764</text:p>
          </table:table-cell>
          <table:table-cell office:value-type="float" office:value="2.925764">
            <text:p>2,925764</text:p>
          </table:table-cell>
          <table:table-cell/>
          <table:table-cell table:formula="of:=([.E248]+[.G248]+[.I248]+[.K248])/4" office:value-type="float" office:value="2924199.5">
            <text:p>2924199,5</text:p>
          </table:table-cell>
          <table:table-cell table:formula="of:=([.F248]+[.H248]+[.J248]+[.L248])/4" office:value-type="float" office:value="2.9241995">
            <text:p>2,9241995</text:p>
          </table:table-cell>
          <table:table-cell table:number-columns-repeated="2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955997">
            <text:p>2955997</text:p>
          </table:table-cell>
          <table:table-cell office:value-type="float" office:value="2.955997">
            <text:p>2,955997</text:p>
          </table:table-cell>
          <table:table-cell office:value-type="float" office:value="2957033">
            <text:p>2957033</text:p>
          </table:table-cell>
          <table:table-cell office:value-type="float" office:value="2.957033">
            <text:p>2,957033</text:p>
          </table:table-cell>
          <table:table-cell office:value-type="float" office:value="2952822">
            <text:p>2952822</text:p>
          </table:table-cell>
          <table:table-cell office:value-type="float" office:value="2.952822">
            <text:p>2,952822</text:p>
          </table:table-cell>
          <table:table-cell office:value-type="float" office:value="2958304">
            <text:p>2958304</text:p>
          </table:table-cell>
          <table:table-cell office:value-type="float" office:value="2.958304">
            <text:p>2,958304</text:p>
          </table:table-cell>
          <table:table-cell/>
          <table:table-cell table:formula="of:=([.E249]+[.G249]+[.I249]+[.K249])/4" office:value-type="float" office:value="2956039">
            <text:p>2956039</text:p>
          </table:table-cell>
          <table:table-cell table:formula="of:=([.F249]+[.H249]+[.J249]+[.L249])/4" office:value-type="float" office:value="2.956039">
            <text:p>2,956039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3">23.06.2014</text:date>, <text:time>14:35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23T14:35:18.97</dc:date>
    <dc:creator>Jochen Schwander</dc:creator>
    <meta:generator>OpenOffice/4.0.1$Win32 OpenOffice.org_project/401m5$Build-9714</meta:generator>
    <meta:editing-duration>PT10M16S</meta:editing-duration>
    <meta:editing-cycles>2</meta:editing-cycles>
    <meta:document-statistic meta:table-count="1" meta:cell-count="3491" meta:object-count="0"/>
  </office:meta>
</office:document-meta>
</file>